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settings.xml"/>
  <manifest:file-entry manifest:media-type="text/xml" manifest:full-path="Object 107/content.xml"/>
  <manifest:file-entry manifest:media-type="application/vnd.oasis.opendocument.formula" manifest:version="1.2" manifest:full-path="Object 107/"/>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4/setting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application/vnd.oasis.opendocument.formula" manifest:version="1.2" manifest:full-path="Object 4/"/>
  <manifest:file-entry manifest:media-type="text/xml" manifest:full-path="Object 75/settings.xml"/>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application/vnd.oasis.opendocument.formula" manifest:version="1.2" manifest:full-path="Object 75/"/>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ettings.xml"/>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3/content.xml"/>
  <manifest:file-entry manifest:media-type="text/xml" manifest:full-path="Object 3/settings.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14/content.xml"/>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 manifest:full-path="Object 89/Configurations2/accelerator/current.xml"/>
  <manifest:file-entry manifest:media-type="application/vnd.sun.xml.ui.configuration" manifest:full-path="Object 89/Configurations2/"/>
  <manifest:file-entry manifest:media-type="text/xml" manifest:full-path="Object 89/settings.xml"/>
  <manifest:file-entry manifest:media-type="text/xml" manifest:full-path="Object 89/content.xml"/>
  <manifest:file-entry manifest:media-type="application/vnd.oasis.opendocument.formula" manifest:version="1.2" manifest:full-path="Object 89/"/>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text/xml" manifest:full-path="Object 15/setting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application/vnd.oasis.opendocument.formula" manifest:version="1.2" manifest:full-path="Object 15/"/>
  <manifest:file-entry manifest:media-type="text/xml" manifest:full-path="Object 7/content.xml"/>
  <manifest:file-entry manifest:media-type="text/xml" manifest:full-path="Object 7/settings.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 manifest:full-path="Object 79/Configurations2/accelerator/current.xml"/>
  <manifest:file-entry manifest:media-type="application/vnd.sun.xml.ui.configuration" manifest:full-path="Object 79/Configurations2/"/>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46/Configurations2/accelerator/current.xml"/>
  <manifest:file-entry manifest:media-type="application/vnd.sun.xml.ui.configuration" manifest:full-path="Object 46/Configurations2/"/>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content.xml"/>
  <manifest:file-entry manifest:media-type="text/xml" manifest:full-path="Object 33/content.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12/settings.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application/vnd.oasis.opendocument.formula" manifest:version="1.2" manifest:full-path="Object 12/"/>
  <manifest:file-entry manifest:media-type="" manifest:full-path="Object 49/Configurations2/accelerator/current.xml"/>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 manifest:full-path="Object 85/Configurations2/accelerator/current.xml"/>
  <manifest:file-entry manifest:media-type="application/vnd.sun.xml.ui.configuration" manifest:full-path="Object 85/Configurations2/"/>
  <manifest:file-entry manifest:media-type="text/xml" manifest:full-path="Object 85/settings.xml"/>
  <manifest:file-entry manifest:media-type="text/xml" manifest:full-path="Object 85/content.xml"/>
  <manifest:file-entry manifest:media-type="application/vnd.oasis.opendocument.formula" manifest:version="1.2" manifest:full-path="Object 85/"/>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61/Configurations2/accelerator/current.xml"/>
  <manifest:file-entry manifest:media-type="application/vnd.sun.xml.ui.configuration" manifest:full-path="Object 61/Configurations2/"/>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13/content.xml"/>
  <manifest:file-entry manifest:media-type="text/xml" manifest:full-path="Object 13/settings.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86/settings.xml"/>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application/vnd.oasis.opendocument.formula" manifest:version="1.2" manifest:full-path="Object 86/"/>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72/settings.xml"/>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application/vnd.oasis.opendocument.formula" manifest:version="1.2" manifest:full-path="Object 72/"/>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34/settings.xml"/>
  <manifest:file-entry manifest:media-type="text/xml" manifest:full-path="Object 34/content.xml"/>
  <manifest:file-entry manifest:media-type="" manifest:full-path="Object 34/Configurations2/accelerator/current.xml"/>
  <manifest:file-entry manifest:media-type="application/vnd.sun.xml.ui.configuration" manifest:full-path="Object 34/Configurations2/"/>
  <manifest:file-entry manifest:media-type="application/vnd.oasis.opendocument.formula" manifest:version="1.2" manifest:full-path="Object 34/"/>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 manifest:full-path="Object 26/Configurations2/accelerator/current.xml"/>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28/settings.xml"/>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application/vnd.oasis.opendocument.formula" manifest:version="1.2" manifest:full-path="Object 28/"/>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64/settings.xml"/>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application/vnd.oasis.opendocument.formula" manifest:version="1.2" manifest:full-path="Object 64/"/>
  <manifest:file-entry manifest:media-type="text/xml" manifest:full-path="Object 95/content.xml"/>
  <manifest:file-entry manifest:media-type="" manifest:full-path="Object 95/Configurations2/accelerator/current.xml"/>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60/settings.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application/vnd.oasis.opendocument.formula" manifest:version="1.2" manifest:full-path="Object 60/"/>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40/settings.xml"/>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application/vnd.oasis.opendocument.formula" manifest:version="1.2" manifest:full-path="Object 40/"/>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 manifest:full-path="Object 44/Configurations2/accelerator/current.xml"/>
  <manifest:file-entry manifest:media-type="application/vnd.sun.xml.ui.configuration" manifest:full-path="Object 44/Configurations2/"/>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51/Configurations2/accelerator/current.xml"/>
  <manifest:file-entry manifest:media-type="application/vnd.sun.xml.ui.configuration" manifest:full-path="Object 51/Configurations2/"/>
  <manifest:file-entry manifest:media-type="text/xml" manifest:full-path="Object 51/settings.xml"/>
  <manifest:file-entry manifest:media-type="text/xml" manifest:full-path="Object 51/content.xml"/>
  <manifest:file-entry manifest:media-type="application/vnd.oasis.opendocument.formula" manifest:version="1.2" manifest:full-path="Object 51/"/>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8/settings.xml"/>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application/vnd.oasis.opendocument.formula" manifest:version="1.2" manifest:full-path="Object 48/"/>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53/Configurations2/accelerator/current.xml"/>
  <manifest:file-entry manifest:media-type="application/vnd.sun.xml.ui.configuration" manifest:full-path="Object 53/Configurations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8/Configurations2/accelerator/current.xml"/>
  <manifest:file-entry manifest:media-type="application/vnd.sun.xml.ui.configuration" manifest:full-path="Object 68/Configurations2/"/>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 manifest:full-path="Object 71/Configurations2/accelerator/current.xml"/>
  <manifest:file-entry manifest:media-type="application/vnd.sun.xml.ui.configuration" manifest:full-path="Object 71/Configurations2/"/>
  <manifest:file-entry manifest:media-type="text/xml" manifest:full-path="Object 71/settings.xml"/>
  <manifest:file-entry manifest:media-type="text/xml" manifest:full-path="Object 71/content.xml"/>
  <manifest:file-entry manifest:media-type="application/vnd.oasis.opendocument.formula" manifest:version="1.2" manifest:full-path="Object 71/"/>
  <manifest:file-entry manifest:media-type="text/xml" manifest:full-path="Object 77/settings.xml"/>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application/vnd.oasis.opendocument.formula" manifest:version="1.2" manifest:full-path="Object 77/"/>
  <manifest:file-entry manifest:media-type="" manifest:full-path="Object 35/Configurations2/accelerator/current.xml"/>
  <manifest:file-entry manifest:media-type="application/vnd.sun.xml.ui.configuration" manifest:full-path="Object 35/Configurations2/"/>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81/settings.xml"/>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application/vnd.oasis.opendocument.formula" manifest:version="1.2" manifest:full-path="Object 81/"/>
  <manifest:file-entry manifest:media-type="text/xml" manifest:full-path="Object 70/settings.xml"/>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application/vnd.oasis.opendocument.formula" manifest:version="1.2" manifest:full-path="Object 70/"/>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03/settings.xml"/>
  <manifest:file-entry manifest:media-type="text/xml" manifest:full-path="Object 103/content.xml"/>
  <manifest:file-entry manifest:media-type="" manifest:full-path="Object 103/Configurations2/accelerator/current.xml"/>
  <manifest:file-entry manifest:media-type="application/vnd.sun.xml.ui.configuration" manifest:full-path="Object 103/Configurations2/"/>
  <manifest:file-entry manifest:media-type="application/vnd.oasis.opendocument.formula" manifest:version="1.2" manifest:full-path="Object 10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02/settings.xml"/>
  <manifest:file-entry manifest:media-type="text/xml" manifest:full-path="Object 102/content.xml"/>
  <manifest:file-entry manifest:media-type="" manifest:full-path="Object 102/Configurations2/accelerator/current.xml"/>
  <manifest:file-entry manifest:media-type="application/vnd.sun.xml.ui.configuration" manifest:full-path="Object 102/Configurations2/"/>
  <manifest:file-entry manifest:media-type="application/vnd.oasis.opendocument.formula" manifest:version="1.2" manifest:full-path="Object 102/"/>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58/Configurations2/accelerator/current.xml"/>
  <manifest:file-entry manifest:media-type="application/vnd.sun.xml.ui.configuration" manifest:full-path="Object 58/Configurations2/"/>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settings.xml"/>
  <manifest:file-entry manifest:media-type="text/xml" manifest:full-path="Object 96/content.xml"/>
  <manifest:file-entry manifest:media-type="application/vnd.oasis.opendocument.formula" manifest:version="1.2" manifest:full-path="Object 96/"/>
  <manifest:file-entry manifest:media-type="text/xml" manifest:full-path="Object 57/settings.xml"/>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application/vnd.oasis.opendocument.formula" manifest:version="1.2" manifest:full-path="Object 5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93/settings.xml"/>
  <manifest:file-entry manifest:media-type="text/xml" manifest:full-path="Object 93/content.xml"/>
  <manifest:file-entry manifest:media-type="" manifest:full-path="Object 93/Configurations2/accelerator/current.xml"/>
  <manifest:file-entry manifest:media-type="application/vnd.sun.xml.ui.configuration" manifest:full-path="Object 93/Configurations2/"/>
  <manifest:file-entry manifest:media-type="application/vnd.oasis.opendocument.formula" manifest:version="1.2" manifest:full-path="Object 93/"/>
  <manifest:file-entry manifest:media-type="text/xml" manifest:full-path="Object 80/settings.xml"/>
  <manifest:file-entry manifest:media-type="text/xml" manifest:full-path="Object 80/content.xml"/>
  <manifest:file-entry manifest:media-type="" manifest:full-path="Object 80/Configurations2/accelerator/current.xml"/>
  <manifest:file-entry manifest:media-type="application/vnd.sun.xml.ui.configuration" manifest:full-path="Object 80/Configurations2/"/>
  <manifest:file-entry manifest:media-type="application/vnd.oasis.opendocument.formula" manifest:version="1.2" manifest:full-path="Object 80/"/>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50/content.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84/settings.xml"/>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application/vnd.oasis.opendocument.formula" manifest:version="1.2" manifest:full-path="Object 8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94/settings.xml"/>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application/vnd.oasis.opendocument.formula" manifest:version="1.2" manifest:full-path="Object 94/"/>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settings.xml"/>
  <manifest:file-entry manifest:media-type="text/xml" manifest:full-path="Object 106/content.xml"/>
  <manifest:file-entry manifest:media-type="application/vnd.oasis.opendocument.formula" manifest:version="1.2" manifest:full-path="Object 106/"/>
  <manifest:file-entry manifest:media-type="" manifest:full-path="Object 91/Configurations2/accelerator/current.xml"/>
  <manifest:file-entry manifest:media-type="application/vnd.sun.xml.ui.configuration" manifest:full-path="Object 91/Configurations2/"/>
  <manifest:file-entry manifest:media-type="text/xml" manifest:full-path="Object 91/settings.xml"/>
  <manifest:file-entry manifest:media-type="text/xml" manifest:full-path="Object 91/content.xml"/>
  <manifest:file-entry manifest:media-type="application/vnd.oasis.opendocument.formula" manifest:version="1.2" manifest:full-path="Object 91/"/>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2/settings.xml"/>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application/vnd.oasis.opendocument.formula" manifest:version="1.2" manifest:full-path="Object 92/"/>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settings.xml"/>
  <manifest:file-entry manifest:media-type="text/xml" manifest:full-path="Object 108/content.xml"/>
  <manifest:file-entry manifest:media-type="application/vnd.oasis.opendocument.formula" manifest:version="1.2" manifest:full-path="Object 108/"/>
  <manifest:file-entry manifest:media-type="text/xml" manifest:full-path="Object 109/settings.xml"/>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content.xml"/>
  <manifest:file-entry manifest:media-type="application/vnd.oasis.opendocument.formula" manifest:version="1.2" manifest:full-path="Object 109/"/>
  <manifest:file-entry manifest:media-type="text/xml" manifest:full-path="Object 83/settings.xml"/>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application/vnd.oasis.opendocument.formula" manifest:version="1.2" manifest:full-path="Object 83/"/>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settings.xml"/>
  <manifest:file-entry manifest:media-type="text/xml" manifest:full-path="Object 120/content.xml"/>
  <manifest:file-entry manifest:media-type="application/vnd.oasis.opendocument.formula" manifest:version="1.2" manifest:full-path="Object 120/"/>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11/settings.xml"/>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application/vnd.oasis.opendocument.formula" manifest:version="1.2" manifest:full-path="Object 111/"/>
  <manifest:file-entry manifest:media-type="text/xml" manifest:full-path="Object 63/content.xml"/>
  <manifest:file-entry manifest:media-type="" manifest:full-path="Object 63/Configurations2/accelerator/current.xml"/>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99/Configurations2/accelerator/current.xml"/>
  <manifest:file-entry manifest:media-type="application/vnd.sun.xml.ui.configuration" manifest:full-path="Object 99/Configurations2/"/>
  <manifest:file-entry manifest:media-type="text/xml" manifest:full-path="Object 99/settings.xml"/>
  <manifest:file-entry manifest:media-type="text/xml" manifest:full-path="Object 99/content.xml"/>
  <manifest:file-entry manifest:media-type="application/vnd.oasis.opendocument.formula" manifest:version="1.2" manifest:full-path="Object 99/"/>
  <manifest:file-entry manifest:media-type="text/xml" manifest:full-path="Object 115/settings.xml"/>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content.xml"/>
  <manifest:file-entry manifest:media-type="application/vnd.oasis.opendocument.formula" manifest:version="1.2" manifest:full-path="Object 115/"/>
  <manifest:file-entry manifest:media-type="text/xml" manifest:full-path="Object 67/settings.xml"/>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application/vnd.oasis.opendocument.formula" manifest:version="1.2" manifest:full-path="Object 67/"/>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7"/>
  <manifest:file-entry manifest:media-type="" manifest:full-path="ObjectReplacements/Object 6"/>
  <manifest:file-entry manifest:media-type="application/x-openoffice-gdimetafile;windows_formatname=&quot;GDIMetaFile&quot;" manifest:full-path="ObjectReplacements/Object 124"/>
  <manifest:file-entry manifest:media-type="" manifest:full-path="ObjectReplacements/Object 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5"/>
  <manifest:file-entry manifest:media-type="" manifest:full-path="ObjectReplacements/Object 1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89"/>
  <manifest:file-entry manifest:media-type="" manifest:full-path="ObjectReplacements/Object 114"/>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5"/>
  <manifest:file-entry manifest:media-type="" manifest:full-path="ObjectReplacements/Object 25"/>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1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Neu" svg:font-family="'Symbol Neu'" style:font-pitch="fixed" style:font-charset="x-symbol"/>
    <style:font-face style:name="OpenSymbol" svg:font-family="OpenSymbol"/>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style:text-underline-style="solid" style:text-underline-type="double" style:text-underline-width="auto" style:text-underline-color="font-color"/>
    </style:style>
    <style:style style:name="P3" style:family="paragraph" style:parent-style-name="Standard">
      <style:text-properties fo:language="fr" fo:country="FR" fo:font-style="normal" style:font-style-asian="normal" style:font-style-complex="normal"/>
    </style:style>
    <style:style style:name="P4" style:family="paragraph" style:parent-style-name="Standard">
      <style:text-properties fo:language="fr" fo:country="FR" fo:font-style="normal" style:text-underline-style="none" style:font-style-asian="normal" style:font-style-complex="normal"/>
    </style:style>
    <style:style style:name="P5" style:family="paragraph" style:parent-style-name="Standard">
      <style:text-properties fo:language="fr" fo:country="FR" style:text-underline-style="non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margin-left="0in" fo:margin-right="0in" fo:text-indent="0in" style:auto-text-indent="false"/>
      <style:text-properties fo:language="fr" fo:country="FR"/>
    </style:style>
    <style:style style:name="P8" style:family="paragraph" style:parent-style-name="Heading_20_3">
      <style:text-properties fo:language="fr" fo:country="FR"/>
    </style:style>
    <style:style style:name="P9" style:family="paragraph" style:parent-style-name="Heading_20_3">
      <style:text-properties fo:font-style="normal" style:font-style-asian="normal" style:font-style-complex="normal"/>
    </style:style>
    <style:style style:name="P10" style:family="paragraph" style:parent-style-name="Heading_20_3">
      <style:text-properties fo:font-weight="bold" style:font-weight-asian="bold" style:font-weight-complex="bold"/>
    </style:style>
    <style:style style:name="P11" style:family="paragraph" style:parent-style-name="Standard" style:list-style-name="L1">
      <style:text-properties fo:language="fr" fo:country="FR" fo:font-style="normal" style:font-style-asian="normal" style:font-style-complex="normal"/>
    </style:style>
    <style:style style:name="P12" style:family="paragraph" style:parent-style-name="Standard" style:list-style-name="L2">
      <style:text-properties fo:language="fr" fo:country="FR"/>
    </style:style>
    <style:style style:name="P13" style:family="paragraph" style:parent-style-name="Standard" style:list-style-name="L3">
      <style:text-properties fo:language="fr" fo:country="FR"/>
    </style:style>
    <style:style style:name="P14" style:family="paragraph" style:parent-style-name="Standard" style:list-style-name="L4">
      <style:text-properties fo:language="fr" fo:country="FR" style:text-underline-style="none"/>
    </style:style>
    <style:style style:name="P15" style:family="paragraph" style:parent-style-name="Standard" style:list-style-name="L5">
      <style:text-properties fo:language="fr" fo:country="FR" style:text-underline-style="none"/>
    </style:style>
    <style:style style:name="P16" style:family="paragraph" style:parent-style-name="Standard" style:list-style-name="L4"/>
    <style:style style:name="P17" style:family="paragraph" style:parent-style-name="Standard">
      <style:text-properties style:font-name="Tinos1" fo:font-size="12pt" fo:language="fr" fo:country="FR" style:text-underline-style="none" style:font-size-asian="12pt" style:font-size-complex="12pt"/>
    </style:style>
    <style:style style:name="P18" style:family="paragraph" style:parent-style-name="Heading_20_1">
      <style:text-properties fo:language="fr" fo:country="F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language="fr" fo:country="FR" fo:font-style="normal" style:font-style-asian="normal" style:font-style-complex="normal"/>
    </style:style>
    <style:style style:name="T5" style:family="text">
      <style:text-properties fo:language="fr" fo:country="FR" style:text-underline-style="none"/>
    </style:style>
    <style:style style:name="T6" style:family="text">
      <style:text-properties fo:language="fr" fo:country="FR" fo:font-style="italic" style:text-underline-style="none" style:font-style-asian="italic" style:font-style-complex="italic"/>
    </style:style>
    <style:style style:name="T7" style:family="text">
      <style:text-properties style:text-underline-style="none"/>
    </style:style>
    <style:style style:name="T8" style:family="text">
      <style:text-properties style:font-name="Symbol Neu" fo:font-style="normal" style:font-style-asian="normal" style:font-style-complex="normal"/>
    </style:style>
    <style:style style:name="T9" style:family="text">
      <style:text-properties style:font-name="Tinos1" fo:font-size="12pt" style:font-size-asian="12pt" style:font-size-complex="12pt"/>
    </style:style>
    <style:style style:name="T10" style:family="text">
      <style:text-properties style:font-name="Tinos1" fo:font-size="12pt" fo:font-style="italic" style:font-size-asian="12pt" style:font-style-asian="italic" style:font-size-complex="12pt" style:font-style-complex="italic"/>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ecalage statistique</text:p>
      <text:p text:style-name="P1"/>
      <text:h text:style-name="P8" text:outline-level="3">Convexité </text:h>
      <text:p text:style-name="P1"/>
      <text:p text:style-name="P1">Un argument d'échangeabilité des labels anatomiques permet de justifier une propriété statistique de convexité pour la distribution de deux pixels: </text:p>
      <text:p text:style-name="P1"/>
      <text:p text:style-name="P1"><draw:frame draw:style-name="fr1" draw:name="Object1" text:anchor-type="as-char" svg:y="-0.152in" svg:width="3.0555in" svg:height="0.2126in" draw:z-index="0"><draw:object xlink:href="./Object 1" xlink:type="simple" xlink:show="embed" xlink:actuate="onLoad"/><draw:image xlink:href="./ObjectReplacements/Object 1" xlink:type="simple" xlink:show="embed" xlink:actuate="onLoad"/></draw:frame></text:p>
      <text:p text:style-name="P1"/>
      <text:p text:style-name="P1">pour un certain “lambda” fonction de la distance entre les deux pixels. Ceci équivaut à écrire la distribution conditionnelle sous la forme:</text:p>
      <text:p text:style-name="P1"/>
      <text:p text:style-name="P1"><draw:frame draw:style-name="fr1" draw:name="Object2" text:anchor-type="as-char" svg:y="-0.152in" svg:width="2.3598in" svg:height="0.2126in" draw:z-index="11"><draw:object xlink:href="./Object 2" xlink:type="simple" xlink:show="embed" xlink:actuate="onLoad"/><draw:image xlink:href="./ObjectReplacements/Object 2" xlink:type="simple" xlink:show="embed" xlink:actuate="onLoad"/></draw:frame></text:p>
      <text:p text:style-name="P1"/>
      <text:p text:style-name="P1">En d'autres termes, la connaissance du label d'un pixel renforce la probabilité d'un pixel voisin d'avoir le même label mais ne modifie pas les probabilités <text:span text:style-name="T1">relatives</text:span> d'avoir des labels différents. </text:p>
      <text:p text:style-name="P1"/>
      <text:p text:style-name="P1">L'échangeabilité des labels équivaut à l'ignorance de leur signification anatomique. On montre par exemple que le modèle de Potts vérifie cette propriété. </text:p>
      <text:p text:style-name="P1"/>
      <text:p text:style-name="P1">La propriété de convexité découle donc naturellement d'un modèle de scène <text:span text:style-name="T1">générique</text:span> (et non spécifique à un type particulier d'objets), ce qu'on peut voir à la fois comme une force et une faiblesse. </text:p>
      <text:p text:style-name="P1"/>
      <text:p text:style-name="P1">Il en découle trivialement une propriété similaire pour un couple d'images, fonctions aléatoires indépendantes d'une même scène. </text:p>
      <text:p text:style-name="P1"/>
      <text:p text:style-name="P1"/>
      <text:h text:style-name="P8" text:outline-level="3">Vraisemblance projetée</text:h>
      <text:p text:style-name="P1"/>
      <text:p text:style-name="P1">L'idée fondamentale de la vraisemblance projetée est de généraliser la notion classique de vraisemblance à des attributs choisis <text:span text:style-name="T1">en fonction de la variable d'intérêt</text:span>. </text:p>
      <text:p text:style-name="P1"/>
      <text:p text:style-name="P1">Supposons qu'on ait un ensemble de statistiques<draw:frame draw:style-name="fr1" draw:name="Object4" text:anchor-type="as-char" svg:y="-0.152in" svg:width="0.4016in" svg:height="0.2in" draw:z-index="12"><draw:object xlink:href="./Object 4" xlink:type="simple" xlink:show="embed" xlink:actuate="onLoad"/><draw:image xlink:href="./ObjectReplacements/Object 4" xlink:type="simple" xlink:show="embed" xlink:actuate="onLoad"/></draw:frame>éventuellement non-dénombrable. Plutôt que de s'imposer la mission impossible de modéliser la distribution jointe de toutes ces statistiques en fonction de la variable d'intérêt du problème, comme le prévoit la théorie classique de l'inférence, on va en choisir une seule en fonction de ladite variable:<draw:frame draw:style-name="fr1" draw:name="Object3" text:anchor-type="as-char" svg:y="-0.152in" svg:width="0.5665in" svg:height="0.2in" draw:z-index="13"><draw:object xlink:href="./Object 3" xlink:type="simple" xlink:show="embed" xlink:actuate="onLoad"/><draw:image xlink:href="./ObjectReplacements/Object 3" xlink:type="simple" xlink:show="embed" xlink:actuate="onLoad"/></draw:frame>.</text:p>
      <text:p text:style-name="P1"/>
      <text:p text:style-name="P1">Il s'agit d'un attribut dépendant de la variable d'intérêt, ce qui nous oblige à prendre quelques précautions pour construire la fonction de vraisemblance. On peut exploiter pour ce faire le <text:span text:style-name="T1">PDF projection theorem</text:span> de Baggenstoss qui recommande simplement de normaliser la distribution générative de l'attribut par sa distribution sous une certaine hypothèse “nulle”, choisie arbitrairement mais fixée. </text:p>
      <text:p text:style-name="P1"/>
      <text:p text:style-name="P1">Une question essentielle que Baggenstoss n'aborde pas est de s'assurer que le choix des attributs est pertinent. C'est la question à laquelle je réponds en proposant de choisir <text:span text:style-name="T1">f</text:span> de manière à maximiser la discrimination avec l'hypothèse nulle, à theta fixe. Cette approche permet de garantir une propriété de consistance statistique à la pseudo-vraisemblance.</text:p>
      <text:p text:style-name="P1"><text:soft-page-break/></text:p>
      <text:p text:style-name="P1">Dans un problème de recalage, on peut imaginer que les attributs sont l'ensemble des couples de pixels<draw:frame draw:style-name="fr1" draw:name="Object5" text:anchor-type="as-char" svg:y="-0.152in" svg:width="0.4453in" svg:height="0.2126in" draw:z-index="17"><draw:object xlink:href="./Object 5" xlink:type="simple" xlink:show="embed" xlink:actuate="onLoad"/><draw:image xlink:href="./ObjectReplacements/Object 5" xlink:type="simple" xlink:show="embed" xlink:actuate="onLoad"/></draw:frame>où <text:span text:style-name="T1">i</text:span> est un pixel fixe dans l'image source et <text:span text:style-name="T1">jt</text:span> décrit l'image cible. Si l'hypothèse nulle est celle pour laquelle les pixels sont statistiquement indépendants, la propriété de convexité discutée plus haut permet alors de justifier le choix du meilleur <text:span text:style-name="T1">jt</text:span> comme celui qui coincide avec la transformation considérée!</text:p>
      <text:p text:style-name="P1"/>
      <text:p text:style-name="P1"/>
      <text:h text:style-name="P8" text:outline-level="3">Vraisemblance super composite</text:h>
      <text:p text:style-name="P1"/>
      <text:p text:style-name="P1">Comment se décortique ce concept un peu fourre-tout? </text:p>
      <text:p text:style-name="P1"/>
      <text:p text:style-name="P1">A la base, on construit une fonction de vraisemblance composite pour faire une inférence binaire, c-à-d sur une paire <draw:frame draw:style-name="fr1" draw:name="Object6" text:anchor-type="as-char" svg:y="-0.1484in" svg:width="0.802in" svg:height="0.2098in" draw:z-index="18"><draw:object xlink:href="./Object 6" xlink:type="simple" xlink:show="embed" xlink:actuate="onLoad"/><draw:image xlink:href="./ObjectReplacements/Object 6" xlink:type="simple" xlink:show="embed" xlink:actuate="onLoad"/></draw:frame>, et ce à partir d'un ensemble d'attributs donné. </text:p>
      <text:p text:style-name="P1"/>
      <text:p text:style-name="P1">Par défaut, on peut donner le même poids à chaque attribut mais une autre approche, motivée par un argument naturel de théorie de l'information, est de pondérer les attributs de manière à maximiser la discrimination au sens de Kullback-Leibler: la vraisemblance composite s'approche ainsi “au mieux” de la “vraie” vraisemblance, celle qui résulterait de la modélisation statistique conjointe de tous les attributs.</text:p>
      <text:p text:style-name="P1"/>
      <text:p text:style-name="P1">Cela étant, rien ne garantit que l'approximation soit de bonne qualité, et c'est une faiblesse de cette formulation qui suppose implicitement l'existence d'une statistique quasi-exhaustive parmi les attributs. En pratique, on a plutôt des attributs de petite dimension, peu informatifs pris isolément, et pour lesquels le simple bon sens commande de répartir les poids équitablement de manière à préserver au mieux l'information. Or la formulation conduit à une règle dictatoriale de type “winner-take-all” qui élimine tous les attributs ne maximisant pas strictement la discrimination. </text:p>
      <text:p text:style-name="P1"/>
      <text:p text:style-name="P1">Laissons ce problème en suspens et supposons qu'une pondération idoine soit déterminée. Une vraisemblance composite étant ainsi construite pour chaque<draw:frame draw:style-name="fr1" draw:name="Object7" text:anchor-type="as-char" svg:y="-0.1193in" svg:width="0.1665in" svg:height="0.1299in" draw:z-index="19"><draw:object xlink:href="./Object 7" xlink:type="simple" xlink:show="embed" xlink:actuate="onLoad"/><draw:image xlink:href="./ObjectReplacements/Object 7" xlink:type="simple" xlink:show="embed" xlink:actuate="onLoad"/></draw:frame>, il reste à combiner ces fonctions pour définir une densité de probabilité sur<draw:frame draw:style-name="fr1" draw:name="Object8" text:anchor-type="as-char" svg:y="-0.1193in" svg:width="0.1665in" svg:height="0.1299in" draw:z-index="20"><draw:object xlink:href="./Object 8" xlink:type="simple" xlink:show="embed" xlink:actuate="onLoad"/><draw:image xlink:href="./ObjectReplacements/Object 8" xlink:type="simple" xlink:show="embed" xlink:actuate="onLoad"/></draw:frame>. Une règle simple est de prendre cette densité proportionnelle aux rapports de vraisemblances <draw:frame draw:style-name="fr1" draw:name="Object9" text:anchor-type="as-char" svg:y="-0.152in" svg:width="1.422in" svg:height="0.2126in" draw:z-index="21"><draw:object xlink:href="./Object 9" xlink:type="simple" xlink:show="embed" xlink:actuate="onLoad"/><draw:image xlink:href="./ObjectReplacements/Object 9" xlink:type="simple" xlink:show="embed" xlink:actuate="onLoad"/></draw:frame>. Elle est justifiée par la construction-même de ces fonctions par discrimination maximale, dont découle notamment un résultat de cohérence asymptotique. Il suffit pour cela que l'espace d'attributs et les partitions éventuellement associées soient fixes.</text:p>
      <text:p text:style-name="P1"/>
      <text:p text:style-name="P1"/>
      <text:h text:style-name="P18" text:outline-level="1">Pondération optimale de la vraisemblance composite</text:h>
      <text:p text:style-name="P1"/>
      <text:p text:style-name="P1">Revenons à nos moutons...</text:p>
      <text:p text:style-name="P1"/>
      <text:p text:style-name="P1">L'idée de la discrimination maximale est-elle mauvaise? La contrainte de somme des poids unitaire n'est-elle pas trop conservative?</text:p>
      <text:p text:style-name="P1"/>
      <text:p text:style-name="P1">Si les attributs sont mutuellement indépendants, la théorie classique de la vraisemblance préconise de donner un poids unitaire à chaque attribut. La somme des poids est alors égale au nombre d'attributs, donc généralement non-unitaire, et les poids sont indépendants du caractère discriminant des attributs. Si, dans le cas extrême inverse, tous les attributs sont identiques, la théorie revient à utiliser des poids de somme unitaire, évidemment arbitraires par ailleurs.</text:p>
      <text:p text:style-name="P1"><text:soft-page-break/></text:p>
      <text:p text:style-name="P1">Intuitivement, la détermination des poids nécessite de mesurer l'information apportée par les attributs, individuellement et collectivement. La discrimination peut être considérée comme une mesure individuelle d'information. Mais ces informations ne s'additionnent pas si les attributs sont redondants. La redondance est prise en compte par la pondération des attributs, avec des poids de somme unitaire, ce qui est très conservatif dans le cas d'attributs faiblement dépendants ; on sur-évalue alors grossièrement l'incertitude de l'inférence. Il faudrait mesurer la redondance, mais s'épargner cette tâche est justement la motivation première de la vraisemblance composite...</text:p>
      <text:p text:style-name="P1"/>
      <text:p text:style-name="P1">Le problème plus général posé ici est celui du <text:span text:style-name="T1">boosting</text:span>, traité classiquement en machine learning par apprentissage supervisé. Comme expliqué dans mon papier arxiv, la maximisation de la discrimination est un type d'apprentissage supervisé, dont l'avantage (ou l'inconvénient) est de se réduire à l'apprentissage des distributions marginales des attributs. </text:p>
      <text:p text:style-name="P7"/>
      <text:p text:style-name="P7">Peut-on relâcher la contrainte de somme unitaire dans l'apprentissage supervisé ? Non, car la discrimination moyenne est alors arbitrairement grande, et la maximisation n'a alors plus de solution. Le problème étant linéaire, la contrainte est indispensable. </text:p>
      <text:p text:style-name="P7"/>
      <text:p text:style-name="P7">C'est donc le critère de discrimination qui est en cause dans cette histoire. La conclusion est claire : si on veut prendre en compte la redondance entre attributs, il faut utiliser un autre critère. On se plaint d'avoir une inférence trop approximative, mais c'est parce que le critère choisi mesure mal la qualité d'approximation de la loi a posteriori.</text:p>
      <text:p text:style-name="P7"/>
      <text:p text:style-name="P7">On peut interpréter le critère comme l'espérance du log-ratio entre la probabilité a posteriori de l'hypothèse vraie et celle de l'hypothèse nulle. Ce ratio correspond <text:span text:style-name="T1">à une constante près</text:span> à la probabilité a posteriori pour un a priori très concentré sur l'hypothèse nulle. En d'autres termes, le critère nous livre la meilleure approximation de l'a posteriori quand H0 est presque sûre ! Voilà qui est bizarre... Dans ce cas de figure, de toute façon, les probabilités a posteriori sur les autres hypothèses que H0 restent infinitésimales. </text:p>
      <text:p text:style-name="P1"/>
      <text:p text:style-name="P1">La discrimination n'est sans doute pas un critère général pour déterminer les poids d'un modèle de vraisemblance composite. Pourquoi le supposer d'ailleurs ? Parce qu'on a un résultat de théorie de l'information qualifiant la discrimination comme une mesure universelle d'approximation de la vraisemblance exacte. C'est indéniable mais, comme on l'a vu, la qualité de cette approximation n'est garantie que s'il existe un <text:s/>attribut quasi-exhaustif. Or, si ce n'est pas le cas, on optimise une approximation qui ne peut être que mauvaise, c'est peine perdue. </text:p>
      <text:p text:style-name="P1"/>
      <text:p text:style-name="P1"><text:span text:style-name="T3">Dans mon ambition d'unifier la vraisemblance projetée </text:span>de Baggenstoss et la vraisemblance composite, j'ai négligé ce hiatus. La vraisemblance projetée repose fondamentalement sur l'idée d'un attribut, certes adaptatif, mais unique et suffisamment informatif pour l'inférence binaire à laquelle il est affecté. La vraisemblance composite est une forme de boosting, correspondant à l'idée de combiner des attributs faiblement informatifs pour faire émerger une intelligence supérieure.</text:p>
      <text:p text:style-name="P1"/>
      <text:p text:style-name="P1">La discrimination est adaptée à la situation implicitement considérée par Baggenstoss, où il s'agit de choisir le meilleur attribut pour une hypothèse alternative donnée. C'est fondamentalement une approche sélective dont on voit qu'elle ne répond pas à la question de combiner des attributs, adaptatifs ou non.</text:p>
      <text:p text:style-name="P1"/>
      <text:p text:style-name="P1">Néanmoins, il n'y a pas de mystère concernant cette dernière problématique dès lors qu'on accepte de l'aborder sous l'angle du machine learning. Notons que d'autres approches ont été proposées dans la communauté des statistiques dures, qui essaient comme souvent de concilier « au mieux » les approches fréquentielles fréquentistes et bayésiennes. L'approche machine learning, beaucoup plus <text:soft-page-break/>terre-à-terre, maximise un critère classique d'apprentissage supervisé, tel que la log-vraisemblance conditionnelle. C'est d'ailleurs ce que recommandait ce brave Xian Og à la lecture de mon papier sur arxiv, et je dois reconnaître que c'est le bon sens même. <text:s/>En outre, cette approche permet de relacher la contrainte de somme de poids unitaire. </text:p>
      <text:p text:style-name="P1"/>
      <text:p text:style-name="P1">Cette contrainte découle d'une démarche axiomatique pour l'aggrégation d'opinions, et plus précisément de la contrainte de « bayesianité externe » qui exprime l'invariance de l'inférence vis-à-vis de l'a priori, qu'il soit incorporé avant ou après l'aggrégation. Sauf que l'argument ne fonctionne pas si on se restreint à un a priori uniforme. Et, plus fondamentalement, dans le contexte de la vraisemblance composite où on cherche à combiner des fonctions de vraisemblance plutôt que des a posteriori, les experts ne sont juste pas censés avoir d'a priori.</text:p>
      <text:p text:style-name="P2"/>
      <text:p text:style-name="P1">En somme, je peux remballer la marchandise concernant le volet « composite » de ma vraisemblance. C'est une idée intéressante mais il convient de la traiter avec d'autres outils que ceux proposés dans mon papier. Pour le recalage d'images, cette généralisation sera inutile si on arrive à justifier proprement l'indépendance mutuelle des couples de points correspondants, comme je le pressens depuis 2007, auqel cas l'aggrégation des vraisemblances se fait avec des poids unitaires.</text:p>
      <text:p text:style-name="P1"/>
      <text:p text:style-name="P1"/>
      <text:h text:style-name="Heading_20_3" text:outline-level="3">Arguments statistiques pour le recalage</text:h>
      <text:p text:style-name="P1"><text:s/></text:p>
      <text:p text:style-name="P1">Bon, il faut faire le tri...</text:p>
      <text:p text:style-name="P1"/>
      <text:p text:style-name="P1">Négligeons pour l'instant le problème d'estimation d'une transformation spatiale, et concentrons-nous sur la détermination d'appariemments entre ensembles de points.</text:p>
      <text:p text:style-name="P1"/>
      <text:p text:style-name="P1">On peut partir d'un modèle partiel du type :</text:p>
      <text:p text:style-name="P1"/>
      <text:p text:style-name="P1"><draw:frame draw:style-name="fr1" draw:name="Object10" text:anchor-type="as-char" svg:y="-0.1484in" svg:width="0.9165in" svg:height="0.2181in" draw:z-index="22"><draw:object xlink:href="./Object 10" xlink:type="simple" xlink:show="embed" xlink:actuate="onLoad"/><draw:image xlink:href="./ObjectReplacements/Object 10" xlink:type="simple" xlink:show="embed" xlink:actuate="onLoad"/></draw:frame></text:p>
      <text:p text:style-name="P1"/>
      <text:p text:style-name="P1">mais celui-ci ne définit ni la loi conjointe des couples de points appariés, ni celle des couples non-appariés dont on a pourtant besoin pour justifier la stratégie de sélection d'attribut. </text:p>
      <text:p text:style-name="P1"/>
      <text:p text:style-name="P1">Une autre approche est de définir un modèle global pour l'ensemble des points source et cible par maximum d'entropie relative (divergence KL minimale) avec une certaine hypothèse nulle, à transformation et appariemments fixés. On fixe (par exemple) comme contrainte la connaissance de la distribution conjointe<draw:frame draw:style-name="fr1" draw:name="Object12" text:anchor-type="as-char" svg:y="-0.152in" svg:width="0.8083in" svg:height="0.2217in" draw:z-index="23"><draw:object xlink:href="./Object 12" xlink:type="simple" xlink:show="embed" xlink:actuate="onLoad"/><draw:image xlink:href="./ObjectReplacements/Object 12" xlink:type="simple" xlink:show="embed" xlink:actuate="onLoad"/></draw:frame>des points appariés, supposée identique pour tous les couples. </text:p>
      <text:p text:style-name="P1"/>
      <text:p text:style-name="P1">Ca ressemble à l'idée de la vraisemblance minimalement informative étudiée en 2007, mais en plus simple car on contrôle l'hypothèse nulle ; en l'occurrence, que les points source et cible sont indépendants. Pourquoi cette hypothèse et pas une autre ? On verra ça plus tard.</text:p>
      <text:p text:style-name="P1"/>
      <text:p text:style-name="P1">Dans ces conditions, on montre que le modèle optimal est de la forme :</text:p>
      <text:p text:style-name="P1"/>
      <text:p text:style-name="P1"><draw:frame draw:style-name="fr1" draw:name="Object11" text:anchor-type="as-char" svg:y="-0.2811in" svg:width="3.2929in" svg:height="0.4681in" draw:z-index="24"><draw:object xlink:href="./Object 11" xlink:type="simple" xlink:show="embed" xlink:actuate="onLoad"/><draw:image xlink:href="./ObjectReplacements/Object 11" xlink:type="simple" xlink:show="embed" xlink:actuate="onLoad"/></draw:frame></text:p>
      <text:p text:style-name="P1"/>
      <text:p text:style-name="P1">Est-ce que ce modèle peut être tenu pour vrai ? Non ! Il n'a pas a l'être. Il représente un pire scénario puisqu'il minimise la discrimination avec l'hypothèse nulle. Ce qui veut dire que tout autre modèle donnerait, statistiquement, des rapports de vraisemblance plus élevés entre la fonction <text:soft-page-break/>d'appariemments correcte et l'hypothèse nulle. En clair, si on mesure avec ce modèle des appariemments 1000 fois plus vraisemblables que l'hypothèse nulle, alors on peut dire qu'ils sont <text:span text:style-name="T1">au moins</text:span> 1000 fois plus vraisemblables en réalité (c-à-d selon un modèle génératif « réaliste »). </text:p>
      <text:p text:style-name="P1"/>
      <text:p text:style-name="P1">Là, je reviens à une interprétation <text:span text:style-name="T1">générative</text:span> de la vraisemblance projetée comme modèle minimisant la divergence de KL avec une certaine hypothèse nulle. Fini le pooling d'opinions. C'est le bon vieux principe MDI ou minimum cross-entropy, recyclé ici dans le contexte d'une modélisation générative : il ne s'agit pas de prédire directement une variable d'intérêt, mais de modéliser l'observable.</text:p>
      <text:p text:style-name="P1"/>
      <text:p text:style-name="P1">Où est la cohérence statistique dans cette affaire ? Eh bien elle pourrait ne pas y être, du moins je ne vois pas à ce stade d'argument pour la prouver en toute généralité. Elle découlera probablement d'hypothèses statistiques supplémentaires, ce sera la cerise sur le gâteau. Mais la propriété de discrimination minimale permet d'être confiant (à défaut d'être certain, car il y a toujours des fluctuations aléatoires) que les vrais appariemments induiront un signal détectable du rapport de vraisemblances. </text:p>
      <text:p text:style-name="P1"/>
      <text:p text:style-name="P1">Rien n'empêche a priori des appariemments incorrects d'être détectables en ce sens eux aussi, mais il nous appartient de décider en pratique si l'ensemble des appariemments détectables est suffisamment restreint pour que l'estimation soit précise. Si ce n'est pas le cas, il existe une incertitude sur la solution, problème qu'aucune technique d'estimation statistique n'est assurée d'éviter en principe. On peut toujours envisager d'injecter des contraintes supplémentaires dans le modèle MDI pour réduire cette incertitude en se rapprochant de la « vraie vraisemblance ». Le tout est de savoir si le surcoût en efficacité statistique et/ou calculatoire que cela peut entrainer en vaut la peine. </text:p>
      <text:p text:style-name="P1"/>
      <text:h text:style-name="Heading_20_3" text:outline-level="3">La vraisemblance projetée revisitée</text:h>
      <text:p text:style-name="P1"/>
      <text:p text:style-name="P1">Finalement, je reviens au principe MDI comme justification fondamentale de la vraisemblance projetée à la Baggenstoss. Relation que l'intéressé semble ne jamais avoir vue mais que Minka avait déjà repérée en 2004, et moi aussi, indépendamment, sans me lancer des fleurs. Oublions les histoires de vraisemblance composite. Ou plutôt, voyons la vraisemblance projetée comme une approche complémentaire à la vraisemblance composite, mais bien distincte. </text:p>
      <text:p text:style-name="P1"/>
      <text:p text:style-name="P1">L'idée de base est qu'on veut faire de l'inférence dans le style maximum de vraisemblance sans avoir de modèle génératif complet des données, mais avec un modèle génératif pour un attribut <text:span text:style-name="T1">adaptatif</text:span>, c-à-d une fonction des données <text:span text:style-name="T3">et de la variable d'intérêt. La méthode de vraisemblance projetée construit une fonction de pseudo-vraisemblance en deux étapes : 1) définir une hypothèse nulle pour laquelle on connait la distribution de l'attribut adaptatif ; 2) calculer la vraisemblance comme le ratio entre la distribution de l'attribut adaptatif conditionnée par la variable d'intérêt, et sa distribution sous l'hypothèse nulle.</text:span></text:p>
      <text:p text:style-name="P3"/>
      <text:p text:style-name="P3">En quelque sorte, la vraisemblance projetée est une façon de normaliser la distribution d'un attribut adaptatif qui, à elle seule, ne définit pas une fonction de vraisemblance valable (à moins que l'attribut soit fixe). La vraisemblance classique correspond au cas d'un attribut fixe et a la particularité, vue sous cet angle, d'avoir un facteur de normalisation constant et donc sans importance pour l'inférence. </text:p>
      <text:p text:style-name="P3"/>
      <text:p text:style-name="P3">Cette construction est possible pour n'import quel attribut adaptatif du moment que les distributions mises en jeu sont bien définies, mais la cohérence asymptotique n'est pas garantie en toute généralité, loin s'en faut. Or c'est une propriété basique de toute fonction d'inférence convenable.</text:p>
      <text:p text:style-name="P3"><text:soft-page-break/></text:p>
      <text:p text:style-name="P3">Idéalement, l'attribut adaptatif fait correspondre une statistique exhaustive à chaque hypothèse, <text:s/>la pseudo-vraisemblance s'identifiant alors à la vraisemblance exacte et étant donc asymptotiquement cohérente. Notons qu'on parle ici de statistique exhaustive dans le sens « binaire » de la comparaison avec l'hypothèse nulle, propriété bien plus facile à vérifier que sur l'ensemble des hypothèses.</text:p>
      <text:p text:style-name="P3"/>
      <text:p text:style-name="P1"><text:span text:style-name="T3">L'hypothèse d'exhaustivité est-elle nécessaire pour que la pseudo-vraisemblance soit cohérente ? Non, heureusement sans quoi le concept de vraisemblance projetée n'aurait rigoureusement aucun intérêt. Une condition </text:span><text:span text:style-name="T1">suffisante</text:span><text:span text:style-name="T3"> de cohérence est que l'attribut associé à chaque hypothèse soit, parmi tous les attributs, celui qui maximise la divergence de KL avec H0.</text:span></text:p>
      <text:p text:style-name="P3"/>
      <text:p text:style-name="P1"><text:span text:style-name="T3">On ne peut donc pas prendre n'importe quel attribut adaptatif, sous peine de ne pas satisfaire à la propriété élémentaire de cohérence asymptotique, mais il découle du résultat précédent une prescription simple pour choisir l'attribut adaptatif de manière appropriée : prendre un ensemble fixe d'attributs, et associer à chaque hypothèse l'attribut </text:span><text:span text:style-name="T1">le plus discriminant</text:span><text:span text:style-name="T3">, c-à-d celui qui maximise la divergence KL avec H0. </text:span></text:p>
      <text:p text:style-name="P3"/>
      <text:p text:style-name="P3">La condition d'utilisation est de connaître la distribution de chaque attribut sous chaque hypothèse, y compris mais pas seulement H0. Voilà qui n'apparait pas dans le travail de Baggenstoss, qui suppose l'attribut adaptatif déjà déterminé et prend donc l'histoire en cours de route, si on peut dire. Il nous faut donc élargir un peu ce que nous entendons par modèle génératif partiel : c'est tout simplement un ensemble de distributions marginales correspondant à diverses statistiques. </text:p>
      <text:p text:style-name="P3"/>
      <text:p text:style-name="P3">En somme, on est exactement dans la configuration du pooling d'opinions, c-à-d qu'on a une palanqée d'attributs avec les fonctions de vraisemblance associées et il s'agit de les combiner. Le pooling log-linéaire classique est une option, qui conduit à la vraisemblance composite. La vraisemblance projetée en est une autre. Dans un cas, il s'agit de trouver un meilleur consensus a posteriori. Dans l'autre, il s'agit d'approcher au mieux la vraisemblance exacte.</text:p>
      <text:p text:style-name="P3"/>
      <text:p text:style-name="P3">Comme discuté plus haut, la vraisemblance projetée est idéale lorsque les attributs sont fortement informatifs au sens où chaque hypothèse peut être testée efficacement (vs H0) au moyen d'un seul attribut par hyphotèse. Dans ce contexte, elle fournira une bonne approximation de la vraisemblance exacte, à coup sûr meilleure que la vraisemblance composite qui n'est pas faite pour ça (même en autorisant des poids de somme arbitraire). En revanche, la vraisemblance composite s'impose lorsque les attributs sont peu informatifs, « faibles individuellement », auquel cas on peut oublier l'approximation de la vraisemblance exacte et on essaiera de faire au mieux avec les moyens du bord pour « booster » l'inférence. </text:p>
      <text:p text:style-name="P3"/>
      <text:p text:style-name="P3">L'idée d'un continuum entre les deux approches, pour séduisante qu'elle soit, nécessite un cadre variationnel plus général que celui du MDI, qui sous-tend la vraisemblance projetée mais n'offre <text:s/>pas de solution pour la pondération de la vraisemblance composite. </text:p>
      <text:p text:style-name="P3"/>
      <text:p text:style-name="P3"/>
      <text:h text:style-name="P9" text:outline-level="3">Généralisation de la vraisemblance projetée</text:h>
      <text:p text:style-name="P3"/>
      <text:p text:style-name="P1"><text:span text:style-name="T3">L'argument sous-jacent à la vraisemblance projetée est le principe MDI, qui justifie la pseudo-vraisemblance comme </text:span><text:span text:style-name="T1">conservative</text:span><text:span text:style-name="T3"> en un certain sens. Plus fondamentalement, le principe MDI résulte d'une stratégie minimax pour la modélisation générative, comme expliqué dans un papier de Grünwald de 2005. </text:span></text:p>
      <text:p text:style-name="P3"/>
      <text:p text:style-name="P3"><text:soft-page-break/>En outre, le MDI permet deux généralisations importantes :</text:p>
      <text:list xml:id="list3196690230958930909" text:style-name="L1">
        <text:list-item>
          <text:p text:style-name="P11">Plutôt que de spécifier la distribution générative des attributs, on peut se contenter d'en fournir certains moments. Pratique, par exemple, pour justifier des hypothèses d'indépendance !</text:p>
        </text:list-item>
        <text:list-item>
          <text:p text:style-name="P11">Plutôt qu'une distribution nulle fixe, on peut spécifier un espace de distributions nulles. Cette généralisation, tentée maladroitement par Baggenstoss, fait intervenir la théorie des jeux pour estimer les paramètres des différentes distributions intervenant dans le modèle.</text:p>
        </text:list-item>
      </text:list>
      <text:p text:style-name="P3"/>
      <text:p text:style-name="P3">Comme dans la version de base, la contrainte de cohérence asymptotique nécessite de modéliser la distribution de tous les attributs pour toutes les hypothèses, et l'attribut sélectionné pour chaque hypothèse est celui qui réalise la discrimination maximale. On vérifie sans peine que cette construction garantit la cohérence asymptotique, notamment grâce à la <text:span text:style-name="T1">règle d'égalisation</text:span> ainsi que la nomme Grünwald, c-à-d le fait que la <text:span text:style-name="T1">vraie</text:span> espérance du log du rapport de vraisemblances MDI est égale à la divergence KL. </text:p>
      <text:p text:style-name="P3"/>
      <text:p text:style-name="P3">Dans ce cadre plus général, il faut donc résoudre le problème MDI pour chaque attribut, étant donnée une hypothèse, et prendre celui qui réalise la divergence la plus grande avec H0. Et refaire tout ça pour chaque hypothèse. On note que, contrairement à la version de base, la loi sous H0 dépend de l'hypothèse envisagée puisqu'elle réalise le minimum de divergence KL avec un espace hypothèse-dépendant. Sinon, c'est vraiment la même chose. <text:s/></text:p>
      <text:p text:style-name="P3"/>
      <text:p text:style-name="P3">Sur le plan conceptuel, la vraisemblance projetée ne s'interprète pas comme un modèle génératif plausible, mais plutôt comme un modèle robuste. Cette remarque est d'ailleurs valable pour des vraisemblances classiques (pour lesquelles l'espace d'attributs est réduit à un seul élément) et explique pourquoi des modèles génératifs d'apparence simpliste marchent bien en pratique.</text:p>
      <text:p text:style-name="P3"/>
      <text:p text:style-name="P3">On a ici un moyen de relâcher l'emprise du sacro-saint principe de vraisemblance fondé sur un modèle génératif complet des données, tout en restant dans une approche fondamentalement générative qui ne sacrifie en rien au cynisme du tout-discriminatif. Je plaisante un peu bien sûr.</text:p>
      <text:p text:style-name="P3"/>
      <text:p text:style-name="P3">Il y a donc un aspect caché mais fondamental dans la vraisemblance projetée à la Baggenstoss : l'attribut adaptatif est le résultat d'une sélection d'attribut qui ne peut être arbitraire sous peine de faillir à la cohérence asymptotique. </text:p>
      <text:p text:style-name="P3"/>
      <text:p text:style-name="P3"/>
      <text:h text:style-name="Heading_20_3" text:outline-level="3">Recalage par information mutuelle</text:h>
      <text:p text:style-name="P3"/>
      <text:p text:style-name="P3">Dans le cas du recalage, la sélection d'attribut est elle aussi implicite car on suppose d'emblée que les couples <text:s/>de points appariés apportent plus d'information sur la transformation testée que des couples non-appariées. Cela semble évident de chez évident, mais je me prends la tête depuis 20 ans à essayer de cerner les hypothèses qui font que ça marche !</text:p>
      <text:p text:style-name="P3"/>
      <text:p text:style-name="P3">Sous quelle condition la divergence KL avec H0 est-elle plus forte pour les points appariés que pour les points non-appariés ? Répondre à cette question, c'est justifier théoriquement la méthode d'information mutuelle pour le recalage d'images. </text:p>
      <text:p text:style-name="P3"/>
      <text:p text:style-name="Standard"><text:span text:style-name="T4">J'ai déjà tourné le problème dans tous les sens, il se réduit à la question suivante : à quelle condition l'information mutuelle associée à la distribution </text:span><draw:frame draw:style-name="fr1" draw:name="Object13" text:anchor-type="as-char" svg:y="-0.152in" svg:width="0.5945in" svg:height="0.2in" draw:z-index="27"><draw:object xlink:href="./Object 13" xlink:type="simple" xlink:show="embed" xlink:actuate="onLoad"/><draw:image xlink:href="./ObjectReplacements/Object 13" xlink:type="simple" xlink:show="embed" xlink:actuate="onLoad"/></draw:frame>des couples appariés est-elle supérieure à celle qui est associée à la distribution <draw:frame draw:style-name="fr1" draw:name="Object14" text:anchor-type="as-char" svg:y="-0.152in" svg:width="0.6299in" svg:height="0.2126in" draw:z-index="28"><draw:object xlink:href="./Object 14" xlink:type="simple" xlink:show="embed" xlink:actuate="onLoad"/><draw:image xlink:href="./ObjectReplacements/Object 14" xlink:type="simple" xlink:show="embed" xlink:actuate="onLoad"/></draw:frame>de couples décalés d'une certaine quantité<text:span text:style-name="T3">? </text:span></text:p>
      <text:p text:style-name="Standard"/>
      <text:p text:style-name="Standard"><text:soft-page-break/>Le modèle génératif simpliste utilisé dans ma thèse suppose l'indépendance des couples de points appariés. Or, c'est bien ce type de modèle que justifie la méthode de vraisemblance projetée, mais seulement pour calculer la vraisemblance et non en tant que distribution générative. Toute la subtilité de la méthode est là : on manipule des modèles MDI, qui sont <text:span text:style-name="T1">formellement</text:span> équivalents à des modèles génératifs mais n'ont pas de légitimité en tant que tels. Ils doivent être considérés comme des modèles<text:span text:style-name="T3"> prédictifs grossiers</text:span>. On est un peu dans une 3e voie entre la théorie fréquentiste classique et l'approche MDL qui refuse l'existence-même d'une distribution générative : on suppose qu'une telle distribution existe mais qu'elle n'est connue que partiellement à travers les moments d'un certain nombre d'attributs.</text:p>
      <text:p text:style-name="Standard"/>
      <text:p text:style-name="Standard">Sous l'hypothèse d'indépendance des couples, l'information mutuelle des couples décalés est nulle par définition. <text:span text:style-name="T4">Lorsque les « points » sont des points géométriques ou autres amers, l'indépendance semble une hypothèse raisonnable.</text:span></text:p>
      <text:p text:style-name="Standard"/>
      <text:p text:style-name="Standard">Mais pour des voxels (vus comme des intensités ou des points 4D), elle semble absurde car elle néglige l'autocorrélation spatiale des images. Intuitivement, <text:span text:style-name="T4">la distribution de couples de voxels décalés devrait être intermédiaire entre celle de couples parfaitement appariés et celle de couples « pas du tout » appariés, c-à-d dont les points sont indépendants, ce qui pourrait à la louche se modéliser par u</text:span>ne propriété de convexité :</text:p>
      <text:p text:style-name="Standard"/>
      <text:p text:style-name="Standard"><draw:frame draw:style-name="fr1" draw:name="Object15" text:anchor-type="as-char" svg:y="-0.152in" svg:width="2.7543in" svg:height="0.2126in" draw:z-index="29"><draw:object xlink:href="./Object 15" xlink:type="simple" xlink:show="embed" xlink:actuate="onLoad"/><draw:image xlink:href="./ObjectReplacements/Object 15" xlink:type="simple" xlink:show="embed" xlink:actuate="onLoad"/></draw:frame></text:p>
      <text:p text:style-name="Standard"/>
      <text:p text:style-name="Standard">où le « lambda » est fonction du décalage. Si cette propriété tient, l'infomation mutuelle est bien maximale pour les couples appariés car c'est une fonction convexe de <draw:frame draw:style-name="fr1" draw:name="Object17" text:anchor-type="as-char" svg:y="-0.152in" svg:width="0.5547in" svg:height="0.2in" draw:z-index="31"><draw:object xlink:href="./Object 17" xlink:type="simple" xlink:show="embed" xlink:actuate="onLoad"/><draw:image xlink:href="./ObjectReplacements/Object 17" xlink:type="simple" xlink:show="embed" xlink:actuate="onLoad"/></draw:frame>(ou de l'autre conditionnelle, peu importe). Comme la relation ci-dessus implique que les deux lois du mélange ont pour marginale<draw:frame draw:style-name="fr1" draw:name="Object18" text:anchor-type="as-char" svg:y="-0.152in" svg:width="0.4126in" svg:height="0.2in" draw:z-index="32"><draw:object xlink:href="./Object 18" xlink:type="simple" xlink:show="embed" xlink:actuate="onLoad"/><draw:image xlink:href="./ObjectReplacements/Object 18" xlink:type="simple" xlink:show="embed" xlink:actuate="onLoad"/></draw:frame>, on a :</text:p>
      <text:p text:style-name="Standard"/>
      <text:p text:style-name="Standard"><draw:frame draw:style-name="fr1" draw:name="Object16" text:anchor-type="as-char" svg:y="-0.152in" svg:width="3.3016in" svg:height="0.2126in" draw:z-index="33"><draw:object xlink:href="./Object 16" xlink:type="simple" xlink:show="embed" xlink:actuate="onLoad"/><draw:image xlink:href="./ObjectReplacements/Object 16" xlink:type="simple" xlink:show="embed" xlink:actuate="onLoad"/></draw:frame> </text:p>
      <text:p text:style-name="Standard"/>
      <text:p text:style-name="Standard">J'ai justifié cette propriété en préambule de cette note comme découlant d'un modèle de scène agnostique de type Potts. Notons qu'il y a de bonnes raisons de douter de l'ergodicité de tels modèles, par conséquent l'information mutuelle empirique, même calculée sur un grand nombre de voxels, n'est pas forcément maximale pour les appariemments corrects. </text:p>
      <text:p text:style-name="Standard"/>
      <text:p text:style-name="Standard">Bon... pourquoi pas... Mais pourquoi les choses sont-elles plus compliquées dans le cas des voxels ?</text:p>
      <text:p text:style-name="Standard"/>
      <text:p text:style-name="Standard"/>
      <text:h text:style-name="Heading_20_3" text:outline-level="3">Echangeabilité</text:h>
      <text:p text:style-name="Standard"/>
      <text:p text:style-name="Standard">Faisons quelques pas en arrière... En 2006, un argument m'était venu pour justifier ce qui semble injustifiable, à savoir l'indépendance des couples appariés : le théorème d'échangeabilité de de Finetti. L'idée était que l'ordre des couples de points appariés n'est pas informatif, alors tout se passe comme si ils étaient indépendants. Bien sûr, on raisonne ici conditionnellement aux appariemments. Le théorème de de Finetti justifie l'indépendance comme propriété <text:span text:style-name="T1">générative</text:span>, et donc d'une façon plus forte que le MDI. </text:p>
      <text:p text:style-name="Standard"/>
      <text:p text:style-name="Standard">Or, un tel jugement d'échangeabilité semble raisonnable. Mais pourquoi alors cet argument se heurte-t-il à l'intuition de base ? D'abord parce que notre intuition fait implicitement une hypothèse d'ergodicité en assimilant l'espérance à la moyenne empirique. En outre, notre intuition se fie à la distribution des points non-appariés pour un certain « décalage », mais comment ce décalage est-il <text:soft-page-break/>défini ? En recalage iconique, c'est clair, c'est la distance entre les points mais on ne la connait que si on a l'information de position des voxels. Qu'en est-il si cette information est cachée au statisticien ? </text:p>
      <text:p text:style-name="Standard"/>
      <text:p text:style-name="Standard">Concrètement, rien n'interdit de mélanger les voxels aléatoirement dans les deux images avant de les présenter au statisticien pour quantifier la vraisemblance des appariemments possibles. Il n'a alors aucune information spatiale, et aucun moyen de contrôler le « décalage ». Ce qu'il « voit », ce sont des couples admettant un état binaire : apparié ou décalé de façon arbitraire. Si un couple est décalé, ses points sont statistiquement indépendants. Et l'incertitude sur ces appariemments est évidemment énorme, mais elle se réduit comme peau de chagrin une fois combinée avec l'opinion d'un autre expert exploitant l'information spatiale. On peut ainsi écarter toute une flopée d'appariemments plausibles d'après l'information iconique. Le pooling d'opinions est encore là. Dans ce cas précis, aucun des deux experts n'est en mesure de faire une inférence précise mais, à deux, ils résolvent le problème.</text:p>
      <text:p text:style-name="Standard"/>
      <text:p text:style-name="Standard">On s'est ramené à cette situation d'indépendance par une opération de réduction d'information, sans laquelle l'échangeabilité ne serait pas satisfaite, mais rien n'interdit de réduire l'information ! C'est même le préalable à toute inférence quand on y réfléchit bien : le seul fait de définir un espace de mesure implique une réduction d'information. On mesure ce qu'on veut. </text:p>
      <text:p text:style-name="Standard"/>
      <text:p text:style-name="Standard">En segmentation d'images, il est courant d'utiliser des méthodes sans contraintes spatiales telles que l'algorithme k-means ou GMM-EM. Est-ce un crime contre la bonne pratique statistique ? Non, en vertu du même argument que plus haut. Réduire l'information n'est pas illégal, scientifiquement parlant, même si bien sûr cela réduit la précision de l'inférence. Ce qu'on gagne en efficacité calculatoire, on le perd en efficacité statistique. En l'occurrence, avec le k-means, les labels sont moins certains qu'avec des a priori spatiaux, d'où une plus grande sensibilité au bruit en comparison avec une approche markovienne. </text:p>
      <text:p text:style-name="Standard"/>
      <text:p text:style-name="Standard">Moins d'information : moins de certitude, moins de complexité. </text:p>
      <text:p text:style-name="Standard"/>
      <text:p text:style-name="Standard">Voilà la maxime à garder en tête quand on tourne le robinet de l'information...</text:p>
      <text:p text:style-name="Standard"/>
      <text:p text:style-name="Standard">En recalage par information mutuelle, on se ramène à la situation d'indépendance de façon analogue au k-means pour la segmentation. </text:p>
      <text:p text:style-name="Standard"/>
      <text:p text:style-name="Standard"/>
      <text:h text:style-name="Heading_20_3" text:outline-level="3">De l'identifiabilité des modèles...</text:h>
      <text:p text:style-name="Standard"/>
      <text:p text:style-name="Standard">Mais il subsiste une question : pourquoi utiliser la vraisemblance projetée ? L'échangeabilité justifie le modèle global :</text:p>
      <text:p text:style-name="Standard"/>
      <text:p text:style-name="Standard"><draw:frame draw:style-name="fr1" draw:name="Object19" text:anchor-type="as-char" svg:y="-0.172in" svg:width="3.6654in" svg:height="0.2783in" draw:z-index="34"><draw:object xlink:href="./Object 19" xlink:type="simple" xlink:show="embed" xlink:actuate="onLoad"/><draw:image xlink:href="./ObjectReplacements/Object 19" xlink:type="simple" xlink:show="embed" xlink:actuate="onLoad"/></draw:frame></text:p>
      <text:p text:style-name="Standard"/>
      <text:p text:style-name="Standard">où les ensembles d'indices A, B, C dépendant des appariemments représentent respectivement les points sources sans correspondant, les points cibles sans antécédent, et les points appariés. </text:p>
      <text:p text:style-name="Standard"/>
      <text:p text:style-name="Standard">Pour le voir et le croire, on commence par supposer une correspondance bijective entre les deux ensembles de points, on applique le théorème de de Finetti puis on intègre par rapport aux variables non-observées et c'est la relation qu'on obtient. On peut la trouver aussi par le principe MDI mais, comme déjà dit, cela n'a pas tout-à-fait la même signification. </text:p>
      <text:p text:style-name="Standard"><text:soft-page-break/></text:p>
      <text:p text:style-name="Standard">Si on connait la distribution 'psi' des couples, qui est la même pour tous d'après le théorème, on voit que la log-vraisemblance revient alors, à une constante près, à l'information mutuelle empirique multipliée par le nombre<draw:frame draw:style-name="fr1" draw:name="Object20" text:anchor-type="as-char" svg:y="-0.1484in" svg:width="0.2201in" svg:height="0.2091in" draw:z-index="38"><draw:object xlink:href="./Object 20" xlink:type="simple" xlink:show="embed" xlink:actuate="onLoad"/><draw:image xlink:href="./ObjectReplacements/Object 20" xlink:type="simple" xlink:show="embed" xlink:actuate="onLoad"/></draw:frame>de points appariés via <text:span text:style-name="T1">q</text:span>. En pratique, on ne connait pas 'psi' mais on le suppose pour le moment. </text:p>
      <text:p text:style-name="Standard"/>
      <text:p text:style-name="Standard">On montre aisément selon ce modèle que l'espérance de cette quantité selon une fonction <text:span text:style-name="T1">q</text:span> arbitraire est égale à :</text:p>
      <text:p text:style-name="Standard"/>
      <text:p text:style-name="Standard"><draw:frame draw:style-name="fr1" draw:name="Object22" text:anchor-type="as-char" svg:y="-0.152in" svg:width="1.6457in" svg:height="0.2126in" draw:z-index="39"><draw:object xlink:href="./Object 22" xlink:type="simple" xlink:show="embed" xlink:actuate="onLoad"/><draw:image xlink:href="./ObjectReplacements/Object 22" xlink:type="simple" xlink:show="embed" xlink:actuate="onLoad"/></draw:frame></text:p>
      <text:p text:style-name="Standard">où <draw:frame draw:style-name="fr1" draw:name="Object26" text:anchor-type="as-char" svg:y="-0.152in" svg:width="3.0165in" svg:height="0.2126in" draw:z-index="41"><draw:object xlink:href="./Object 26" xlink:type="simple" xlink:show="embed" xlink:actuate="onLoad"/><draw:image xlink:href="./ObjectReplacements/Object 26" xlink:type="simple" xlink:show="embed" xlink:actuate="onLoad"/></draw:frame></text:p>
      <text:p text:style-name="Standard"/>
      <text:p text:style-name="Standard">et<draw:frame draw:style-name="fr1" draw:name="Object23" text:anchor-type="as-char" svg:y="-0.152in" svg:width="0.4465in" svg:height="0.2126in" draw:z-index="42"><draw:object xlink:href="./Object 23" xlink:type="simple" xlink:show="embed" xlink:actuate="onLoad"/><draw:image xlink:href="./ObjectReplacements/Object 23" xlink:type="simple" xlink:show="embed" xlink:actuate="onLoad"/></draw:frame>et<draw:frame draw:style-name="fr1" draw:name="Object24" text:anchor-type="as-char" svg:y="-0.152in" svg:width="0.439in" svg:height="0.2126in" draw:z-index="43"><draw:object xlink:href="./Object 24" xlink:type="simple" xlink:show="embed" xlink:actuate="onLoad"/><draw:image xlink:href="./ObjectReplacements/Object 24" xlink:type="simple" xlink:show="embed" xlink:actuate="onLoad"/></draw:frame>sont respectivement les points correctement et incorrectement appariés via <text:span text:style-name="T1">q</text:span>, dont la somme vaut<draw:frame draw:style-name="fr1" draw:name="Object25" text:anchor-type="as-char" svg:y="-0.1484in" svg:width="0.2201in" svg:height="0.2091in" draw:z-index="51"><draw:object xlink:href="./Object 25" xlink:type="simple" xlink:show="embed" xlink:actuate="onLoad"/><draw:image xlink:href="./ObjectReplacements/Object 25" xlink:type="simple" xlink:show="embed" xlink:actuate="onLoad"/></draw:frame>. La log-vraisemblance est asymptotiquement cohérente en vertu du fait que les divergences impliquées sont positives et qu'aucune fonction ne peut apparier correctement plus de points que la vraie fonction d'appariemments. </text:p>
      <text:p text:style-name="Standard"/>
      <text:p text:style-name="Standard">Dans la vraisemblance projetée, on a l'option de modéliser la distribution de sous-ensembles de points mis en correspondance par les différents appariemments possibles. Ce sont les différents attributs que nous nous choisissons. Etant donnée une fonction d'appartiemments <text:span text:style-name="T1">f</text:span><text:span text:style-name="T3">, on trouve par le même raisonnement que la distribution des couples appariés via </text:span><text:span text:style-name="T1">f</text:span><text:span text:style-name="T3"> conditionnelle à une autre fonction d'appariemments </text:span><text:span text:style-name="T1">q</text:span><text:span text:style-name="T3"> est de la même forme que plus haut avec A, B, C dépendant de </text:span><text:span text:style-name="T1">q</text:span><text:span text:style-name="T3"> et de </text:span><text:span text:style-name="T1">f.</text:span><text:span text:style-name="T3"> </text:span></text:p>
      <text:p text:style-name="P6"/>
      <text:p text:style-name="Standard"><text:span text:style-name="T3">Quel est l'attribut le plus informatif à </text:span><text:span text:style-name="T1">q</text:span><text:span text:style-name="T3"> fixé ? Autrement dit, quel est le </text:span><text:span text:style-name="T1">f</text:span><text:span text:style-name="T3"> qui maximise la divergence KL ? D'après le raisonnement ci-dessus, la divergence KL vaut :</text:span></text:p>
      <text:p text:style-name="P6"/>
      <text:p text:style-name="P6"><draw:frame draw:style-name="fr1" draw:name="Object27" text:anchor-type="as-char" svg:y="-0.152in" svg:width="1.9646in" svg:height="0.2134in" draw:z-index="52"><draw:object xlink:href="./Object 27" xlink:type="simple" xlink:show="embed" xlink:actuate="onLoad"/><draw:image xlink:href="./ObjectReplacements/Object 27" xlink:type="simple" xlink:show="embed" xlink:actuate="onLoad"/><svg:desc>formula</svg:desc></draw:frame></text:p>
      <text:p text:style-name="P6"/>
      <text:p text:style-name="Standard"><text:span text:style-name="T3">où les </text:span><text:span text:style-name="T3"><draw:frame draw:style-name="fr1" draw:name="Object28" text:anchor-type="as-char" svg:y="-0.152in" svg:width="0.6063in" svg:height="0.2134in" draw:z-index="53"><draw:object xlink:href="./Object 28" xlink:type="simple" xlink:show="embed" xlink:actuate="onLoad"/><draw:image xlink:href="./ObjectReplacements/Object 28" xlink:type="simple" xlink:show="embed" xlink:actuate="onLoad"/></draw:frame></text:span><text:span text:style-name="T3">est le nombre de points appariés via </text:span><text:span text:style-name="T1">q</text:span><text:span text:style-name="T3"> parmi ceux qui sont appariés via <text:s/></text:span><text:span text:style-name="T1">f</text:span><text:span text:style-name="T3">. Ce nombre est forcément plus petit que </text:span><text:span text:style-name="T3"><draw:frame draw:style-name="fr1" draw:name="Object30" text:anchor-type="as-char" svg:y="-0.152in" svg:width="1.1193in" svg:height="0.2134in" draw:z-index="54"><draw:object xlink:href="./Object 30" xlink:type="simple" xlink:show="embed" xlink:actuate="onLoad"/><draw:image xlink:href="./ObjectReplacements/Object 30" xlink:type="simple" xlink:show="embed" xlink:actuate="onLoad"/><svg:desc>formula</svg:desc></draw:frame></text:span><text:span text:style-name="T3">. Par ailleurs, il ne peut évidemment y avoir de points non-appariés par </text:span><text:span text:style-name="T1">q</text:span><text:span text:style-name="T3"> parmi ceux qui sont appariés par </text:span><text:span text:style-name="T1">q</text:span><text:span text:style-name="T3">, donc</text:span><text:span text:style-name="T3"><draw:frame draw:style-name="fr1" draw:name="Object31" text:anchor-type="as-char" svg:y="-0.152in" svg:width="0.8291in" svg:height="0.2134in" draw:z-index="55"><draw:object xlink:href="./Object 31" xlink:type="simple" xlink:show="embed" xlink:actuate="onLoad"/><draw:image xlink:href="./ObjectReplacements/Object 31" xlink:type="simple" xlink:show="embed" xlink:actuate="onLoad"/><svg:desc>formula</svg:desc></draw:frame></text:span><text:span text:style-name="T3">. Donc </text:span><text:span text:style-name="T1">f=q</text:span><text:span text:style-name="T3"> répond à la question.</text:span></text:p>
      <text:p text:style-name="P6"/>
      <text:p text:style-name="P6">Il en découle que la vraisemblance projetée revient exactement au même que la vraisemblance tout court ! C'est bien sympa mais quel intérêt alors ? Hé bien il n'y en a pas, mais attention : pour l'instant, on a supposé que la distribution des couples appariés 'psi' était connue or ce n'est jamais le cas en pratique. </text:p>
      <text:p text:style-name="P6"/>
      <text:p text:style-name="Standard"><text:span text:style-name="T3">La situation se corse quand on prend en compte l'estimation de cette distribution. En 2006, j'ai mis en œuvre un algorithme EM pour le faire dans le cadre de la vraisemblance complète. Alors plein d'un naïf espoir, j'ai constaté que l'algorithme de recalage qui en résultait ne fonctionnait pas du tout. La raison qui m'était apparue était que l'estimation de 'psi' était complètement faussée par les voxels sans correspondant et ne reflétait pas la distribution des couples </text:span><text:span text:style-name="T1">appariés</text:span><text:span text:style-name="T3">. </text:span></text:p>
      <text:p text:style-name="P6"/>
      <text:p text:style-name="P6">Le problème est que le modèle global suppose la stationnarité des voxels, outre leur indépendance, or cette hypothèse est manifestement fausse. Il est évident que la distribution de l'intensité peut varier considérablement en fonction de la région étudiée, et que ce qui se passe en dehors de la zone de recouvrement n'est pas pertinent pour le recalage. Est-ce à dire que l'échangeabilité ne tient pas ?</text:p>
      <text:p text:style-name="P6"/>
      <text:p text:style-name="Standard"><text:span text:style-name="T3">C'est plus subtile que ça. Sous l'échangeabilité, le théorème de de Finetti nous dit qu'il existe une </text:span><text:soft-page-break/><text:span text:style-name="T3">distribution paramétrique </text:span><text:span text:style-name="T3"><draw:frame draw:style-name="fr1" draw:name="Object32" text:anchor-type="as-char" svg:y="-0.152in" svg:width="0.7563in" svg:height="0.2008in" draw:z-index="56"><draw:object xlink:href="./Object 32" xlink:type="simple" xlink:show="embed" xlink:actuate="onLoad"/><draw:image xlink:href="./ObjectReplacements/Object 32" xlink:type="simple" xlink:show="embed" xlink:actuate="onLoad"/></draw:frame></text:span><text:span text:style-name="T3">dont les couples de points peuvent être considérés comme </text:span><text:span text:style-name="T3">des réalisations indépendantes. Nous avons assimilé le paramètre à la distribution qu'il décrit, notée </text:span><text:span text:style-name="T3"><draw:frame draw:style-name="fr1" draw:name="Object33" text:anchor-type="as-char" svg:y="-0.152in" svg:width="0.611in" svg:height="0.2in" draw:z-index="57"><draw:object xlink:href="./Object 33" xlink:type="simple" xlink:show="embed" xlink:actuate="onLoad"/><draw:image xlink:href="./ObjectReplacements/Object 33" xlink:type="simple" xlink:show="embed" xlink:actuate="onLoad"/></draw:frame></text:span><text:span text:style-name="T3">, ce qui est un petit raccourci de notation... Nous avons supposé implicitement que le paramètre 'psi' pouvait être estimé empiriquement.</text:span></text:p>
      <text:p text:style-name="P6"/>
      <text:p text:style-name="P6">Et c'est ici que le bas blesse. Car cette estimation risque de se baser sur des données incomplètes à cause du recouvrement partiel. Dans un problème où la zone de recouvrement représente une petite partie des images, l'estimation de 'psi' nécessite d'extrapoler chaque image partout où elle ne recouvre pas l'autre. C'est très ambitieux ! J'avais dérivé un algorithme EM pour le faire, au Ritz de Lisbonne en 2006, très chic... mais les équations, aussi brillantes soient-elles, ne garantissent pas la qualité du résultat.</text:p>
      <text:p text:style-name="P6"/>
      <text:p text:style-name="P6">Remarquons que dans un problème de template matching, où un petit patch se balade dans une image beaucoup plus grande, l'extrapolation n'a pas d'effet. La loi conditionnelle du patch en fonction de la scène est alors donnée par l'histogramme dans la zone de <text:s/>recouvrement alors que la marginale de la scène découle de l'histogramme de la scène complète mais ne joue aucun rôle dans le recalage car, dans ce cas précis, maximiser la vraisemblance revient à minimiser l'entropie conditionnelle. Je m'étais habilement placé dans ce cas particulier dans mon papier de 2000 mais le cas général est beaucoup plus complexe, puisque près de 20 ans plus tard, je suis encore à y réfléchir... </text:p>
      <text:p text:style-name="P6"/>
      <text:p text:style-name="Standard"><text:span text:style-name="T3">Ainsi, donc, le problème n'est tant l'adéquation de 'psi' avec le recouvrement empirique que son identifiabilité. La vraisemblance projetée permet-elle une meilleure estimation de 'psi' ? C'est une question importante. Si on considère qu'il s'agit du même 'psi', la réponse est non – mais si on considère 'psi' comme décrivant la distribution des couples </text:span><text:span text:style-name="T1">effectivement</text:span><text:span text:style-name="T3"> appariés (notre attribut adaptatif), alors oui. </text:span></text:p>
      <text:p text:style-name="P6"/>
      <text:p text:style-name="Standard"><text:span text:style-name="T3">Le théorème de représentation de de Finetti donne la forme d'un modèle génératif hiérarchique dans lequel le paramètre 'psi' se réalise selon une certaine loi marginale </text:span><text:span text:style-name="T3"><draw:frame draw:style-name="fr1" draw:name="Object34" text:anchor-type="as-char" svg:y="-0.152in" svg:width="0.4425in" svg:height="0.2in" draw:z-index="61"><draw:object xlink:href="./Object 34" xlink:type="simple" xlink:show="embed" xlink:actuate="onLoad"/><draw:image xlink:href="./ObjectReplacements/Object 34" xlink:type="simple" xlink:show="embed" xlink:actuate="onLoad"/><svg:desc>formula</svg:desc></draw:frame></text:span><text:span text:style-name="T3">, puis les données de façon i.i.d. selon la loi décrite par 'psi'. Cela signifie que 'psi' est censé varier d'un couple d'images à l'autre et qu'il n'y a donc pas lieu d'essayer de l'apprendre sur des données d'entrainement !</text:span></text:p>
      <text:p text:style-name="P6"/>
      <text:p text:style-name="P6">Cela suggère aussi d'éliminer 'psi' par la méthode conventionnelle, c-à-d l'intégration bayésienne. Nous avons motivé la vraisemblance projetée par l'impossibilité pratique d'estimer 'psi' avec précision, mais cette difficulté est prise en compte dans le paradigme bayésien. Alors pourquoi ne pas l'appliquer ? C'est d'ailleurs ce que dit Bernardo dans son papier de 1996 sur l'échangeabilité : le théorème de représentation « requiert une approche bayésienne ». Sauf que personne n'applique le full Bayes en pratique dès lors qu'il y a des intégrales compliquées à calculer...</text:p>
      <text:p text:style-name="P6"/>
      <text:p text:style-name="P6">La vraisemblance projetée permet de généraliser la bonne vieille approche « profile likelihood », tellement plus simple, dans laquelle le paramètre de nuisance est remplacé par son estimée par MV. Celle-ci est une bonne approximation de la vraisemblance intégrée (bayésienne) si l'estimée en question est précise. Or, c'est le problème que nous avons ici. La vraisemblance projetée contourne ce problème par réduction des données.</text:p>
      <text:p text:style-name="P6"/>
      <text:p text:style-name="Standard"><text:span text:style-name="T3">Dans le cas du recalage, on a bel et bien un modèle paramétrique </text:span><text:span text:style-name="T1">complet</text:span><text:span text:style-name="T3"> des données, fourni par le théorème de représentation. La vraisemblance projetée n'est pas ici motivée par l'absence de modèle complet mais par l'impossibilité pratique d'en estimer précisément les paramètres, en plus de l'habituel coût calculatoire prohibitif du paradigme bayésien. Ce qui revient plus ou moins au même.</text:span></text:p>
      <text:p text:style-name="P6"/>
      <text:p text:style-name="P6">Notons aussi que, pour le recalage, le rapport de vraisemblances de l'attribut adaptatif est égal au <text:soft-page-break/>rapport de vraisemblances exact. C'est tout simplement parce que les couples de voxels appariés constituent une statistique exhaustive vis-à-vis de l'hypothèse nulle d'absence d'appariemments. Ce qui justifie pleinement ce choix d'hypothèse nulle !</text:p>
      <text:p text:style-name="P6"/>
      <text:p text:style-name="P6"/>
      <text:h text:style-name="P9" text:outline-level="3">Cohérence asymptotique forte</text:h>
      <text:p text:style-name="P6"/>
      <text:p text:style-name="P6">Tout semble s'éclairer d'un jour nouveau mais il reste un point qui me chiffonne... La cohérence asymptotique. </text:p>
      <text:p text:style-name="P6"/>
      <text:p text:style-name="P6">Elle est évidente sous l'hypothèse d'échangeabilité. Que se passe-t-il si on applique la méthode sans permuter mentalement les voxels ? La question sous-jacente est la suivante. Si j'applique une translation d'un voxel et calcule la log-vraisemblance, est-ce que je trouve en moyenne une valeur négative comme le prétend la théorie ? Pas forcément. Pourquoi ? Parce que cette expérience viole l'hypothèse d'échangeabilité compte tenu du fait que les voxels d'images réelles ne sont clairement pas permutables. </text:p>
      <text:p text:style-name="P6"/>
      <text:p text:style-name="Standard"><text:span text:style-name="T3">Ce que signifie la cohérence asymptotique ici, compte tenu de l'échangeabilité, c'est que la log-vraisemblance moyenne pour des </text:span><text:span text:style-name="T1">appariemments aléatoires</text:span><text:span text:style-name="T3"> est plus petite que pour les appariemments corrects. Il faut garder à l'esprit que les appariemments ne peuvent être choisis de façon spatialement structurée dans cette affaire. Lorsqu'on décale progressivement deux images spatialement continues, la log-vraisemblance varie de façon continue et non en échelon. D'une certaine façon, la vraisemblance est « lissée » par rapport à la situation d'échangeabilité. </text:span></text:p>
      <text:p text:style-name="P6"/>
      <text:p text:style-name="Standard"><text:span text:style-name="T3">Est-ce que ce « lissage » peut conduire à déplacer le maximum? </text:span>J'en reviens à mon idée obsessive de calculer l'espérance du log-ratio<draw:frame draw:style-name="fr1" draw:name="Object35" text:anchor-type="as-char" svg:y="-0.152in" svg:width="1.4516in" svg:height="0.2126in" draw:z-index="62"><draw:object xlink:href="./Object 35" xlink:type="simple" xlink:show="embed" xlink:actuate="onLoad"/><draw:image xlink:href="./ObjectReplacements/Object 35" xlink:type="simple" xlink:show="embed" xlink:actuate="onLoad"/></draw:frame>pour un certain décalage <text:span text:style-name="T1">t,</text:span><text:span text:style-name="T3"> et </text:span><text:span text:style-name="T1">f</text:span><text:span text:style-name="T3"> désignant la distribution conjointe des couples appariés, soit la distribution stationnaire du couple d'images vu comme un champ aléatoire. Autrement dit : si on prend l'espérance du log-ratio sous la « vraie » loi de</text:span><text:span text:style-name="T3"><draw:frame draw:style-name="fr1" draw:name="Object37" text:anchor-type="as-char" svg:y="-0.152in" svg:width="0.4453in" svg:height="0.2126in" draw:z-index="63"><draw:object xlink:href="./Object 37" xlink:type="simple" xlink:show="embed" xlink:actuate="onLoad"/><draw:image xlink:href="./ObjectReplacements/Object 37" xlink:type="simple" xlink:show="embed" xlink:actuate="onLoad"/><svg:desc>formula</svg:desc></draw:frame></text:span><text:span text:style-name="T3">, celle du champ aléatoire, est-ce que cette quantité est nécessairement plus petite que pour un décalage nul ? Pour éviter de nous faire trop de nœuds à la tête, nous allons supposer que </text:span><text:span text:style-name="T1">f</text:span><text:span text:style-name="T3"> est la même chose que</text:span><text:span text:style-name="T3"><draw:frame draw:style-name="fr1" draw:name="Object36" text:anchor-type="as-char" svg:y="-0.1035in" svg:width="0.2016in" svg:height="0.1457in" draw:z-index="64"><draw:object xlink:href="./Object 36" xlink:type="simple" xlink:show="embed" xlink:actuate="onLoad"/><draw:image xlink:href="./ObjectReplacements/Object 36" xlink:type="simple" xlink:show="embed" xlink:actuate="onLoad"/></draw:frame></text:span><text:span text:style-name="T3">en admettant que si on permute aléatoirement la réalisation d'un champ aléatoire stationnaire de distribution instantannée </text:span><text:span text:style-name="T1">f</text:span><text:span text:style-name="T3">, les voxels sont i.i.d. selon </text:span><text:span text:style-name="T1">f</text:span><text:span text:style-name="T3">.</text:span></text:p>
      <text:p text:style-name="P6"/>
      <text:p text:style-name="Standard"><text:span text:style-name="T3">Remarquons que si le champ aléatoire est ergodique et que cette propriété de cohérence asymptotique tient, alors le maximum de vraisemblance est aussi proche qu'on veut de la vraie transformation en ajoutant indéfiniment des voxels, un peu comme dans un problème de régression aux moindres carrés. Propriété de </text:span><text:span text:style-name="T1">cohérence forte</text:span><text:span text:style-name="T3">. C'est déjà beaucoup demander !</text:span></text:p>
      <text:p text:style-name="P6"/>
      <text:p text:style-name="P6">Dans le cadre d'un modèle d'images simple de type markovien, la cohérence asymptotique ne tient pas en toute généralité – bien que Lila Zöllei ait publié un papier qui prétend le contraire. J'ai un contre-exemple simple sous la main si besoin. Pour garantir le résultat, il faut faire des hypothèses supplémentaires sur le processus de scène sous-jacent. Par exemple, un modèle de scène agnostique type Potts marche. Mais un tel modèle n'est pas forcément ergodique, et alors n'a toujours pas la cohérence forte...</text:p>
      <text:p text:style-name="P6"/>
      <text:p text:style-name="P6">Ajoutons à cela le fait qur les modèles d'images considérés ici sont simplistes et ne tiennent pas compte d'effets de biais spatiaux, de bruit texturé, etc. et on se convaincra aisément que cette voie de réflexion a de bonnes chances de mener nulle part.</text:p>
      <text:p text:style-name="P6"/>
      <text:p text:style-name="Standard"><text:span text:style-name="T3">Voilà comment on referme une porte ouverte il y a 20 ans. La réponse à la question était : cette </text:span><text:span text:style-name="T3">question n'a pas beaucoup de sens.</text:span></text:p>
      <text:p text:style-name="P6"><text:soft-page-break/></text:p>
      <text:p text:style-name="P6">Simple is beautiful.</text:p>
      <text:p text:style-name="P6"/>
      <text:h text:style-name="P10" text:outline-level="3">Réflexions d'ordre général</text:h>
      <text:p text:style-name="P3"/>
      <text:p text:style-name="P3">Revenons à la description générale de la vraisemblance projetée. Il y a au moins deux questions auxquelles ni Baggenstoss ni Minka n'apportent de réponse satisfaisante. 1) Comment choisit-on l'hypothèse nulle ? 2) Comment estime-t-on les paramètres d'un modèle de vraisemblance projetée ?</text:p>
      <text:p text:style-name="P3"/>
      <text:p text:style-name="P3">L'hypothèse nulle. C'est vis-à-vis d'elle qu'on mesure la discrimination et il serait naïf de penser que ce choix est arbitraire. Par exemple, j'avais remarqué en recalage d'images que si on prend une loi uniforme comme distribution nulle, en vertu de je ne sais quel principe de « raison insuffisante », la méthode fait n'importe quoi. En recalage, un choix naturel d'hypothèse nulle (l'absence d'appariemments) s'impose compte tenu du modèle global. Quand je dis naturel, je veux dire que ce choix fournit un attribut adaptatif exhaustif pour chaque fonction d'appariemments. Voilà une première piste : choisir l'hypothèse nulle pour que les attributs soient les plus informatifs possibles... mais c'est un peu vague.</text:p>
      <text:p text:style-name="P3"/>
      <text:p text:style-name="P3">Une autre idée, très ambitieuse, est de contraindre la distribution nulle à être la marginale associée aux distributions génératives, ce qui donne la formulation MIL. On peut alors ré-interpréter le MDI comme un principe de divergence minimale entre les lois a priori et a posteriori. Pourquoi pas, mais ça rend les calculs affreux et présente la particularité peu séduisante de définir la pseudo-vraisemblance en fonction d'un a priori bayésien.</text:p>
      <text:p text:style-name="P3"/>
      <text:p text:style-name="P3">Il semble plus judicieux, et en tous cas plus simple, de contraindre l'hypothèse nulle à être un point dans l'espace des variables d'intérêt, donc une hypothèse crédible a priori plutôt qu'une référence tirée du chapeau. Cela semble raisonnable, mais quel point choisir ?</text:p>
      <text:p text:style-name="P3"/>
      <text:p text:style-name="P3">Au fond, l'hypothèse nulle est une forme d'a priori non-bayésien. Intuitivement, ce doit être une hypothèse crédible par défaut. Elle doit pouvoir être écartée au profit de l'hypothèse vraie tout en pouvant « résister » à toutes les hypothèses erronées. </text:p>
      <text:p text:style-name="P3"/>
      <text:p text:style-name="P3">Dans le contexte d'un diagnostique médical, par exemple, l'hypothèse nulle qui est faite en pratique <text:s/>est la normalité. Le patient est supposé en bonne santé jusqu'à preuve du contraire. C'est bien naturel. Mais pourquoi ne pas considérer, disons, la grippe, ou Alzheimer, comme hypothèses nulles ? Après tout, si le patient se présente devant un médecin, c'est peut-être parce qu'il ne va pas bien. </text:p>
      <text:p text:style-name="P3"/>
      <text:p text:style-name="P3">Laissons ce problème de côté pour le moment.</text:p>
      <text:p text:style-name="P3"/>
      <text:p text:style-name="P3">L'autre question est : comment estimer les paramètres ? En toute généralité, on a un modèle paramétrique du type suivant (avec tous les abus de notation que l'on s'autorise) :</text:p>
      <text:p text:style-name="P3"/>
      <text:p text:style-name="P3"><draw:frame draw:style-name="fr1" draw:name="Object21" text:anchor-type="as-char" svg:y="-0.2598in" svg:width="1.7425in" svg:height="0.4244in" draw:z-index="65"><draw:object xlink:href="./Object 21" xlink:type="simple" xlink:show="embed" xlink:actuate="onLoad"/><draw:image xlink:href="./ObjectReplacements/Object 21" xlink:type="simple" xlink:show="embed" xlink:actuate="onLoad"/></draw:frame></text:p>
      <text:p text:style-name="P3"/>
      <text:p text:style-name="P3">et il s'agit d'éliminer 'psi'. Il peut s'avérer que 'psi' se décompose en deux blocs disjoints de paramètres codant respectivement pour les distributions « alternative » et « nulle ». </text:p>
      <text:p text:style-name="P3"/>
      <text:p text:style-name="P3">Si on y va comme des bourrins, on cherchera le 'psi' qui maximise l'expression ci-dessus en vertu du principe MV bien connu. C'est supposer que 'psi' peut être estimé précisément de cette façon.</text:p>
      <text:p text:style-name="P3"><text:soft-page-break/></text:p>
      <text:p text:style-name="P3">Une autre façon de voir cette situation est de considérer que<draw:frame draw:style-name="fr1" draw:name="Object29" text:anchor-type="as-char" svg:y="-0.152in" svg:width="0.5398in" svg:height="0.2in" draw:z-index="66"><draw:object xlink:href="./Object 29" xlink:type="simple" xlink:show="embed" xlink:actuate="onLoad"/><draw:image xlink:href="./ObjectReplacements/Object 29" xlink:type="simple" xlink:show="embed" xlink:actuate="onLoad"/></draw:frame>définit la fonction de vraisemblance du problème d'inférence binaire H1 vs H0, c'est le point de vue de mon papier arXiv. Autrement dit, on demande à un expert statisticien de faire une inférence basée sur les données réduites, en lui « masquant » les données complètes. Dès lors, on travaille avec la vraisemblance réduite et la question qui se pose alors est de combiner ces vraisemblances réduites à travers les hypothèses alternatives... d'où le rapport de vraisemblances maximales et tout. </text:p>
      <text:p text:style-name="P3"/>
      <text:p text:style-name="P3">Quelle est la différence ? C'est juste qu'on travaille dans deux espaces d'épreuve différents. Dans l'espace de plus grande dimension, le problème d'estimation de 'psi' peut souffrir d'un manque d'efficacité statistique. Le fameux curse of dimensionality – ça y est, je l'ai casé. Le fait qu'on n'a pas forcément assez de données pour estimer la distribution d'une variable de grande dimension. En réduisant la dimensionalité, on n'améliore pas l'estimation de 'psi' en tant que telle. Mais la distribution des données réduites est plus facile à estimer. </text:p>
      <text:p text:style-name="P3"/>
      <text:p text:style-name="P3">C'est un phénomène bien connu : la réduction de dimension peut être indispensable dès lors qu'il y a des paramètres à estimer. On ne va pas disserter là-dessus maintenant...</text:p>
      <text:p text:style-name="P3"/>
      <text:p text:style-name="P3">En recalage, c'est le problème d'estimation des paramètres qui est au cœur de la stratégie de vraisemblance projetée. Jusqu'à ce qu'on identifie ce problème, il n'y a pas de vraisemblance projetée. </text:p>
      <text:p text:style-name="P3"/>
      <text:p text:style-name="P3">L'idée que j'ai eue à Lisbonne, cinq ans après avoir bouclé ma thèse, c'était exactement le contraire de ce qu'il fallait faire. J'essayais de faire rentrer le formalisme du recalage dans un cadre statistique classique alors qu'il fallait au contraire en sortir pour donner une justification théorique aux méthodes utilisées par la communauté. Ayant reconnu cette nécessité peu de temps après avoir constaté, à l'été 2006, que « l'approche de Lisbonne » ne fonctionnait pas, j'ai mis plus de 10 ans à saisir une idée simple.</text:p>
      <text:p text:style-name="P3"/>
      <text:p text:style-name="P3">L'idée que l'élimination de paramètres par maximum de vraisemblance ne fonctionne bien que lorsque les données sont suffisamment informatives. Si tel n'est pas le cas, il faut proscrire cette approche. </text:p>
      <text:p text:style-name="P3"/>
      <text:p text:style-name="P3">Quelles sont alors les solutions alternatives ? L'intégration bayésienne en est une, avec toutes ses difficultés. C'est la solution académique mais pas forcément pratique. La vraisemblance projetée en est une autre, potentiellement beaucoup plus simple. Elle repose sur l'idée simple que l'élimination de paramètres par MV fonctionne mieux en dimension réduite. </text:p>
      <text:p text:style-name="P3"/>
      <text:p text:style-name="P1">D'autres stratégies d'élimination existent dans la littérature. On peut penser, par exemple, à la normalized maximum likelihood (NML) chère aux adeptes du MDL. Cette approche revient à appliquer un terme correctif multiplicatif à la vraisemblance profile mais repose en définitive sur la même hypothèse implicite, à savoir que l'estimée par MV a du sens. La vraisemblance projetée semble être une idée orthogonale. </text:p>
      <text:p text:style-name="P1"/>
      <text:p text:style-name="P1"/>
      <text:h text:style-name="Heading_20_3" text:outline-level="3">La petite généralisation qui va bien...</text:h>
      <text:p text:style-name="P1"/>
      <text:p text:style-name="P1">On a avalisé le modèle i.i.d. pour les couples de points appariés mais il y a encore quelquechose qui me chagrine. Regardons cette magnifique équation :</text:p>
      <text:p text:style-name="P1"/>
      <text:p text:style-name="P1"><text:soft-page-break/><draw:frame draw:style-name="fr1" draw:name="Object38" text:anchor-type="as-char" svg:y="-0.172in" svg:width="3.6693in" svg:height="0.2783in" draw:z-index="67"><draw:object xlink:href="./Object 38" xlink:type="simple" xlink:show="embed" xlink:actuate="onLoad"/><draw:image xlink:href="./ObjectReplacements/Object 38" xlink:type="simple" xlink:show="embed" xlink:actuate="onLoad"/><svg:desc>formula</svg:desc></draw:frame></text:p>
      <text:p text:style-name="P1"/>
      <text:p text:style-name="P1">Le souci est le suviant. Si l'ensemble<draw:frame draw:style-name="fr1" draw:name="Object39" text:anchor-type="as-char" svg:y="-0.1484in" svg:width="0.2543in" svg:height="0.2091in" draw:z-index="69"><draw:object xlink:href="./Object 39" xlink:type="simple" xlink:show="embed" xlink:actuate="onLoad"/><draw:image xlink:href="./ObjectReplacements/Object 39" xlink:type="simple" xlink:show="embed" xlink:actuate="onLoad"/></draw:frame>est grand, c-à-d si il y a beaucoup de couples appariés, il y a suffisamment d'information pour estimer 'psi' avec quasi certitude sans ce soucier de <draw:frame draw:style-name="fr1" draw:name="Object40" text:anchor-type="as-char" svg:y="-0.1484in" svg:width="0.261in" svg:height="0.2098in" draw:z-index="70"><draw:object xlink:href="./Object 40" xlink:type="simple" xlink:show="embed" xlink:actuate="onLoad"/><draw:image xlink:href="./ObjectReplacements/Object 40" xlink:type="simple" xlink:show="embed" xlink:actuate="onLoad"/><svg:desc>formula</svg:desc></draw:frame>et <draw:frame draw:style-name="fr1" draw:name="Object41" text:anchor-type="as-char" svg:y="-0.1484in" svg:width="0.2465in" svg:height="0.2098in" draw:z-index="71"><draw:object xlink:href="./Object 41" xlink:type="simple" xlink:show="embed" xlink:actuate="onLoad"/><draw:image xlink:href="./ObjectReplacements/Object 41" xlink:type="simple" xlink:show="embed" xlink:actuate="onLoad"/><svg:desc>formula</svg:desc></draw:frame>. C'est bien ce que nous faisons en pratique, mais le 'psi' qu'on estime alors n'est pas le « vrai » en ce sens qu'il ne représente pas les valeurs marginales observées en dehors de la zone de recouvrement. </text:p>
      <text:p text:style-name="P1"/>
      <text:p text:style-name="P1">En d'autres termes, si je génère des couples i.i.d. selon une certaine loi 'psi' et que j'en prends un sous-ensemble suffisamment grand, je peux recouvrer 'psi'. Bien sûr, à conditon que le sous-ensemble soit choisi au hasard, c-à-d <text:span text:style-name="T1">indépendamment des données</text:span>. Est-ce le cas ici ? </text:p>
      <text:p text:style-name="P1"/>
      <text:p text:style-name="P1">Revenons sur notre modèle génératif. On imagine la réalisation d'un champ aléatoire bivarié, avec de la corrélation spatiale et de l'instationnarité. On pioche alors des couples là-dedans, à des positions fixes mais dans un ordre aléatoire de manière à satisfaire l'échangeabilité. Il en résulte que la distribution des couples peut être considérée comme i.i.d. d'après le théorème de de Finetti. A ce stade, on suppose des appariemments bijectifs, notés <text:span text:style-name="T3">s</text:span><text:span text:style-name="T1">,</text:span><text:span text:style-name="T3"> de sorte qu'on a la forme :</text:span></text:p>
      <text:p text:style-name="P1"/>
      <text:p text:style-name="P1"><draw:frame draw:style-name="fr1" draw:name="Object42" text:anchor-type="as-char" svg:y="-0.172in" svg:width="2.052in" svg:height="0.2638in" draw:z-index="72"><draw:object xlink:href="./Object 42" xlink:type="simple" xlink:show="embed" xlink:actuate="onLoad"/><draw:image xlink:href="./ObjectReplacements/Object 42" xlink:type="simple" xlink:show="embed" xlink:actuate="onLoad"/><svg:desc>formula</svg:desc></draw:frame></text:p>
      <text:p text:style-name="P1">où <draw:frame draw:style-name="fr1" draw:name="Object43" text:anchor-type="as-char" svg:y="-0.1484in" svg:width="0.2575in" svg:height="0.2091in" draw:z-index="73"><draw:object xlink:href="./Object 43" xlink:type="simple" xlink:show="embed" xlink:actuate="onLoad"/><draw:image xlink:href="./ObjectReplacements/Object 43" xlink:type="simple" xlink:show="embed" xlink:actuate="onLoad"/></draw:frame>et <draw:frame draw:style-name="fr1" draw:name="Object44" text:anchor-type="as-char" svg:y="-0.1484in" svg:width="0.2453in" svg:height="0.2098in" draw:z-index="74"><draw:object xlink:href="./Object 44" xlink:type="simple" xlink:show="embed" xlink:actuate="onLoad"/><draw:image xlink:href="./ObjectReplacements/Object 44" xlink:type="simple" xlink:show="embed" xlink:actuate="onLoad"/></draw:frame>représentent les ensembles de points complets. <text:span text:style-name="T3">Notons que la définition de </text:span><text:span text:style-name="T1">s</text:span><text:span text:style-name="T3"> dépend de l'ordre dans lequel ont été prélevés les couples. <text:s/></text:span></text:p>
      <text:p text:style-name="P3"/>
      <text:p text:style-name="P1">Mais, là, on se rend compte que les ensembles dont on dispose ne sont pas complets, au sens où certains points 'x' ou 'y' ne sont pas observés. Qu'à cela ne tienne, il suffit d'intégrer la relation ci-dessus par rapport à ces données manquantes, c'est le b.a.-ba du calcul de probabilités. On obtient alors une forme du type :</text:p>
      <text:p text:style-name="P1"/>
      <text:p text:style-name="P1"><draw:frame draw:style-name="fr1" draw:name="Object45" text:anchor-type="as-char" svg:y="-0.172in" svg:width="3.6256in" svg:height="0.2783in" draw:z-index="75"><draw:object xlink:href="./Object 45" xlink:type="simple" xlink:show="embed" xlink:actuate="onLoad"/><draw:image xlink:href="./ObjectReplacements/Object 45" xlink:type="simple" xlink:show="embed" xlink:actuate="onLoad"/><svg:desc>formula</svg:desc></draw:frame></text:p>
      <text:p text:style-name="P1">La dernière étape consiste à remarquer que toutes les fonctions d'appariemments qui coïncident sur les ensembles observés sont équivalentes. On peut donc restreindre la recherche à des fonctions d'appariemments des indices de <text:span text:style-name="T1">X</text:span> vers ceux de <text:span text:style-name="T1">Y</text:span>, en ajoutant juste une classe « inconnue », avec la notation <text:span text:style-name="T1">q</text:span>. D'où la magnifique équation rappellée au début de cette section.</text:p>
      <text:p text:style-name="P1"/>
      <text:p text:style-name="P1">Si on simule des données dans le modèle ci-dessus, à <text:span text:style-name="T1">q</text:span> fixe, on observera que la distribution d'intensité dans la zone de recouvrement est 'psi' alors que l'histogramme conjoint estimé peut être très différent de 'psi', si 'psi' représente la distribution dans une région plus large. Ce modèle génératif ne semble pas correct !</text:p>
      <text:p text:style-name="P1"/>
      <text:p text:style-name="P1">C'est alors qu'on se reprend et qu'on se demande... pourquoi supposer que la distribution des couples appariés est la même pour les couples observés et non-observés? N'est-ce pas faire une hypothèse implicite, même si ça a l'air raisonnable ? </text:p>
      <text:p text:style-name="P1"/>
      <text:p text:style-name="P1">On éviterait ce problème en utilisant le modèle un tout petit peu plus général :</text:p>
      <text:p text:style-name="P1"/>
      <text:p text:style-name="P1"><draw:frame draw:style-name="fr1" draw:name="Object51" text:anchor-type="as-char" svg:y="-0.172in" svg:width="3.8161in" svg:height="0.2783in" draw:z-index="76"><draw:object xlink:href="./Object 51" xlink:type="simple" xlink:show="embed" xlink:actuate="onLoad"/><draw:image xlink:href="./ObjectReplacements/Object 51" xlink:type="simple" xlink:show="embed" xlink:actuate="onLoad"/><svg:desc>formula</svg:desc></draw:frame></text:p>
      <text:p text:style-name="P1">où les distributions des points isolés ne sont pas contraintes à être les marginales de la distribution 'psi'. </text:p>
      <text:p text:style-name="P1"/>
      <text:p text:style-name="P1">Question : pouvons-nous justifier ce modèle par l'argument d'échangeabilité ? </text:p>
      <text:p text:style-name="P1"/>
      <text:p text:style-name="P1"><text:soft-page-break/>Reprenons à zéro. Supposons connue la fonction d'appariemments <text:span text:style-name="T1">q</text:span>. Rajoutons des éléments de valeur 'inconnue' à l'ensemble <text:span text:style-name="T1">Y </text:span><text:span text:style-name="T3">pour que chaque point source non-apparié ait un correspondant. Nous notons</text:span><draw:frame draw:style-name="fr1" draw:name="Object48" text:anchor-type="as-char" svg:y="-0.0846in" svg:width="0.198in" svg:height="0.0953in" draw:z-index="77"><draw:object xlink:href="./Object 48" xlink:type="simple" xlink:show="embed" xlink:actuate="onLoad"/><draw:image xlink:href="./ObjectReplacements/Object 48" xlink:type="simple" xlink:show="embed" xlink:actuate="onLoad"/></draw:frame> la valeur de ce point pour faire mystérieux. De la même façon, on complète l'ensemble source pour que tous les points cibles aient un antécédent. On définit ainsi deux ensembles « complets » ainsi qu'un prolongement bijectif de <text:span text:style-name="T1">q</text:span>, tout cela en fonction de <text:span text:style-name="T1">q</text:span> mais comme on raisonne conditionnellement à <text:span text:style-name="T1">q</text:span>, ce n'est pas grave...</text:p>
      <text:p text:style-name="P1"/>
      <text:p text:style-name="P1">Ensuite, on applique le théorème de de Finetti:</text:p>
      <text:p text:style-name="P1"/>
      <text:p text:style-name="P1"><draw:frame draw:style-name="fr1" draw:name="Object46" text:anchor-type="as-char" svg:y="-0.172in" svg:width="2.0264in" svg:height="0.2638in" draw:z-index="78"><draw:object xlink:href="./Object 46" xlink:type="simple" xlink:show="embed" xlink:actuate="onLoad"/><draw:image xlink:href="./ObjectReplacements/Object 46" xlink:type="simple" xlink:show="embed" xlink:actuate="onLoad"/><svg:desc>formula</svg:desc></draw:frame></text:p>
      <text:p text:style-name="P1"/>
      <text:p text:style-name="P1">sachant que<draw:frame draw:style-name="fr1" draw:name="Object47" text:anchor-type="as-char" svg:y="-0.1484in" svg:width="0.2228in" svg:height="0.2091in" draw:z-index="79"><draw:object xlink:href="./Object 47" xlink:type="simple" xlink:show="embed" xlink:actuate="onLoad"/><draw:image xlink:href="./ObjectReplacements/Object 47" xlink:type="simple" xlink:show="embed" xlink:actuate="onLoad"/></draw:frame>ou<draw:frame draw:style-name="fr1" draw:name="Object49" text:anchor-type="as-char" svg:y="-0.1484in" svg:width="0.3626in" svg:height="0.2181in" draw:z-index="80"><draw:object xlink:href="./Object 49" xlink:type="simple" xlink:show="embed" xlink:actuate="onLoad"/><draw:image xlink:href="./ObjectReplacements/Object 49" xlink:type="simple" xlink:show="embed" xlink:actuate="onLoad"/></draw:frame>peut valoir<draw:frame draw:style-name="fr1" draw:name="Object50" text:anchor-type="as-char" svg:y="-0.0846in" svg:width="0.198in" svg:height="0.0953in" draw:z-index="81"><draw:object xlink:href="./Object 50" xlink:type="simple" xlink:show="embed" xlink:actuate="onLoad"/><draw:image xlink:href="./ObjectReplacements/Object 50" xlink:type="simple" xlink:show="embed" xlink:actuate="onLoad"/></draw:frame>et que la distribution <text:span text:style-name="T1">f</text:span> tient compte de ces nouveaux points. </text:p>
      <text:p text:style-name="P1"/>
      <text:p text:style-name="P1">En notant les distributions suivantes définies sur l'espace de valeurs initial privé de 'omega': <draw:frame draw:style-name="fr1" draw:name="Object52" text:anchor-type="as-char" svg:y="-0.152in" svg:width="1.4382in" svg:height="0.2126in" draw:z-index="82"><draw:object xlink:href="./Object 52" xlink:type="simple" xlink:show="embed" xlink:actuate="onLoad"/><draw:image xlink:href="./ObjectReplacements/Object 52" xlink:type="simple" xlink:show="embed" xlink:actuate="onLoad"/></draw:frame>, <draw:frame draw:style-name="fr1" draw:name="Object53" text:anchor-type="as-char" svg:y="-0.152in" svg:width="1.3764in" svg:height="0.2126in" draw:z-index="83"><draw:object xlink:href="./Object 53" xlink:type="simple" xlink:show="embed" xlink:actuate="onLoad"/><draw:image xlink:href="./ObjectReplacements/Object 53" xlink:type="simple" xlink:show="embed" xlink:actuate="onLoad"/></draw:frame>, <draw:frame draw:style-name="fr1" draw:name="Object54" text:anchor-type="as-char" svg:y="-0.152in" svg:width="1.4138in" svg:height="0.2134in" draw:z-index="84"><draw:object xlink:href="./Object 54" xlink:type="simple" xlink:show="embed" xlink:actuate="onLoad"/><draw:image xlink:href="./ObjectReplacements/Object 54" xlink:type="simple" xlink:show="embed" xlink:actuate="onLoad"/><svg:desc>formula</svg:desc></draw:frame>, il vient, en introduisant les mêmes ensembles de points que plus haut :</text:p>
      <text:p text:style-name="P1"/>
      <text:p text:style-name="P1"><draw:frame draw:style-name="fr1" draw:name="Object56" text:anchor-type="as-char" svg:y="-0.1752in" svg:width="4.4598in" svg:height="0.2811in" draw:z-index="85"><draw:object xlink:href="./Object 56" xlink:type="simple" xlink:show="embed" xlink:actuate="onLoad"/><draw:image xlink:href="./ObjectReplacements/Object 56" xlink:type="simple" xlink:show="embed" xlink:actuate="onLoad"/><svg:desc>formula</svg:desc></draw:frame></text:p>
      <text:p text:style-name="P1">où le terme impliquant les facteurs de normalisation 'z' dépend de <text:span text:style-name="T1">q</text:span>, mais pas des données. C'est ici la distribution des données complètes, dépendant de <text:span text:style-name="T1">q</text:span>, qui est définie. Celle qui nous intéresse est celle des données tout court (fixes). Qu'à cela ne tienne, il est évident que celle-ci est obtenue en enlevant tout simplement cette « constante » :</text:p>
      <text:p text:style-name="P1"/>
      <text:p text:style-name="P1"><draw:frame draw:style-name="fr1" draw:name="Object55" text:anchor-type="as-char" svg:y="-0.172in" svg:width="3.8161in" svg:height="0.2783in" draw:z-index="86"><draw:object xlink:href="./Object 55" xlink:type="simple" xlink:show="embed" xlink:actuate="onLoad"/><draw:image xlink:href="./ObjectReplacements/Object 55" xlink:type="simple" xlink:show="embed" xlink:actuate="onLoad"/><svg:desc>formula</svg:desc></draw:frame></text:p>
      <text:p text:style-name="P1"/>
      <text:p text:style-name="P1">Pourquoi est-ce évident ? Parce que (<text:span text:style-name="T1">X</text:span>,<text:span text:style-name="T1">Y</text:span>) est fonction des données complètes et qu'on applique juste une règle élémentaire de calcul probabiliste. </text:p>
      <text:p text:style-name="P1"/>
      <text:p text:style-name="P1">On a donc la petite généralisation souhaitée : nul besoin de contraindre les lois marginales des points isolés à être cohérentes avec la loi 'psi' des couples appariés. Je dirais même plus : il n'y a aucune raison de faire cette restriction...</text:p>
      <text:p text:style-name="P1"/>
      <text:p text:style-name="P1">Du coup, tout s'éclaire. </text:p>
      <text:p text:style-name="P1"/>
      <text:p text:style-name="P1">Tout d'abord, cette forme plus générale préserve la propriété que l'ensemble des couples appariés est exhaustif pour le test des appariemments vs l'hypothèse nulle d'absence d'appariemments. Rien ne change de ce point de vue, et on justifie donc comme avant le choix des attributs pour la vraisemblance projetée. </text:p>
      <text:p text:style-name="P1"/>
      <text:p text:style-name="P1">Ensuite, on comprend mieux le problème d'estimation des paramètres de nuisance. Ici, ces paramètres décrivent non seulement la distribution conjointe des couples appariés mais aussi les distributions marginales des points non-appariés. </text:p>
      <text:p text:style-name="P1"/>
      <text:p text:style-name="P1">L'EM de Lisbonne, avec sa contrainte sur les marginales, est doublement inapproprié. Ce qu'on pourrait envisager dans le même esprit, et que j'ai d'ailleurs également implémenté à l'époque, c'est d'estimer les distributions marginales par MV global. La solution est simple et ne nécessite pas d'EM : il suffit de prendre les histogrammes et/ou ajuster des modèles paramétriques sur les ensembles A et B. Le problème étant que ces ensembles peuvent être trop petits pour permettre une estimation correcte. Prenons le cas du template matching, où <text:span text:style-name="T1">A</text:span> est tout simplement vide... Comment dès lors estimer la marginale en <text:span text:style-name="T1">x</text:span> ? C'est impossible. Cela dit, on s'en fiche car dès lors cette <text:soft-page-break/>marginale n'intervient pas dans le calcul de la vraisemblance... <text:s/></text:p>
      <text:p text:style-name="P1"/>
      <text:p text:style-name="P1">En appliquant la méthode de vraisemblance projetée, on estime « au mieux » la distribution des couples appariés puisque, en l'occurrence, cela revient à maximiser la vraisemblance complète. Par contre, la stratégie qui en découle pour l'estimation des distributions des points non-appariés sous l'hypothèse nulle utilise les points appariés, ce qui peut sembler aberrant ! Mais n'oublions pas que le véritable but est d'estimer le rapport de vraisemblances, et non les distributions marginales dont on se fiche éperdument comme, d'ailleurs, de la distribution jointe. </text:p>
      <text:p text:style-name="P1"/>
      <text:p text:style-name="P1">Le rapport de vraisemblances maximales s'avère imprécis dans l'espace d'épreuve complet... et plus précis dans l'espace réduit. C'est ça, au fond, la substantifique moëlle du message. On a parfois intérêt à réduire l'information pour tester une hypothèse quand il y a des paramètres de nuisance dans la balance. Si ce n'est pas le cas, la théorie de l'information nous dit que ce n'est jamais une bonne idée car la divergence KL entre deux hypothèses ne peut que décroître par réduction des données. Mais en présence de paramètres de nuisance, ce joli résultat tombe à l'eau, foudroyé par la malédiction de la dimension... </text:p>
      <text:p text:style-name="P1"/>
      <text:p text:style-name="P1">Pour le recalage, le modèle permet de justifier le rapport de corrélations en plus de la corrélation standard et l'information mutuelle empirique. De manière générale, on doit spécifier un modèle de distribution conjointe mais aussi des modèles de distributions marginales pour les points non-appariés. C'est cela qui change un peu. </text:p>
      <text:p text:style-name="P1"/>
      <text:p text:style-name="P1">Enfin, pour dérouler complètement le fil, on observe le défaut de pivotalité de la log-vraisemblance projetée (dont l'espérance dépend de la taille de zone de recouvrement). On peut corriger ça dans la perspective de construire des intervalles de confiance.</text:p>
      <text:p text:style-name="P1"/>
      <text:p text:style-name="P1"/>
      <text:h text:style-name="Heading_20_3" text:outline-level="3">Où il est question de vraisemblance restreinte...</text:h>
      <text:p text:style-name="P1"/>
      <text:p text:style-name="P1">En résumé, nous proposons une méthode simple pour éliminer des paramètres de nuisance, qui procède par réduction de dimension. Parce que cette réduction est adaptative (fonction du paramètre à inférer), la fonction de vraisemblance classique devient un rapport de vraisemblances, et la vraisemblance profile un rapport de vraisemblances maximales. L'idée force est que le rapport de vraisemblances maximales en dimension réduite est potentiellement plus stable que dans l'espace d'épreuve complet car « il y a moins de paramètres sous-jacents ». </text:p>
      <text:p text:style-name="P1"/>
      <text:p text:style-name="P1">Cette idée semble reposer sur un argument assez fondamental dont il est surprenant qu'il n'ait pas été avancé plus tôt. Baggenstoss a vu que la réduction adaptative est traitée de façon adéquate par un rapport de vraisemblances, mais sans vraiment discuter l'élimination des paramètres de nuisance En fait, il voit l'affaire comme un moyen de proposer un modèle génératif quand on n'en a pas.</text:p>
      <text:p text:style-name="P1"/>
      <text:p text:style-name="P1">Mais la question est de savoir si la méthode est également utile quand on a un modèle complet. L'élimination des paramètres de nuisance devient alors le point central. A-t-on raison de penser que réduire la dimension stabilise le rapport de vraisemblances ? Des exemples, on veut des exemples. Simples si possible.</text:p>
      <text:p text:style-name="P1"/>
      <text:p text:style-name="P1">Bon, je viens de faire une simulation toute bête sous python où je prends une floppée d'attributs gaussiens corrélés dont un seul a une distribution qui change entre deux conditions. Il n'y a pas photo : le rapport de vraisemblances maximales fondé sur ce seul attribut est plus stable que celui qui incorpore joyeusement tous les attributs et estime les paramètres de la distribution multivariée. </text:p>
      <text:p text:style-name="P1"/>
      <text:p text:style-name="P1"><text:soft-page-break/>Dans le cas du recalage, la réduction de dimension élimine des paramètres, en l'occurrence les paramètres de distributions marginales (sous l'hypothèse alternative). </text:p>
      <text:p text:style-name="P1"/>
      <text:p text:style-name="P1">Mais est-ce une raison vraiment décisive pour réduire la dimension dans ce cas ? Pas vraiment. En repensant au template matching, on peut estimer les paramètres du modèle global de façon correcte pour les besoins d'évaluation de la vraisemblance. Ce qui est contre-intuitif, c'est que la mesure de similarité dépend alors de ce qui se passe hors de la zone de recouvrement. </text:p>
      <text:p text:style-name="P1"/>
      <text:p text:style-name="P1">Si les paramètres sont supposés connus, le modèle statistique est conforme à l'intuition selon laquelle la mesure de recalage est déterminée par la zone de recouvrement et on s'en félicite. Mais ce n'est plus vrai lorsque les paramètres sont inconnus. Le fait que l'intuition entre en contradiction avec la théorie statistique de base est remarquable. Et c'est au fond LA question.</text:p>
      <text:p text:style-name="P1"/>
      <text:p text:style-name="P1">Rappelons le cheminement : 1) nous formulons l'hypothèse d'échangeabilité, 2) nous en déduisons la forme du modèle génératif global, 3) nous remarquons que les couples appariés constituent une statistique exhaustive pour tester des appariemments donnés vs l'absence d'appariemments, 4) nous éliminons les paramètres de nuisance dans l'espace réduit via le rapport de vraisemblances maximales. </text:p>
      <text:p text:style-name="P1"/>
      <text:p text:style-name="P1">C'est la transition de 3 à 4 qui n'est pas claire. Tout se passe comme si on considérait les couples de points comme exhaustifs, non seulement pour le test binaire d'appariemment, mais aussi pour les paramètres des distributions. Or ce n'est pas le cas : tous les points apportent de l'information sur les distributions des points non-appariés, dont on se prive <text:span text:style-name="T1">a priori</text:span> en réduisant la dimension. </text:p>
      <text:p text:style-name="P1"/>
      <text:p text:style-name="P1">Si on n'applique pas la réduction, le critère de recalage est-il merdique ? Imaginons le cas du template matching avec une image cible très grande. Pour simplifier, on peut estimer au préalable la distribution marginale des points cibles non-appariés par l'histogramme de l'image cible. Ce n'est qu'une approximation légère, d'autant plus précise que l'image cible est grande par rapport à l'image source, et qui permet de rendre la mesure de similarité dépendante exclusivement de la zone de recouvrement (le terme hors zone de recouvrement devenant constant). On vérifie alors facilement que le critère de MV global conduit à minimiser l'entropie conditionnelle :</text:p>
      <text:p text:style-name="P1"/>
      <text:p text:style-name="P1"><draw:frame draw:style-name="fr1" draw:name="Object59" text:anchor-type="as-char" svg:y="-0.152in" svg:width="1.211in" svg:height="0.2008in" draw:z-index="87"><draw:object xlink:href="./Object 59" xlink:type="simple" xlink:show="embed" xlink:actuate="onLoad"/><draw:image xlink:href="./ObjectReplacements/Object 59" xlink:type="simple" xlink:show="embed" xlink:actuate="onLoad"/><svg:desc>formula</svg:desc></draw:frame></text:p>
      <text:p text:style-name="P1">où <text:span text:style-name="T1">K</text:span>(<text:span text:style-name="T1">Y</text:span>) est l'entropie croisée de l'histogramme cible dans la zone de recouvrement avec l'histogramme global. On en déduit que le coût du recalage revient à l'entropie conditionnelle moins la divergence KL entre la distribution cible dans le recouvrement et sa distribution globale. </text:p>
      <text:p text:style-name="P1"/>
      <text:p text:style-name="P1"><draw:frame draw:style-name="fr1" draw:name="Object60" text:anchor-type="as-char" svg:y="-0.172in" svg:width="1.4681in" svg:height="0.2335in" draw:z-index="88"><draw:object xlink:href="./Object 60" xlink:type="simple" xlink:show="embed" xlink:actuate="onLoad"/><draw:image xlink:href="./ObjectReplacements/Object 60" xlink:type="simple" xlink:show="embed" xlink:actuate="onLoad"/><svg:desc>formula</svg:desc></draw:frame></text:p>
      <text:p text:style-name="P1">On peut voir ça comme un correctif apporté à l'information mutuelle classique qui, dans ce cas, est équivalente à l'entropie conditionnelle car <text:span text:style-name="T1">H</text:span>(<text:span text:style-name="T1">X</text:span>) est constant. Rappelons qu'on est dans le cadre d'une approximation légère de la vraisemblance profile, mais tout-à-fait raisonnable. </text:p>
      <text:p text:style-name="P1"/>
      <text:p text:style-name="P1">Une observation évidente est que ce correctif rend la mesure de recalage dépendante de l'histogramme de l'image cible globale, donc de son champ de vue, de son contenu hors zone de recouvrement... Il agit pour contraindre la zone de recouvrement à ressembler le moins possible à l'histogramme global ! Mais pourquoi donc ? Ce n'est pas absurde : moins ces deux distributions se ressemblent, plus on peut écarter l'hypothèse que les points sont isolés. Voyons-le comme une indication supplémentaire. Par exemple, si l'image cible contient un grand fond noir, ce terme favorise une zone de recouvrement avec le moins de noir possible. C'est plutôt malin. </text:p>
      <text:p text:style-name="P1"/>
      <text:p text:style-name="P1">Mais jusqu'ici, nous avons supposé que les marginales étaient fixées pendant la procédure de recalage. En réalité, la loi des points cibles non-appariés est estimée à la volée, ce qui donne une <text:soft-page-break/>distribution<draw:frame draw:style-name="fr1" draw:name="Object62" text:anchor-type="as-char" svg:y="-0.172in" svg:width="0.2457in" svg:height="0.2327in" draw:z-index="89"><draw:object xlink:href="./Object 62" xlink:type="simple" xlink:show="embed" xlink:actuate="onLoad"/><draw:image xlink:href="./ObjectReplacements/Object 62" xlink:type="simple" xlink:show="embed" xlink:actuate="onLoad"/></draw:frame>dépendante des appariemments testés. On montre que le critère de recalage devient :</text:p>
      <text:p text:style-name="P1"/>
      <text:p text:style-name="P1"><draw:frame draw:style-name="fr1" draw:name="Object61" text:anchor-type="as-char" svg:y="-0.2445in" svg:width="2.4764in" svg:height="0.3937in" draw:z-index="90"><draw:object xlink:href="./Object 61" xlink:type="simple" xlink:show="embed" xlink:actuate="onLoad"/><draw:image xlink:href="./ObjectReplacements/Object 61" xlink:type="simple" xlink:show="embed" xlink:actuate="onLoad"/><svg:desc>formula</svg:desc></draw:frame></text:p>
      <text:p text:style-name="P1">où <text:span text:style-name="T1">n</text:span> et <text:span text:style-name="T1">N</text:span> sont le nombre de pixels dans les images source et cible, respectivement. L'estimée à la volée remplace alors l'estimée globale faite au préalable, mais cette dernière intervient toujours via un 3e terme qui pénalise la divergence entre les deux estimées et est amplifié par le rapport entre les tailles d'image. Ce terme ne fait que traduire l'instabilité des paramètres de distribution, dont l'estimation dépend des appariemments testés... </text:p>
      <text:p text:style-name="P1"/>
      <text:p text:style-name="P1">On en arrive au nœud du problème : l'estimation du paramètre de nuisance est fonction du paramètre d'intérêt que l'on teste, donc sujette à instabilité... La vraisemblance intégrée n'échappe pas à ce souci. Cette instabilité est délétère mais le seul moyen de la supprimer est de fixer la valeur du paramètre de nuisance au risque de biaiser l'inférence. </text:p>
      <text:p text:style-name="P1"/>
      <text:p text:style-name="P1">L'idéal serait de l'estimer au préalable : c'est l'idée du Bayes empirique, dont une implémentation possible est l'algorithme EM qui tente de maximiser itérativement la vraisemblance <text:span text:style-name="T1">intégrée par rapport au paramètre d'intérêt</text:span>. Cette idée semble supérieure à l'approche « full Bayes » du point de vue de la stabilité des paramètres de nuisance. Mais, en pratique, l'algorithme EM utilise des estimées successives du paramètre de nuisance (calculées dans la M-step) qui peuvent être complètement fausses... et on n'a pas de garantie qu'elles s'approchent de la vérité au fil des itérations. </text:p>
      <text:p text:style-name="P1"/>
      <text:p text:style-name="P1">On peut avancer que la vraisemblance projetée permet de réduire l'instabilité sur l'estimation du paramètre de nuisance. Je réalise en surfant sur le web que cette idée est à la base du concept de vraisemblance restreinte tel qu'il fut introduit historiquement avant de me parvenir aux oreilles par l'intermédiaire de Friston, qui confondait manifestement cette idée avec celle de vraisemblance intégrée. </text:p>
      <text:p text:style-name="P1"/>
      <text:p text:style-name="P1">La vraie idée du ReML c'est de remplacer les données par des attributs qui ne dépendent pas des paramètres de nuisance. Prenons l'exemple du modèle linéaire général :</text:p>
      <text:p text:style-name="P1"/>
      <text:p text:style-name="P1"><draw:frame draw:style-name="fr1" draw:name="Object63" text:anchor-type="as-char" svg:y="-0.1484in" svg:width="0.7799in" svg:height="0.1902in" draw:z-index="91"><draw:object xlink:href="./Object 63" xlink:type="simple" xlink:show="embed" xlink:actuate="onLoad"/><draw:image xlink:href="./ObjectReplacements/Object 63" xlink:type="simple" xlink:show="embed" xlink:actuate="onLoad"/></draw:frame></text:p>
      <text:p text:style-name="P1"/>
      <text:p text:style-name="P1">Si on s'intéresse à la variance du bruit, il est judicieux de multiplier cette relation par une matrice <text:span text:style-name="T1">A</text:span> telle que<draw:frame draw:style-name="fr1" draw:name="Object64" text:anchor-type="as-char" svg:y="-0.172in" svg:width="0.6457in" svg:height="0.2075in" draw:z-index="92"><draw:object xlink:href="./Object 64" xlink:type="simple" xlink:show="embed" xlink:actuate="onLoad"/><draw:image xlink:href="./ObjectReplacements/Object 64" xlink:type="simple" xlink:show="embed" xlink:actuate="onLoad"/></draw:frame>, ce qui donne : </text:p>
      <text:p text:style-name="P1"/>
      <text:p text:style-name="P1"><draw:frame draw:style-name="fr1" draw:name="Object65" text:anchor-type="as-char" svg:y="-0.172in" svg:width="1.4783in" svg:height="0.2201in" draw:z-index="93"><draw:object xlink:href="./Object 65" xlink:type="simple" xlink:show="embed" xlink:actuate="onLoad"/><draw:image xlink:href="./ObjectReplacements/Object 65" xlink:type="simple" xlink:show="embed" xlink:actuate="onLoad"/></draw:frame></text:p>
      <text:p text:style-name="P1">D'où l'idée d'estimer 'sigma' en travaillant avec l'attribut <draw:frame draw:style-name="fr1" draw:name="Object66" text:anchor-type="as-char" svg:y="-0.172in" svg:width="0.4063in" svg:height="0.2083in" draw:z-index="94"><draw:object xlink:href="./Object 66" xlink:type="simple" xlink:show="embed" xlink:actuate="onLoad"/><draw:image xlink:href="./ObjectReplacements/Object 66" xlink:type="simple" xlink:show="embed" xlink:actuate="onLoad"/><svg:desc>formula</svg:desc></draw:frame>plutôt qu'avec les données originales car la distribution de cet attribut est indépendante de 'beta'. Le résultat est la fameuse estimée de la variance sans biais. </text:p>
      <text:p text:style-name="P1"/>
      <text:p text:style-name="P1">Bien sûr, quand le sage indique la lune, l'idiot regarde son doigt. On m'objectera donc que c'est le paramètre d'intérêt qu'on a éliminé ici... Tout est question de point de vue. Ce qui est important, c'est la façon dont on a éliminé des paramètres : sans recourir à la moindre estimation ou intégration !</text:p>
      <text:p text:style-name="P1">La vraisemblance projetée peut être vue comme une généralisation de cette idée. On utilise un attribut pour éliminer certains paramètres. Par exemple, dans le cas du recalage, on élimine les distributions des points non-appariés. Mais la méthode est plus générale car elle autorise le choix d'un attribut <text:span text:style-name="T1">adaptatif</text:span>. Ceci nécessite une normalisation, qui se traduit en pratique par la prise en compte d'une deuxième fonction de vraisemblance « sous hypothèse nulle » dépendant, elle aussi, <text:soft-page-break/>des paramètres de nuisance – mais permettant, elle aussi, d'en éliminer un paquet. Ca peut être un critère de choix pour ladite hypothèse nulle. </text:p>
      <text:p text:style-name="P1"/>
      <text:p text:style-name="P1">En l'occurrence, dans le cas du recalage, les distributions marginales reviennent par la fenêtre sous H0 mais la distribution des couples appariés prend la porte. On a donc beaucoup moins de paramètres à estimer sous H0 que sous l'alternative, dans ce cas-là. Et on peut supposer à la louche que la stabilité de notre rapport de vraisemblances max est principalement conditionnée par l'estimation sous H1. Or on a quand-même sucré des paramètres dans l'affaire, donc on devrait être gagnant au global. CQFD. </text:p>
      <text:p text:style-name="P1"/>
      <text:p text:style-name="P1">Par ailleurs, et c'est aussi un critère de mise en œuvre, la réduction de dimension présente un intérêt calculatoire. On peut se restreindre à un attribut (adaptatif) contrôlé pour faire l'inférence. C'est choisir de façon pragmatique l'information sur laquelle se baser. En recalage, on décrète que l'algorithme ne doit faire intervenir que les couples de points appariés. On ignore ainsi une partie de l'information disponible, facile à exploiter ou pas... c'est un choix algorithmique parfaitement raisonnable. Ou l'art de concilier la théorie statistique avec la conception d'algorithmes. Chacun doit y mettre du sien !</text:p>
      <text:p text:style-name="P1"/>
      <text:p text:style-name="P1">De manière générale, la méthode de vraisemblance projetée aka vraisemblance restreinte 2.0 résoud un problème de type théorie des jeux plus général l'optimisation classique : </text:p>
      <text:p text:style-name="P1"/>
      <text:p text:style-name="P1"><draw:frame draw:style-name="fr1" draw:name="Object57" text:anchor-type="as-char" svg:y="-0.2598in" svg:width="3.8846in" svg:height="0.4366in" draw:z-index="95"><draw:object xlink:href="./Object 57" xlink:type="simple" xlink:show="embed" xlink:actuate="onLoad"/><draw:image xlink:href="./ObjectReplacements/Object 57" xlink:type="simple" xlink:show="embed" xlink:actuate="onLoad"/></draw:frame></text:p>
      <text:p text:style-name="P1"/>
      <text:p text:style-name="P1">Il y a donc là aussi des connections intéressantes à faire. On peut notamment se demander sous quelle condition le jeu a un équilibre de Nash, quand on peut permuter les opérateurs min et max, quand le problème peut être résolu de façon itérative (par la mise à jour d'un seul paramètre à la fois, de façon analogue à la minimisation alternée). </text:p>
      <text:p text:style-name="P1"/>
      <text:p text:style-name="P1">Enfin, on peut envisager de généraliser l'algorithme EM à la vraisemblance projetée. L'idée étant de voir celle-ci comme une distribution de probabilité sur 'theta' à approcher par une certaine forme en tenant compte de la nécessité d'estimer 'psi' (deux fois). On bascule alors sur un autre problème type théorie des jeux :</text:p>
      <text:p text:style-name="P1"/>
      <text:p text:style-name="P1"><draw:frame draw:style-name="fr1" draw:name="Object58" text:anchor-type="as-char" svg:y="-0.2728in" svg:width="2.9256in" svg:height="0.4374in" draw:z-index="96"><draw:object xlink:href="./Object 58" xlink:type="simple" xlink:show="embed" xlink:actuate="onLoad"/><draw:image xlink:href="./ObjectReplacements/Object 58" xlink:type="simple" xlink:show="embed" xlink:actuate="onLoad"/></draw:frame></text:p>
      <text:p text:style-name="P1"/>
      <text:p text:style-name="P1">où l'estimation de 'theta' est remplacée par celle d'une distribution qui peut être vue comme un <text:span text:style-name="T1">a posteriori</text:span>. </text:p>
      <text:p text:style-name="P1"/>
      <text:p text:style-name="P1"/>
      <text:h text:style-name="Heading_20_3" text:outline-level="3">Synthèse</text:h>
      <text:p text:style-name="P1"/>
      <text:p text:style-name="P1">Techniquement parlant, je pense avoir clarifié les points qui restaient dans l'ombre. Il reste à replacer ce travail dans le contexte général de l'inférence statistique.</text:p>
      <text:p text:style-name="P1"/>
      <text:p text:style-name="P1">A mon sens, il convient de distinguer trois grands types d'inférence statistique :</text:p>
      <text:list xml:id="list2893052180544799473" text:style-name="L2">
        <text:list-item>
          <text:p text:style-name="P12">Inférence avec apprentissage supervisé</text:p>
        </text:list-item>
        <text:list-item>
          <text:p text:style-name="P12">Inférence avec apprentissage non-supervisé</text:p>
        </text:list-item>
        <text:list-item>
          <text:p text:style-name="P12">Inférence sans apprentissage</text:p>
        </text:list-item>
      </text:list>
      <text:p text:style-name="P1"><text:soft-page-break/>Les deux premières catégories relèvent du <text:span text:style-name="T1">machine learning</text:span> qui, par définition, se restreint à des problèmes d'apprentissage. La troisième catégorie relève de l'intelligence artificielle au sens plus large. Ces trois catégories se distinguent par la façon dont elles traitent les paramètres inconnus des modèles statistiques. Dans les deux premières, les paramètres sont appris (c'est-à-dire estimés au préalable). Dans la troisième, ils sont éliminés (c'est-à-dire estimés ou intégrés à la volée).</text:p>
      <text:p text:style-name="P1"/>
      <text:p text:style-name="P1">Formellement, tous ces problèmes admettent un cadre probabiliste commun, où existent trois types de variables :</text:p>
      <text:list xml:id="list8854870188711488682" text:style-name="L3">
        <text:list-item>
          <text:p text:style-name="P13">L'observable <text:span text:style-name="T1">Y</text:span>, variable aléatoire</text:p>
        </text:list-item>
        <text:list-item>
          <text:p text:style-name="P13">La variable d'intérêt <text:span text:style-name="T1">X</text:span>, variable aléatoire</text:p>
        </text:list-item>
        <text:list-item>
          <text:p text:style-name="P13">Le vecteur de paramètres (de nuisance)<draw:frame draw:style-name="fr1" draw:name="Object67" text:anchor-type="as-char" svg:y="-0.1193in" svg:width="0.1665in" svg:height="0.1299in" draw:z-index="97"><draw:object xlink:href="./Object 67" xlink:type="simple" xlink:show="embed" xlink:actuate="onLoad"/><draw:image xlink:href="./ObjectReplacements/Object 67" xlink:type="simple" xlink:show="embed" xlink:actuate="onLoad"/></draw:frame>, variable déterministe (par défaut)</text:p>
        </text:list-item>
      </text:list>
      <text:p text:style-name="P1"/>
      <text:p text:style-name="P1">L'observable et la variable d'intérêt sont liées par une distribution conjointe paramétrique<draw:frame draw:style-name="fr1" draw:name="Object68" text:anchor-type="as-char" svg:y="-0.152in" svg:width="0.6465in" svg:height="0.2in" draw:z-index="98"><draw:object xlink:href="./Object 68" xlink:type="simple" xlink:show="embed" xlink:actuate="onLoad"/><draw:image xlink:href="./ObjectReplacements/Object 68" xlink:type="simple" xlink:show="embed" xlink:actuate="onLoad"/></draw:frame>et le problème est d'estimer la distribution conditionnelle<draw:frame draw:style-name="fr1" draw:name="Object71" text:anchor-type="as-char" svg:y="-0.152in" svg:width="0.6083in" svg:height="0.2008in" draw:z-index="99"><draw:object xlink:href="./Object 71" xlink:type="simple" xlink:show="embed" xlink:actuate="onLoad"/><draw:image xlink:href="./ObjectReplacements/Object 71" xlink:type="simple" xlink:show="embed" xlink:actuate="onLoad"/><svg:desc>formula</svg:desc></draw:frame>sans connaître les paramètres.</text:p>
      <text:p text:style-name="P1"/>
      <text:p text:style-name="P1">Par défaut, celui-ci est considéré comme une variable déterministe, c-à-d une inconnue au sens classique du terme. La question essentielle à se poser, et qu'on ne se pose pas toujours, est de savoir si le paramètre est <text:span text:style-name="T1">réplicable</text:span> ou non à travers les expériences, en d'autres termes : est-ce une valeur unique de<draw:frame draw:style-name="fr1" draw:name="Object69" text:anchor-type="as-char" svg:y="-0.1193in" svg:width="0.1665in" svg:height="0.1299in" draw:z-index="100"><draw:object xlink:href="./Object 69" xlink:type="simple" xlink:show="embed" xlink:actuate="onLoad"/><draw:image xlink:href="./ObjectReplacements/Object 69" xlink:type="simple" xlink:show="embed" xlink:actuate="onLoad"/><svg:desc>formula</svg:desc></draw:frame>qui sous-tend les couples (<text:span text:style-name="T1">x</text:span>, <text:span text:style-name="T1">y</text:span>) susceptibles d'exister ?</text:p>
      <text:p text:style-name="P1"/>
      <text:p text:style-name="P1">Si la réponse est oui, on <text:span text:style-name="T1">peut</text:span> envisager des approches par apprentissage pour fixer la valeur de<draw:frame draw:style-name="fr1" draw:name="Object70" text:anchor-type="as-char" svg:y="-0.1193in" svg:width="0.1665in" svg:height="0.1299in" draw:z-index="101"><draw:object xlink:href="./Object 70" xlink:type="simple" xlink:show="embed" xlink:actuate="onLoad"/><draw:image xlink:href="./ObjectReplacements/Object 70" xlink:type="simple" xlink:show="embed" xlink:actuate="onLoad"/><svg:desc>formula</svg:desc></draw:frame>indépendamment des données sur lesquelles est faite l'inférence. Remarquons que pour les modèles discriminants, c-à-d pour lesquels les paramètres encodent exclusivement la distribution a posteriori<draw:frame draw:style-name="fr1" draw:name="Object72" text:anchor-type="as-char" svg:y="-0.152in" svg:width="1.6429in" svg:height="0.2in" draw:z-index="102"><draw:object xlink:href="./Object 77" xlink:type="simple" xlink:show="embed" xlink:actuate="onLoad"/><draw:image xlink:href="./ObjectReplacements/Object 77" xlink:type="simple" xlink:show="embed" xlink:actuate="onLoad"/></draw:frame>, l'apprentissage ne peut être que supervisé car la vraisemblance marginale ne dépend pas de<draw:frame draw:style-name="fr1" draw:name="Object83" text:anchor-type="as-char" svg:y="-0.1193in" svg:width="0.1665in" svg:height="0.1299in" draw:z-index="103"><draw:object xlink:href="./Object 83" xlink:type="simple" xlink:show="embed" xlink:actuate="onLoad"/><draw:image xlink:href="./ObjectReplacements/Object 83" xlink:type="simple" xlink:show="embed" xlink:actuate="onLoad"/><svg:desc>formula</svg:desc></draw:frame>. </text:p>
      <text:p text:style-name="P1"/>
      <text:p text:style-name="P1">Si la réponse est non, on peut essayer de modéliser<draw:frame draw:style-name="fr1" draw:name="Object81" text:anchor-type="as-char" svg:y="-0.1193in" svg:width="0.1665in" svg:height="0.1299in" draw:z-index="104"><draw:object xlink:href="./Object 81" xlink:type="simple" xlink:show="embed" xlink:actuate="onLoad"/><draw:image xlink:href="./ObjectReplacements/Object 81" xlink:type="simple" xlink:show="embed" xlink:actuate="onLoad"/><svg:desc>formula</svg:desc></draw:frame>comme une variable aléatoire et intégrer le modèle pour se ramener au cas d'un paramètre réplicable, ce qui suppose un modèle paramétrique pour la loi de<draw:frame draw:style-name="fr1" draw:name="Object82" text:anchor-type="as-char" svg:y="-0.1193in" svg:width="0.1665in" svg:height="0.1299in" draw:z-index="105"><draw:object xlink:href="./Object 82" xlink:type="simple" xlink:show="embed" xlink:actuate="onLoad"/><draw:image xlink:href="./ObjectReplacements/Object 82" xlink:type="simple" xlink:show="embed" xlink:actuate="onLoad"/><svg:desc>formula</svg:desc></draw:frame>. Si ce n'est pas faisable, on <text:span text:style-name="T1">doit</text:span> adopter une approche sans apprentissage. </text:p>
      <text:p text:style-name="P1"/>
      <text:p text:style-name="P1">Dans ce contexte, le paramètre n'est pas forcément réplicable – il peut l'être, mais cela n'a pas d'importance car le but est de l'éliminer « à la volée », c'est-à-dire avec les seules données disponibles pour l'inférence. Plusieurs options classiques existent pour effectuer cette élimination. </text:p>
      <text:p text:style-name="P1"/>
      <text:p text:style-name="P1"><text:span text:style-name="T1">Inférence bayésienne.</text:span> <text:s/>C'est la solution académique. On définit un a priori probabiliste sur <draw:frame draw:style-name="fr1" draw:name="Object73" text:anchor-type="as-char" svg:y="-0.1193in" svg:width="0.1665in" svg:height="0.1299in" draw:z-index="106"><draw:object xlink:href="./Object 73" xlink:type="simple" xlink:show="embed" xlink:actuate="onLoad"/><draw:image xlink:href="./ObjectReplacements/Object 73" xlink:type="simple" xlink:show="embed" xlink:actuate="onLoad"/><svg:desc>formula</svg:desc></draw:frame>par rapport auquel on intègrer le modèle paramétrique. L'a priori n'est pas censé décrire la véritable distribution de<draw:frame draw:style-name="fr1" draw:name="Object74" text:anchor-type="as-char" svg:y="-0.1193in" svg:width="0.1665in" svg:height="0.1299in" draw:z-index="107"><draw:object xlink:href="./Object 74" xlink:type="simple" xlink:show="embed" xlink:actuate="onLoad"/><draw:image xlink:href="./ObjectReplacements/Object 74" xlink:type="simple" xlink:show="embed" xlink:actuate="onLoad"/><svg:desc>formula</svg:desc></draw:frame>à travers les expériences, en fait il s'y substitue ! <text:s/>Il existe une abondante littérature pour justifier ce tour de force (on parle alors d'a priori subjectif). En dehors des débats d'ordre conceptuel, force est de constater que <text:s/>l'intégration est une étape problématique sur le plan calculatoire.</text:p>
      <text:p text:style-name="P1"/>
      <text:p text:style-name="P1"><text:span text:style-name="T1">Vraisemblance profile</text:span>. L'approche la plus simple : on remplace<draw:frame draw:style-name="fr1" draw:name="Object76" text:anchor-type="as-char" svg:y="-0.1193in" svg:width="0.1665in" svg:height="0.1299in" draw:z-index="108"><draw:object xlink:href="./Object 72" xlink:type="simple" xlink:show="embed" xlink:actuate="onLoad"/><draw:image xlink:href="./ObjectReplacements/Object 72" xlink:type="simple" xlink:show="embed" xlink:actuate="onLoad"/><svg:desc>formula</svg:desc></draw:frame>par son maximum de vraisemblance à <text:span text:style-name="T1">x</text:span> fixé. Cette estimation dépend de <text:span text:style-name="T1">x</text:span> et peut s'avérer instable, notamment lorsque <draw:frame draw:style-name="fr1" draw:name="Object77" text:anchor-type="as-char" svg:y="-0.1193in" svg:width="0.1665in" svg:height="0.1299in" draw:z-index="109"><draw:object xlink:href="./Object 76" xlink:type="simple" xlink:show="embed" xlink:actuate="onLoad"/><draw:image xlink:href="./ObjectReplacements/Object 76" xlink:type="simple" xlink:show="embed" xlink:actuate="onLoad"/><svg:desc>formula</svg:desc></draw:frame>est de grande dimension (par rapport à l'information disponible). On peut voir la vraisemblance profile comme le pendant de l'apprentissage supervisé (par MV jointe).</text:p>
      <text:p text:style-name="P1"/>
      <text:p text:style-name="P1"><text:span text:style-name="T1">Bayes empirique.</text:span> On estime<draw:frame draw:style-name="fr1" draw:name="Object75" text:anchor-type="as-char" svg:y="-0.1193in" svg:width="0.1665in" svg:height="0.1299in" draw:z-index="110"><draw:object xlink:href="./Object 75" xlink:type="simple" xlink:show="embed" xlink:actuate="onLoad"/><draw:image xlink:href="./ObjectReplacements/Object 75" xlink:type="simple" xlink:show="embed" xlink:actuate="onLoad"/><svg:desc>formula</svg:desc></draw:frame>au préalable via la maximisation de la vraisemblance intégrée par rapport à <text:span text:style-name="T1">x</text:span><text:span text:style-name="T3">. Cette approche évite la définition d'un a priori et bénéficie d'une implémentation parfois efficace via l'algorithme EM – mais pas toujours, notamment s'il y a beaucoup d'incertitude sur <text:s/></text:span><text:span text:style-name="T3"><draw:frame draw:style-name="fr1" draw:name="Object79" text:anchor-type="as-char" svg:y="-0.1193in" svg:width="0.1665in" svg:height="0.1299in" draw:z-index="111"><draw:object xlink:href="./Object 79" xlink:type="simple" xlink:show="embed" xlink:actuate="onLoad"/><draw:image xlink:href="./ObjectReplacements/Object 79" xlink:type="simple" xlink:show="embed" xlink:actuate="onLoad"/><svg:desc>formula</svg:desc></draw:frame></text:span><text:span text:style-name="T3">, comme pour la vraisemblance profile. On peut voir le Bayes empirique comme le pendant de l'apprentissage non-supervisé (par MV marginale).</text:span></text:p>
      <text:p text:style-name="P1"><text:soft-page-break/></text:p>
      <text:p text:style-name="P1"><text:span text:style-name="T1">Vraisemblance projetée.</text:span> On applique une réduction de données adaptative<draw:frame draw:style-name="fr1" draw:name="Object78" text:anchor-type="as-char" svg:y="-0.152in" svg:width="0.7909in" svg:height="0.2in" draw:z-index="112"><draw:object xlink:href="./Object 78" xlink:type="simple" xlink:show="embed" xlink:actuate="onLoad"/><draw:image xlink:href="./ObjectReplacements/Object 78" xlink:type="simple" xlink:show="embed" xlink:actuate="onLoad"/></draw:frame>et on estime la loi a posteriori via le rapport de vraisemblances maximales :</text:p>
      <text:p text:style-name="P2"/>
      <text:p text:style-name="P2"><draw:frame draw:style-name="fr1" draw:name="Object80" text:anchor-type="as-char" svg:y="-0.2602in" svg:width="1.6228in" svg:height="0.4252in" draw:z-index="113"><draw:object xlink:href="./Object 80" xlink:type="simple" xlink:show="embed" xlink:actuate="onLoad"/><draw:image xlink:href="./ObjectReplacements/Object 80" xlink:type="simple" xlink:show="embed" xlink:actuate="onLoad"/></draw:frame></text:p>
      <text:p text:style-name="P2"/>
      <text:p text:style-name="P1"><text:span text:style-name="T7">où 'pi' est une loi de référence. La représentation adaptative et la loi de référence sont choisies de manière à ce que 'z' soit </text:span><text:span text:style-name="T2">le plus discriminant</text:span><text:span text:style-name="T7"> en un certain sens parmi les attributs décrits par la fonction de réduction. Lorsque celle-ci est indépendante de </text:span><text:span text:style-name="T2">x</text:span><text:span text:style-name="T7">, la méthode revient à la vraisemblance restreinte classique puisqu'alors, le dénominateur est indépendant de </text:span><text:span text:style-name="T2">x</text:span><text:span text:style-name="T7"> et ne joue aucun rôle.</text:span></text:p>
      <text:p text:style-name="P5"/>
      <text:h text:style-name="Heading_20_3" text:outline-level="3">Questions ouvertes</text:h>
      <text:p text:style-name="P5"/>
      <text:p text:style-name="P5">L'idée de la vraisemblance projetée peut-elle être adaptée à l'apprentissage ? Dans le cas supervisé, on peut apprendre les distributions jointes<draw:frame draw:style-name="fr1" draw:name="Object89" text:anchor-type="as-char" svg:y="-0.152in" svg:width="0.652in" svg:height="0.2126in" draw:z-index="114"><draw:object xlink:href="./Object 89" xlink:type="simple" xlink:show="embed" xlink:actuate="onLoad"/><draw:image xlink:href="./ObjectReplacements/Object 89" xlink:type="simple" xlink:show="embed" xlink:actuate="onLoad"/></draw:frame>de différents attributs<draw:frame draw:style-name="fr1" draw:name="Object90" text:anchor-type="as-char" svg:y="-0.152in" svg:width="0.6807in" svg:height="0.2126in" draw:z-index="115"><draw:object xlink:href="./Object 90" xlink:type="simple" xlink:show="embed" xlink:actuate="onLoad"/><draw:image xlink:href="./ObjectReplacements/Object 90" xlink:type="simple" xlink:show="embed" xlink:actuate="onLoad"/></draw:frame>par MV classique, ce qui conduit à autant d'estimées distinctes de 'theta' que d'attributs mais a priori mieux ciblées que l'estimée par MV globale. Pour chaque <text:span text:style-name="T1">i</text:span><text:span text:style-name="T3">,</text:span></text:p>
      <text:p text:style-name="P5"/>
      <text:p text:style-name="P5"><draw:frame draw:style-name="fr1" draw:name="Object87" text:anchor-type="as-char" svg:y="-0.1701in" svg:width="1.6217in" svg:height="0.2626in" draw:z-index="116"><draw:object xlink:href="./Object 87" xlink:type="simple" xlink:show="embed" xlink:actuate="onLoad"/><draw:image xlink:href="./ObjectReplacements/Object 87" xlink:type="simple" xlink:show="embed" xlink:actuate="onLoad"/></draw:frame></text:p>
      <text:p text:style-name="P5"/>
      <text:p text:style-name="P5">Dès lors, on peut sélectionner les attributs de façon adaptative en résolvant un problème de programmation linéaire :</text:p>
      <text:p text:style-name="P5"/>
      <text:p text:style-name="P5"><draw:frame draw:style-name="fr1" draw:name="Object86" text:anchor-type="as-char" svg:y="-0.2728in" svg:width="2.1425in" svg:height="0.4508in" draw:z-index="117"><draw:object xlink:href="./Object 86" xlink:type="simple" xlink:show="embed" xlink:actuate="onLoad"/><draw:image xlink:href="./ObjectReplacements/Object 86" xlink:type="simple" xlink:show="embed" xlink:actuate="onLoad"/></draw:frame></text:p>
      <text:p text:style-name="P5"/>
      <text:p text:style-name="P5">où les poids<draw:frame draw:style-name="fr1" draw:name="Object88" text:anchor-type="as-char" svg:y="-0.152in" svg:width="0.4598in" svg:height="0.2126in" draw:z-index="118"><draw:object xlink:href="./Object 85" xlink:type="simple" xlink:show="embed" xlink:actuate="onLoad"/><draw:image xlink:href="./ObjectReplacements/Object 85" xlink:type="simple" xlink:show="embed" xlink:actuate="onLoad"/></draw:frame>appartiennent au simplexe de dimension égale au nombre total d'attributs pour chaque <text:span text:style-name="T1">x</text:span>, ou alors en calculant les divergences KL qui vont bien. </text:p>
      <text:p text:style-name="P5"/>
      <text:p text:style-name="P5">Dans le cas non-supervisé, l'idée serait de faire la même chose mais avec les distributions marginales <draw:frame draw:style-name="fr1" draw:name="Object85" text:anchor-type="as-char" svg:y="-0.152in" svg:width="0.4839in" svg:height="0.2134in" draw:z-index="119"><draw:object xlink:href="./Object 88" xlink:type="simple" xlink:show="embed" xlink:actuate="onLoad"/><draw:image xlink:href="./ObjectReplacements/Object 88" xlink:type="simple" xlink:show="embed" xlink:actuate="onLoad"/><svg:desc>formula</svg:desc></draw:frame>pour estimer les lois génératives <draw:frame draw:style-name="fr1" draw:name="Object91" text:anchor-type="as-char" svg:y="-0.152in" svg:width="0.6in" svg:height="0.2126in" draw:z-index="120"><draw:object xlink:href="./Object 91" xlink:type="simple" xlink:show="embed" xlink:actuate="onLoad"/><draw:image xlink:href="./ObjectReplacements/Object 91" xlink:type="simple" xlink:show="embed" xlink:actuate="onLoad"/></draw:frame>. C'est envisageable modulo les problèmes de label switching comme dans tout apprentissage non-supervisé j'imagine... Ensuite on n'a pas d'autre choix que de calculer les divergences KL pour sélectionner les attributs de façon adaptative.</text:p>
      <text:p text:style-name="P5"/>
      <text:p text:style-name="P5">C'est plus ou moins le concept de modèle semi-génératif que j'essayais de promouvoir dans mon papier arXiv, qui repose sur l'idée qu'il est plus efficace d'ajuster des modèles génératifs pour chaque attribut qu'un grand modèle génératif pour l'ensemble des attributs. Il n'est même pas nécessaire d'avoir défini un modèle complet pour définir une vraisemblance projetée (d'où l'appellation « semi-générative »). </text:p>
      <text:p text:style-name="P5"/>
      <text:p text:style-name="P5">L'idée du semi-génératif est de réaliser une inférence complexe, c-à-d construire un modèle discriminant, en combinant des modèles simples. C'est une idée proche du boosting. On voit l'intérêt que cela peut avoir par rapport à un modèle génératif complet en termes de réduction de dimension. Mais pourquoi ne pas prendre directement un modèle paramétrique discriminant, puisque de toute façon on doit faire un apprentissage supervisé ? </text:p>
      <text:p text:style-name="P5"/>
      <text:p text:style-name="P5">Ici, nous voyons les modèles discriminants comme des cas particuliers de modèles génératifs. Donc <text:soft-page-break/>on pourrait répondre que c'est juste une façon de constuire un bon modèle. La dépendance en<draw:frame draw:style-name="fr1" draw:name="Object84" text:anchor-type="as-char" svg:y="-0.1193in" svg:width="0.1665in" svg:height="0.1299in" draw:z-index="1"><draw:object xlink:href="./Object 84" xlink:type="simple" xlink:show="embed" xlink:actuate="onLoad"/><draw:image xlink:href="./ObjectReplacements/Object 84" xlink:type="simple" xlink:show="embed" xlink:actuate="onLoad"/></draw:frame>de la marginale des données est une source d'information supplémentaire pour l'ajustement du modèle. Il semble évident que l'approche générative est intrinsèquement supérieure à l'approche discriminante lorsqu'on est en mesure de proposer un modèle réaliste.</text:p>
      <text:p text:style-name="P5"><text:s/></text:p>
      <text:p text:style-name="P5">Pensons au problème simple d'évaluer la probabilité que deux ensembles de points soient appariés vs totalement non-appariés. Avec un modèle discriminant classique type régression logistique ou, plus généralement, multilayer perceptron, on peut sans doute faire le job mais au prix d'un apprentissage lourd ! C'est prendre un marteau pour écraser un petit suisse quand il suffit d'identifier une régularité dans les données, en l'occurrence l'échangeabilité, pour en déduire un classifieur simple, sans doute beaucoup plus robuste et ne nécessitant rigoureusement <text:span text:style-name="T1">aucun apprentissage</text:span> ! Il n'y a pas photo.</text:p>
      <text:p text:style-name="P5"/>
      <text:p text:style-name="Standard"><text:span text:style-name="T5">Seule la difficulté à établir un modèle génératif réaliste justifie le choix d'une approche purement discriminante. Autrement dit, on ne doit utiliser une boîte noire que si on ne comprend rien aux données. Mais si on est capable d'identifier des liens de causalité entre la variable d'intérêt et les données, il semble absurde de ne pas les exploiter. Vapnik semble avoir tout faux en disant : « </text:span>one should solve the classification problem directly and never solve a more general problem as an intermediate step ». En fait, cette phrase va à l'encontre du principe de vraisemblance qui est à la base de toute la <text:s/>statistique inférentielle moderne.</text:p>
      <text:p text:style-name="Standard"/>
      <text:p text:style-name="Standard">Cela étant, l'approche générative est compatible avec l'apprentissage supervisé comme non-supervisé. Et, en dépit de la mode actuelle du deep learning avec des modèles purement discriminants, on sent bien que le domaine évolue vers les modèles génératifs. Le papier de Hinton en 2006 sur les deep belief nets, réputé pour avoir contribué à relancer le deep learning, fait d'ailleurs la promotion des modèles génératifs et de l'apprentissage non-supervisé.</text:p>
      <text:p text:style-name="Standard"/>
      <text:p text:style-name="Standard">Pour ce qui est de la vraisemblance projetée dans le contexte de l'apprentissage, on aimerait savoir si elle permet de constuire des classifieurs performants. La réponse est certainement oui car la méthode est exacte lorsqu'il existe des attributs exhaustifs pour chaque comparaison. Elle va alors bien au-delà du naive Bayes en fournissant une vraisemblance exacte. Il est vrai que ça ne marche pas à tous les coups car il faut avoir des attributs individuellement informatifs, c-à-d pour dire les choses plus clairement un attribut adaptatif qui soit quasi-exhaustif. </text:p>
      <text:p text:style-name="Standard"/>
      <text:p text:style-name="Standard">Si cette contrainte est satisfaite, la méthode offre manifestement un meilleur rapport qualité / prix <text:s/>qu'une méthode purement discriminante, en évaluant le prix au poids de l'ensemble d'apprentissage. Prenons un bête problème de classification binaire où un attribut de faible dimension est exhaustif. Si celui-ci est gaussien sous les deux conditions, il suffira de peu d'exemples pour apprendre les distributions... et, si elles ont des variances bien distinctes, on obtiendra à moindre frais un classifieur quadratique optimal, forcément plus performant qu'une régression logistique, simplement linéaire et potentiellement très chère (si on considère beaucoup d'attributs).</text:p>
      <text:p text:style-name="Standard"/>
      <text:p text:style-name="Standard">L'approche discriminante c'est juste la force brute. Mais pour pouvoir faire mieux, on a besoin d'attributs fortement informatifs. L'apprentissage de représentation peut-il nous aider ? Ce qu'on est en train de dire, c'est qu'on veut des réseaux profonds génératifs. OK. Implicitement, un réseau y→z→x qui encode une distribution de probabilité sur <text:span text:style-name="T1">x</text:span> suppose l'extraction d'un attribut exhaustif. <text:s text:c="2"/>Est-ce que la vraisemblance restreinte apporte quelquechose ici ? Par ailleurs, question philosophique s'il en est, est-ce qu'il vaut toujours mieux apprendre la représentation ? </text:p>
      <text:p text:style-name="Standard"/>
      <text:p text:style-name="Standard">Autre question ouverte : l'attribut adaptatif peut-il dépendre des paramètres de nuisance ? Weird. Ce n'est pas le cas en recalage, où nous avons la chance d'avoir des statistiques exhaustives « universelles » mais, a priori, les stats exhaustives dépendent de 'theta'... En posant cette question, <text:soft-page-break/>on sort de l'apprentissage. Car, en apprentissage, l'attribut est sélectionné une fois les distributions ajustées.</text:p>
      <text:p text:style-name="Standard"/>
      <text:p text:style-name="Standard">Prenons le cas particulier d'une statistique globalement exhaustive :<draw:frame draw:style-name="fr1" draw:name="Object92" text:anchor-type="as-char" svg:y="-0.152in" svg:width="1.2484in" svg:height="0.2008in" draw:z-index="2"><draw:object xlink:href="./Object 95" xlink:type="simple" xlink:show="embed" xlink:actuate="onLoad"/><draw:image xlink:href="./ObjectReplacements/Object 95" xlink:type="simple" xlink:show="embed" xlink:actuate="onLoad"/><svg:desc>formula</svg:desc></draw:frame>. Avec les abus de notation usuels, ça donne :</text:p>
      <text:p text:style-name="Standard"/>
      <text:p text:style-name="Standard"><draw:frame draw:style-name="fr1" draw:name="Object93" text:anchor-type="as-char" svg:y="-0.2602in" svg:width="1.389in" svg:height="0.4252in" draw:z-index="3"><draw:object xlink:href="./Object 96" xlink:type="simple" xlink:show="embed" xlink:actuate="onLoad"/><draw:image xlink:href="./ObjectReplacements/Object 96" xlink:type="simple" xlink:show="embed" xlink:actuate="onLoad"/><svg:desc>formula</svg:desc></draw:frame></text:p>
      <text:p text:style-name="Standard"/>
      <text:p text:style-name="P5">Ce qu'on peut interpréter comme une vraisemblance projetée pour laquelle la loi de référence n'est autre que la marginale de <text:span text:style-name="T1">y</text:span>. Notons ici le lien avec le MIL (minimally informative likelihood) qui peut faire craindre une situation complexe, mais en fait le dénominateur ne nous intéresse pas car il est indépendant de <text:span text:style-name="T1">x </text:span><text:span text:style-name="T3">et la vraisemblan</text:span>ce projetée revient ici encore à la vraisemblance restreinte. </text:p>
      <text:p text:style-name="P5"/>
      <text:p text:style-name="P5">Ce qui est intéressant dans cet exemple, c'est qu'il fait apparaître une démarche en apparence curieuse : partant d'un jugement d'exhaustivité à 'theta' fixe, <text:s/>on fait comme si l'exhaustivité s'étendait à<draw:frame draw:style-name="fr1" draw:name="Object94" text:anchor-type="as-char" svg:y="-0.152in" svg:width="0.4618in" svg:height="0.2in" draw:z-index="4"><draw:object xlink:href="./Object 92" xlink:type="simple" xlink:show="embed" xlink:actuate="onLoad"/><draw:image xlink:href="./ObjectReplacements/Object 92" xlink:type="simple" xlink:show="embed" xlink:actuate="onLoad"/><svg:desc>formula</svg:desc></draw:frame>, ce qui revient à faire l'approximation<draw:frame draw:style-name="fr1" draw:name="Object96" text:anchor-type="as-char" svg:y="-0.152in" svg:width="1.1366in" svg:height="0.2in" draw:z-index="5"><draw:object xlink:href="./Object 93" xlink:type="simple" xlink:show="embed" xlink:actuate="onLoad"/><draw:image xlink:href="./ObjectReplacements/Object 93" xlink:type="simple" xlink:show="embed" xlink:actuate="onLoad"/><svg:desc>formula</svg:desc></draw:frame>car on a en fait<draw:frame draw:style-name="fr1" draw:name="Object95" text:anchor-type="as-char" svg:y="-0.152in" svg:width="1.9591in" svg:height="0.2008in" draw:z-index="6"><draw:object xlink:href="./Object 94" xlink:type="simple" xlink:show="embed" xlink:actuate="onLoad"/><draw:image xlink:href="./ObjectReplacements/Object 94" xlink:type="simple" xlink:show="embed" xlink:actuate="onLoad"/><svg:desc>formula</svg:desc></draw:frame>. </text:p>
      <text:p text:style-name="P5"/>
      <text:p text:style-name="P5"/>
      <text:h text:style-name="Heading_20_3" text:outline-level="3">Inteprétation connectionniste</text:h>
      <text:p text:style-name="P4"/>
      <text:p text:style-name="P4">L'idée de la vraisemblance restreinte est-elle compatible avec le (deep) machine learning ? Je ne vois pas pourquoi ce ne serait pas le cas. Mais la question est plutôt de savoir quelle architecture de réseau s'y prête, puisque les gens voient le deep learning en termes connectionnistes...</text:p>
      <text:p text:style-name="P4"/>
      <text:p text:style-name="P4">On peut voir un feedforward network pour la classification comme une extraction d'attribut suivie d'une inférence. L'extraction d'attribut est compositionnelle et représente le gros du travail. La dernière couche est celle qui réalise l'inférence. C'est par exemple une régression logistique multinomiale. J'ai montré dans mon papier arxiv une architecture correspondant à la vraisemblance projetée et qu'on peut voir comme une alternative à la régression logistique.</text:p>
      <text:p text:style-name="P4"/>
      <text:p text:style-name="P4">En régression logistique, on calcule des log-probabilités non-normalisées pour différentes classes par combinaisons linéaires d'attributs. Dans le modèle vraisemblance projetée, ces combinaisons linéaires sont remplacées par des rapports de vraisemblance impliquant (généralement) un seul attribut par classe (donc des connections éparses, mais c'est l'apprentissage qui le décide donc pas besoin de réduire les connections à l'avance). </text:p>
      <text:p text:style-name="P4"/>
      <text:p text:style-name="P5"><text:span text:style-name="T3">Dans les deux cas, on calcule des log-probabilités à une constante additive près. Avec la vraisemblance restreinte, les probabilités sont normalisées par la probabilité de l'hypothèse nulle, celle-ci n'apparaissant pas explicitement dans l'architecture. En notant </text:span><text:span text:style-name="T3"><draw:frame draw:style-name="fr1" draw:name="Object106" text:anchor-type="as-char" svg:y="-0.1244in" svg:width="0.2118in" svg:height="0.1846in" draw:z-index="7"><draw:object xlink:href="./Object 102" xlink:type="simple" xlink:show="embed" xlink:actuate="onLoad"/><draw:image xlink:href="./ObjectReplacements/Object 102" xlink:type="simple" xlink:show="embed" xlink:actuate="onLoad"/></draw:frame></text:span><text:span text:style-name="T3">le log-rapport de vraisemblances pour la classe </text:span><text:span text:style-name="T1">i</text:span><text:span text:style-name="T3">, </text:span></text:p>
      <text:p text:style-name="P4"/>
      <text:p text:style-name="P4"><draw:frame draw:style-name="fr1" draw:name="Object102" text:anchor-type="as-char" svg:y="-0.2689in" svg:width="0.7811in" svg:height="0.4425in" draw:z-index="8"><draw:object xlink:href="./Object 103" xlink:type="simple" xlink:show="embed" xlink:actuate="onLoad"/><draw:image xlink:href="./ObjectReplacements/Object 103" xlink:type="simple" xlink:show="embed" xlink:actuate="onLoad"/><svg:desc>formula</svg:desc></draw:frame></text:p>
      <text:p text:style-name="P4"/>
      <text:p text:style-name="P5"><text:span text:style-name="T3">pour un certain nombre de classes alternatives </text:span><text:span text:style-name="T3"><draw:frame draw:style-name="fr1" draw:name="Object103" text:anchor-type="as-char" svg:y="-0.1484in" svg:width="0.6984in" svg:height="0.1839in" draw:z-index="9"><draw:object xlink:href="./Object 104" xlink:type="simple" xlink:show="embed" xlink:actuate="onLoad"/><draw:image xlink:href="./ObjectReplacements/Object 104" xlink:type="simple" xlink:show="embed" xlink:actuate="onLoad"/><svg:desc>formula</svg:desc></draw:frame></text:span><text:span text:style-name="T3">. On en déduit facilement que pour</text:span><text:span text:style-name="T3"><draw:frame draw:style-name="fr1" draw:name="Object105" text:anchor-type="as-char" svg:y="-0.1484in" svg:width="0.7016in" svg:height="0.1846in" draw:z-index="10"><draw:object xlink:href="./Object 106" xlink:type="simple" xlink:show="embed" xlink:actuate="onLoad"/><draw:image xlink:href="./ObjectReplacements/Object 106" xlink:type="simple" xlink:show="embed" xlink:actuate="onLoad"/></draw:frame></text:span><text:span text:style-name="T3"> :</text:span></text:p>
      <text:p text:style-name="P4"/>
      <text:p text:style-name="P4"/>
      <text:p text:style-name="P4"><text:soft-page-break/><draw:frame draw:style-name="fr1" draw:name="Object108" text:anchor-type="as-char" svg:y="-0.2563in" svg:width="1.1543in" svg:height="0.5362in" draw:z-index="40"><draw:object xlink:href="./Object 108" xlink:type="simple" xlink:show="embed" xlink:actuate="onLoad"/><draw:image xlink:href="./ObjectReplacements/Object 108" xlink:type="simple" xlink:show="embed" xlink:actuate="onLoad"/><svg:desc>formula</svg:desc></draw:frame></text:p>
      <text:p text:style-name="P4"/>
      <text:p text:style-name="P4">ce qui n'est rien d'autre que la fonction softmax (dans sa version correctement paramétrée). </text:p>
      <text:p text:style-name="P4"/>
      <text:p text:style-name="P4">La seule véritable différence avec la régression logistique, c'est que le lien entre un attribut et une classe implique un calcul plus complexe qu'une simple multiplication de l'attribut par un coefficient. Il y a bien un coefficient multiplicateur, qui représente le poids de l'attribut pour la classe, mais celui-ci est appliqué non pas à l'attribut lui-même mais au log-rapport de vraisemblance correspondant à cet attribut. </text:p>
      <text:p text:style-name="P4"/>
      <text:p text:style-name="P4">D'un point de vue architectural, on ne fait que rajouter une couche initiale pour convertir les attributs en log-rapports de vraisemblances. Celle-ci dépend de paramètres génératifs qui peuvent être appris. La seconde couche, elle, encode la sélection adaptative.</text:p>
      <text:p text:style-name="P4"/>
      <text:p text:style-name="P5"><text:span text:style-name="T3">D'un point de vue apprentissage, il y a une question qui peut sembler un peu académique : l'apprentissage d'un tel modèle relève-t-il du MV classique ? La réponse est non puisque le modèle n'est pas génératif – à moins qu'on puisse exhiber une distribution équivalente</text:span><text:span text:style-name="T3"><draw:frame draw:style-name="fr1" draw:name="Object109" text:anchor-type="as-char" svg:y="-0.152in" svg:width="0.7717in" svg:height="0.2134in" draw:z-index="48"><draw:object xlink:href="./Object 109" xlink:type="simple" xlink:show="embed" xlink:actuate="onLoad"/><draw:image xlink:href="./ObjectReplacements/Object 109" xlink:type="simple" xlink:show="embed" xlink:actuate="onLoad"/><svg:desc>formula</svg:desc></draw:frame></text:span><text:span text:style-name="T3">où </text:span><text:span text:style-name="T1">Z</text:span><text:span text:style-name="T3"> désigne l'ensemble des attributs, </text:span><text:span text:style-name="T8">q</text:span><text:span text:style-name="T3"> le vecteur de paramètres des distributions, et </text:span><text:span text:style-name="T1">w</text:span><text:span text:style-name="T3"> la fonction de pondération des attributs – ce qui reste à prouver. En tous cas, l'apprentissage n'est pas équivalent à la maximisation de la MV « discriminante » (conditionnelle aux données). </text:span></text:p>
      <text:p text:style-name="P4"/>
      <text:p text:style-name="P4">D'ailleurs, sans parler de MV, l'apprentissage des paramètres (incluant les poids) peut-il <text:line-break/>être vu dans un cadre variationnel ? </text:p>
      <text:p text:style-name="P4"/>
      <text:p text:style-name="P5"><text:span text:style-name="T3">Si on sépare de </text:span><text:span text:style-name="T8">q </text:span><text:span text:style-name="T3">les paramètres </text:span><text:span text:style-name="T8">n</text:span><text:span text:style-name="T3"> encodant la distribution de référence, on sait qu'on peut apprendre </text:span><text:span text:style-name="T8">q </text:span><text:span text:style-name="T3">et </text:span><text:span text:style-name="T1">w</text:span><text:span text:style-name="T3"> en maximisant le critère ci-dessous basé sur un ensemble d'apprentissage supervisé </text:span><text:span text:style-name="T3"><draw:frame draw:style-name="fr1" draw:name="Object111" text:anchor-type="as-char" svg:y="-0.152in" svg:width="0.5839in" svg:height="0.2126in" draw:z-index="49"><draw:object xlink:href="./Object 110" xlink:type="simple" xlink:show="embed" xlink:actuate="onLoad"/><draw:image xlink:href="./ObjectReplacements/Object 110" xlink:type="simple" xlink:show="embed" xlink:actuate="onLoad"/><svg:desc>formula</svg:desc></draw:frame></text:span><text:span text:style-name="T3">, </text:span></text:p>
      <text:p text:style-name="P4"/>
      <text:p text:style-name="P4"><draw:frame draw:style-name="fr1" draw:name="Object110" text:anchor-type="as-char" svg:y="-0.272in" svg:width="2.4744in" svg:height="0.4492in" draw:z-index="50"><draw:object xlink:href="./Object 111" xlink:type="simple" xlink:show="embed" xlink:actuate="onLoad"/><draw:image xlink:href="./ObjectReplacements/Object 111" xlink:type="simple" xlink:show="embed" xlink:actuate="onLoad"/><svg:desc>formula</svg:desc></draw:frame></text:p>
      <text:p text:style-name="P4"/>
      <text:p text:style-name="P4">Par contre, l'apprentissage de la distribution de référence ne correspond pas à l'optimisation de ce critère. Donc la réponse semble encore être non.</text:p>
      <text:p text:style-name="P4"/>
      <text:p text:style-name="P4">Autrement dit, l'approche variationnelle de l'apprentissage ne colle pas à la vraisemblance restreinte.</text:p>
      <text:p text:style-name="P4"/>
      <text:p text:style-name="P4">Pour relier celle-ci au machine learning, on peut envisager un apprentissage en deux passes, comme suggéré par Hinton en 2006. Une première passe d'apprentissage « génératif » dans laquelle on ajuste les distributions marginales de divers attributs. Une seconde passe « discriminante » dans laquelle on optimise la performance du modèle en inférence. </text:p>
      <text:p text:style-name="P4"/>
      <text:p text:style-name="P4">Hinton proposait plus spécifiquement un apprentissage non-supervisé (donc forcément basé sur un modèle génératif) précédent l'apprentissage supervisé d'un réseau via l'algorithme de rétropropagation. L'intérêt de ce pré-apprentissage non-supervisé étant qu'il ne nécessite pas d'exemples labélisés. Mais on défend ici l'idée qu'un pré-apprentissage « génératif » peut être utile même dans un cadre supervisé. </text:p>
      <text:p text:style-name="P4"/>
      <text:p text:style-name="P5"><text:span text:style-name="T3">En l'occurrence, l'apprentissage génératif fixe les distributions des attributs dans les différentes classes, y compris la classe nulle. L'apprentissage discriminant fixe les poids des attributs en </text:span><text:soft-page-break/><text:span text:style-name="T3">fonction des classes. </text:span></text:p>
      <text:p text:style-name="P4"/>
      <text:p text:style-name="P5"><text:span text:style-name="T3">De la même manière qu'il ne semble pas exister de distribution jointe </text:span><text:span text:style-name="T3"><draw:frame draw:style-name="fr1" draw:name="Object107" text:anchor-type="as-char" svg:y="-0.152in" svg:width="0.5984in" svg:height="0.2in" draw:z-index="58"><draw:object xlink:href="./Object 107" xlink:type="simple" xlink:show="embed" xlink:actuate="onLoad"/><draw:image xlink:href="./ObjectReplacements/Object 107" xlink:type="simple" xlink:show="embed" xlink:actuate="onLoad"/></draw:frame></text:span><text:span text:style-name="T3">représentant le modèle, il n'est pas aisé d'exhiber un réseau unique sur lequel portent ces deux apprentissages. </text:span></text:p>
      <text:p text:style-name="P4"/>
      <text:p text:style-name="P5"><text:span text:style-name="T3">Mais les choses sont limpides d'un point de vue fonctionnel. Primo : apprendre les lois conditionnelles des attributs</text:span><text:span text:style-name="T3"><draw:frame draw:style-name="fr1" draw:name="Object112" text:anchor-type="as-char" svg:y="-0.152in" svg:width="0.561in" svg:height="0.2126in" draw:z-index="59"><draw:object xlink:href="./Object 112" xlink:type="simple" xlink:show="embed" xlink:actuate="onLoad"/><draw:image xlink:href="./ObjectReplacements/Object 112" xlink:type="simple" xlink:show="embed" xlink:actuate="onLoad"/></draw:frame></text:span><text:span text:style-name="T3">. Secondo : apprendre la loi conditionnelle de la variable d'intérêt</text:span><text:span text:style-name="T3"><draw:frame draw:style-name="fr1" draw:name="Object104" text:anchor-type="as-char" svg:y="-0.152in" svg:width="0.5626in" svg:height="0.2134in" draw:z-index="60"><draw:object xlink:href="./Object 105" xlink:type="simple" xlink:show="embed" xlink:actuate="onLoad"/><draw:image xlink:href="./ObjectReplacements/Object 105" xlink:type="simple" xlink:show="embed" xlink:actuate="onLoad"/></draw:frame></text:span><text:span text:style-name="T3">.</text:span></text:p>
      <text:p text:style-name="P4"/>
      <text:p text:style-name="P4">Pourquoi vouloir un cadre variationnel commun à ces deux problèmes ? Il suffit d'imaginer des connections différentes pour aller de Z à x et de x à Z. Une sorte de double réseau avec des routes à sens unique mais couplées d'une certaine façon (l'apprentissage du réseau génératif modifie le réseau discriminant). L'asymmétrie casse l'approche générative globale tout en permettant un apprentissage discriminant incorporant des modèles génératifs partiels.</text:p>
      <text:p text:style-name="P4"/>
      <text:p text:style-name="P4">Au stade de l'apprentissage discriminant, se pose la question du critère d'apprentissage. La vraisemblance projetée choisit l'attribut le plus exhaustif pour chaque classe – ce qui revient à maximiser, en fonction des poids des attributs, un critère que j'ai appelé vraisemblance super-composite (VSC) dans mon papier arXiv. Sans rentrer dans des considérations fumeuses, notons deux choses : 1) maximiser la VSC est différent de MV, 2) VSC ne nécessite pas de données d'apprentissage une fois les distributions des attributs apprises. </text:p>
      <text:p text:style-name="P4"/>
      <text:p text:style-name="P4">L'apprentissage discriminant via ce critère est donc automatique. On pourrait même dire que le critère permet d'éviter un apprentissage discriminant. De la même façon qu'un modèle génératif complètement spécifié permet de faire de l'inférence. </text:p>
      <text:p text:style-name="P4"/>
      <text:p text:style-name="P4">Mais on peut aussi envisager un autre crtitère discriminant pour déterminer les poids, par exemple le MV conditionnel classique. Ce qui est assez cocasse, c'est que la seule différence entre VSC et <text:s/>MV est que VSC prend les log-probabilités non-normalisées (plus précisément, normalisées par la probabilité de référence). Par ailleurs, VSC restreint par construction les poids au simplexe, alors que MV n'impose aucune contrainte sur les poids. </text:p>
      <text:p text:style-name="P4"/>
      <text:p text:style-name="P4">VSC veut juste que la vraie classe soit probable par rapport à la classe de référence. MV veut que la vraie classe soit probable par rapport à toutes les autres, ce qui est quand-même plus intuitif.</text:p>
      <text:p text:style-name="P4"/>
      <text:p text:style-name="P4">VSC est le bon critère dans le contexte très particulier où les inputs sont des rapports de vraisemblances car il permet alors de sélectionner les attributs les plus exhaustifs. Mais, on l'a vu, dans ce cas il n'y a pas lieu d'invoquer un double réseau et un apprentissage discriminant. On est dans une situation analogue à l'inversion probabiliste après un apprentissage génératif.</text:p>
      <text:p text:style-name="P4"/>
      <text:p text:style-name="P4">Il paraît donc douteux de considérer VSC comme un critère discriminant. Cependant, les poids de la <text:s/>vraisemblance projetée peuvent être appris par MV discriminante classique. Cette approche est recommandée lorsque les attributs sont faiblement informatifs. </text:p>
      <text:p text:style-name="P4"/>
      <text:p text:style-name="P4"/>
      <text:h text:style-name="Heading_20_3" text:outline-level="3">Exhaustivité et inférence</text:h>
      <text:p text:style-name="P4"/>
      <text:p text:style-name="P4">Supposons qu'on fasse l'hypothèse que la distribution des varibales non-observées conditonnelle aux variables observées soit de la forme :</text:p>
      <text:p text:style-name="P5"/>
      <text:p text:style-name="P5"><text:soft-page-break/><draw:frame draw:style-name="fr1" draw:name="Object113" text:anchor-type="as-char" svg:y="-0.152in" svg:width="1.9146in" svg:height="0.2008in" draw:z-index="25"><draw:object xlink:href="./Object 113" xlink:type="simple" xlink:show="embed" xlink:actuate="onLoad"/><draw:image xlink:href="./ObjectReplacements/Object 113" xlink:type="simple" xlink:show="embed" xlink:actuate="onLoad"/><svg:desc>formula</svg:desc></draw:frame>(a)</text:p>
      <text:p text:style-name="P5"/>
      <text:p text:style-name="P5">Cela signifie que l'inférence sur x dépend de y via z(x, y). Ca ressemble à une condition d'exhaustivité mais ça n'en n'est pas une au sens classique car z dépend de x. </text:p>
      <text:p text:style-name="P5"/>
      <text:p text:style-name="P5">En multipliant la relation ci-dessus par p(y), on voit que la distribution conjointe satisfait à la même forme :</text:p>
      <text:p text:style-name="P5"/>
      <text:p text:style-name="P5"><draw:frame draw:style-name="fr1" draw:name="Object118" text:anchor-type="as-char" svg:y="-0.152in" svg:width="1.9543in" svg:height="0.2008in" draw:z-index="26"><draw:object xlink:href="./Object 118" xlink:type="simple" xlink:show="embed" xlink:actuate="onLoad"/><draw:image xlink:href="./ObjectReplacements/Object 118" xlink:type="simple" xlink:show="embed" xlink:actuate="onLoad"/><svg:desc>formula</svg:desc></draw:frame></text:p>
      <text:p text:style-name="P5"/>
      <text:p text:style-name="P5">Et de même pour la distribution générative :</text:p>
      <text:p text:style-name="P5"/>
      <text:p text:style-name="P5"><draw:frame draw:style-name="fr1" draw:name="Object119" text:anchor-type="as-char" svg:y="-0.152in" svg:width="1.9146in" svg:height="0.2008in" draw:z-index="30"><draw:object xlink:href="./Object 119" xlink:type="simple" xlink:show="embed" xlink:actuate="onLoad"/><draw:image xlink:href="./ObjectReplacements/Object 119" xlink:type="simple" xlink:show="embed" xlink:actuate="onLoad"/><svg:desc>formula</svg:desc></draw:frame>(b)</text:p>
      <text:p text:style-name="P5"/>
      <text:p text:style-name="P5">Sans perte de généralité, on peut supposer que <draw:frame draw:style-name="fr1" draw:name="Object122" text:anchor-type="as-char" svg:y="-0.152in" svg:width="0.4161in" svg:height="0.2in" draw:z-index="35"><draw:object xlink:href="./Object 122" xlink:type="simple" xlink:show="embed" xlink:actuate="onLoad"/><draw:image xlink:href="./ObjectReplacements/Object 122" xlink:type="simple" xlink:show="embed" xlink:actuate="onLoad"/></draw:frame>est une distribution. La relation ci-dessus dit que <text:span text:style-name="T1">z</text:span> est une statistique exhaustive pour le test H1 : <draw:frame draw:style-name="fr1" draw:name="Object123" text:anchor-type="as-char" svg:y="-0.152in" svg:width="0.7984in" svg:height="0.2in" draw:z-index="36"><draw:object xlink:href="./Object 123" xlink:type="simple" xlink:show="embed" xlink:actuate="onLoad"/><draw:image xlink:href="./ObjectReplacements/Object 123" xlink:type="simple" xlink:show="embed" xlink:actuate="onLoad"/></draw:frame>vs H0 : <draw:frame draw:style-name="fr1" draw:name="Object124" text:anchor-type="as-char" svg:y="-0.152in" svg:width="0.6602in" svg:height="0.2in" draw:z-index="37"><draw:object xlink:href="./Object 124" xlink:type="simple" xlink:show="embed" xlink:actuate="onLoad"/><draw:image xlink:href="./ObjectReplacements/Object 124" xlink:type="simple" xlink:show="embed" xlink:actuate="onLoad"/></draw:frame>à <text:span text:style-name="T1">x</text:span> fixé. En intégrant sur les iso-sets de z à <text:span text:style-name="T1">x</text:span> fixé, on en déduit que le rapport est nécessairement égal à celui des distributions conditionnelles de z :</text:p>
      <text:p text:style-name="P5"/>
      <text:p text:style-name="P5"><draw:frame draw:style-name="fr1" draw:name="Object116" text:anchor-type="as-char" svg:y="-0.2602in" svg:width="1.2043in" svg:height="0.4252in" draw:z-index="44"><draw:object xlink:href="./Object 116" xlink:type="simple" xlink:show="embed" xlink:actuate="onLoad"/><draw:image xlink:href="./ObjectReplacements/Object 116" xlink:type="simple" xlink:show="embed" xlink:actuate="onLoad"/><svg:desc>formula</svg:desc></draw:frame></text:p>
      <text:p text:style-name="P5"/>
      <text:p text:style-name="P5">Par conséquent, si on pré-suppose que la loi a posteriori dépend des données via une certaine réduction adaptative, <text:span text:style-name="T1">alors</text:span> il existe une loi de référence pour laquelle les rapports de vraisemblance dans l'espace d'entrée et dans l'espace de représentation sont égaux. Pour inférer <text:span text:style-name="T1">x</text:span>, il suffit donc de connaître sa marginale, la distribution de <text:span text:style-name="T1">z </text:span>conditionnelle à <text:span text:style-name="T1">x</text:span>, ainsi que la loi non-conditionnelle « de référence », <text:span text:style-name="T1">g</text:span>(<text:span text:style-name="T1">z</text:span>). </text:p>
      <text:p text:style-name="P5"/>
      <text:p text:style-name="P5">Petit souci : le raisonnement ne nous fournit qu'un résultat d'existence car, réciproquement, si on applique le PDF projection theorem avec une loi de référence arbitraire, la forme (a) est satisfaite. Ceci nous dit que l'exhaustivité est nécessairement relative à une référence dès lors que l'attribut est adaptatif. </text:p>
      <text:p text:style-name="P5"/>
      <text:p text:style-name="P5">On remarque que s'il existe un x0 pour lequel<draw:frame draw:style-name="fr1" draw:name="Object120" text:anchor-type="as-char" svg:y="-0.152in" svg:width="0.6236in" svg:height="0.2126in" draw:z-index="45"><draw:object xlink:href="./Object 120" xlink:type="simple" xlink:show="embed" xlink:actuate="onLoad"/><draw:image xlink:href="./ObjectReplacements/Object 120" xlink:type="simple" xlink:show="embed" xlink:actuate="onLoad"/></draw:frame>ne dépend pas de y, alors d'après (b) la loi générative associée n'est autre que la loi de référence :<draw:frame draw:style-name="fr1" draw:name="Object114" text:anchor-type="as-char" svg:y="-0.152in" svg:width="1.0807in" svg:height="0.2134in" draw:z-index="46"><draw:object xlink:href="./Object 114" xlink:type="simple" xlink:show="embed" xlink:actuate="onLoad"/><draw:image xlink:href="./ObjectReplacements/Object 114" xlink:type="simple" xlink:show="embed" xlink:actuate="onLoad"/></draw:frame>. Ainsi, sous réserve d'existence, le choix de la loi de référence revient à identifier une telle « classe absordante ». Il suffit alors de déterminer les distributions des attributs candidats sous cette classe pour instancier le modèle.</text:p>
      <text:p text:style-name="P5"/>
      <text:p text:style-name="P5">En recalage, la représentation adaptative est l'ensemble des points appariés. La classe absorbante est la fonction d'appariemment nulle (car s'il n'existe aucun appariemment, la représentation est vide et donc indépendante des données). L'un et l'autre découlent d'un modèle génératif global : p(x,y) est définie et on identifie la forme (a) dans son expression. L'approche est top-bottom.</text:p>
      <text:p text:style-name="P5"/>
      <text:p text:style-name="P5">Mais on peut envisager une approche bottom-up, où p(x,y) est construit en partant des attributs. En classification multi-classes, par exemple, la classe absorbante est choisie arbitrairement et<draw:frame draw:style-name="fr1" draw:name="Object121" text:anchor-type="as-char" svg:y="-0.152in" svg:width="0.6236in" svg:height="0.2126in" draw:z-index="47"><draw:object xlink:href="./Object 115" xlink:type="simple" xlink:show="embed" xlink:actuate="onLoad"/><draw:image xlink:href="./ObjectReplacements/Object 115" xlink:type="simple" xlink:show="embed" xlink:actuate="onLoad"/></draw:frame>est implicitement constant. Dans un problème de diagnostic médical, on choisira naturellement la classe 'sujet sain' comme référence et l'attribut adaptatif sera 'température' pour les patients de la grippe, <text:s/>'pression artérielle' pour les patients souffrant de maladie cardiaque, etc... Ici, l<text:span text:style-name="T3">e choix de la référence précède celui des attributs.</text:span></text:p>
      <text:p text:style-name="P4"/>
      <text:p text:style-name="P4"><text:soft-page-break/>Que la factorisation (a) découle du modèle ou l'inverse, le message est que si une telle factorisation existe, alors on peut envisager de travailler intégralement dans l'espace de représentation induit, y compris pour éliminer les paramètres de nuisance.</text:p>
      <text:p text:style-name="P4"/>
      <text:p text:style-name="P4">Cette décision ne va pas de soi. Supposons que Z soit globalement exhaustif :</text:p>
      <text:p text:style-name="P4"/>
      <text:p text:style-name="P4"><draw:frame draw:style-name="fr1" draw:name="Object115" text:anchor-type="as-char" svg:y="-0.152in" svg:width="2.7236in" svg:height="0.2in" draw:z-index="68"><draw:object xlink:href="./Object 117" xlink:type="simple" xlink:show="embed" xlink:actuate="onLoad"/><draw:image xlink:href="./ObjectReplacements/Object 117" xlink:type="simple" xlink:show="embed" xlink:actuate="onLoad"/></draw:frame></text:p>
      <text:p text:style-name="P4">A première vue, se restreindre à l'espace Z ne semble pas très casher... car on perd ainsi une partie de l'information que les données sont susceptibles de fournir sur les paramètres. Mais, d'un autre côté, cela permet d'éliminer des paramètres structurellement. </text:p>
      <text:p text:style-name="P4"/>
      <text:p text:style-name="P4">La question posée est celle du choix de la représentation. Si on a deux représentations imbriquées Y et Z, a-t-on le droit de choisir la plus petite ? A cette question quelque peu philosophique, on serait tenté de répondre oui car toute représentation est arbitraire, et non car la sous-représentation est incompatible avec le modèle statistique dans l'espace Y tenu pour vrai.</text:p>
      <text:p text:style-name="P4"/>
      <text:p text:style-name="P4">Il n'y a pas d'incompatibilité dans le cas idéal de paramètres 'theta' connus : le fait que Z soit équivalent à Y pour l'inférence clôt le débat. Mais c'est le cas contraire qui nous intéresse. Si le modèle réduit s'avère identifiable, alors c'est au moins un choix censé, d'autant que l'identifiabilité n'est pas garantie dans l'espace Y. Ce qui ne veut pas dire que Z est nécessairement plus judicieux dans l'absolu. Dans l'espace Z, tu as moins de paramètres mais aussi moins d'information pour les ajuster. Mais, de façon pragmatique, si ça marche dans Z, alors restons-y.</text:p>
      <text:p text:style-name="P4"/>
      <text:p text:style-name="P4">Pour une représentation adaptative, les choses sont plus compliquées car une telle représentation <text:span text:style-name="T1">ne peut être arbitraire</text:span>, contrairement à ce que j'ai espéré pendant longtemps dans le sillage de Baggenstoss, sous peine que la vraisemblance projetée ne soit pas asymptotiquement consistante... <text:s/>Pour garantir cette propriété, la représentation adaptative doit s'accompagner d'une propriété d'informativité maximale qui, dans l'idéal, revient à une propriété d'exhaustivité binaire. </text:p>
      <text:p text:style-name="P4"/>
      <text:p text:style-name="P4">Pour une représentation fixe, cette condition est toujours vérifiée, même sans l'exhaustivité. C'est pour ça qu'une sous-représentation fixe peut être considérée comme une représentation comme une autre. Mais pas une sous-représentation adaptative. </text:p>
      <text:p text:style-name="P4"/>
      <text:p text:style-name="P4">Qu'à cela ne tienne, le même débat surgit quant au choix de la représentation et les arguments sont essentiellement les mêmes si la sous-représentation satisfait à l'exhaustivité binaire. </text:p>
      <text:p text:style-name="P4"/>
      <text:p text:style-name="P4">Le choix de la sous-représentation peut être purement pragmatique. En recalage, on juge que c'est mieux de ne pas avoir à estimer les distributions des points isolés. OK, ça a du sens, mais on pourrait aussi le faire – à vrai dire, ce serait plus pénible en termes de mise en œuvre, mais je ne vois pas d'argument simple prouvant que ça ne marcherait pas. Le fait qu'on puisse faire plus simple est cependant un argument de poids.</text:p>
      <text:p text:style-name="P4"/>
      <text:p text:style-name="P4">Ce qui semble un peu plus compliqué dans le cas d'une représentation adaptative, c'est qu'il faut également estimer des paramètres de nuisance sous l'hypothèse nulle. Ce ne sont pas forcément les mêmes qui s'éliminent que sous l'hypothèse alternative – en recalage, c'est la loi jointe des points qui est éliminée et les distributions marginales des points isolés qu'il faut estimer. <text:s/>Il faut juste garder à l'esprit que l'estimation des paramètres sous H0 ne donne une estimée réaliste que si H0 est vraie. <text:s/></text:p>
      <text:p text:style-name="P4"/>
      <text:p text:style-name="P4">Se rappeler aussi que la représentation adaptive se ramène au cas d'une représentation fixe pour une inférence binaire. </text:p>
      <text:p text:style-name="P4"/>
      <text:p text:style-name="P4"><text:soft-page-break/></text:p>
      <text:h text:style-name="Heading_20_3" text:outline-level="3">Epilogue</text:h>
      <text:p text:style-name="P5"/>
      <text:p text:style-name="P5">Essayons de livrer quelques messages haut niveau. </text:p>
      <text:p text:style-name="P5"/>
      <text:p text:style-name="P5">Un algorithme est une transformation déterministe d'une entrée E en une sortie S :<draw:frame draw:style-name="fr1" draw:name="Object98" text:anchor-type="as-char" svg:y="-0.152in" svg:width="0.6484in" svg:height="0.2in" draw:z-index="14"><draw:object xlink:href="./Object 98" xlink:type="simple" xlink:show="embed" xlink:actuate="onLoad"/><draw:image xlink:href="./ObjectReplacements/Object 98" xlink:type="simple" xlink:show="embed" xlink:actuate="onLoad"/></draw:frame>.</text:p>
      <text:p text:style-name="P5"/>
      <text:p text:style-name="P5">Tout algorithme peut être vu comme un <text:span text:style-name="T1">pipeline</text:span>, c-à-d une succession d'algorithmes atomiques. </text:p>
      <text:p text:style-name="P5"/>
      <text:p text:style-name="P5">Un algorithme <text:span text:style-name="T1">atomique</text:span> se décompose en 3 étapes : extraction d'attribut (représentation), inférence, formattage de la sortie. On définit un espace dans lequel se déroule l'inférence à travers des <text:span text:style-name="T1">représentations</text:span> de E et S. Le formattage est fonction de la variable inférée mais aussi de données extérieures à l'espace de représentation. </text:p>
      <text:p text:style-name="P5"/>
      <text:p text:style-name="P5">Dans un algorithme de segmentation d'image, E est une image, l'attribut est par exemple un ensemble de valeurs d'intensité, l'inférence associe un label à chaque élément, et le formattage fournit une image de labels. </text:p>
      <text:p text:style-name="P5"/>
      <text:p text:style-name="P5">Dans cette vision des choses, l'inférence statistique est déléguée à un « statisticien virtuel » qui travaille dans un espace de représentation où une partie de l'information disponible en entrée est perdue en vertu de <text:span text:style-name="T1">l'inégalité fondamentale du traitement de données</text:span>.</text:p>
      <text:p text:style-name="P5"/>
      <text:p text:style-name="P5">Néanmoins, la réduction des données est utile en pratique pour deux raisons. D'une part, la nécessité d'assurer l'identifiabilité du modèle d'inférence statistique en en contrôlant la dimension (l'inégalité du traitement de données suppose connues les lois statistiques des variables mises en jeu). D'autre part, la baisse du coût calculatoire.</text:p>
      <text:p text:style-name="P5"/>
      <text:p text:style-name="P5">L'extraction d'attribut répond donc à un double impératif d'efficacité statistique et calculatoire.</text:p>
      <text:p text:style-name="P5"/>
      <text:p text:style-name="P5">Cette extraction peut être arbitraire (« à la main ») ou fournie par une technique d'apprentissage de représentation telle que auto-encodeur ou apprentissage profond. La nature du problème d'inférence est la même dans les deux cas.</text:p>
      <text:p text:style-name="P5"/>
      <text:p text:style-name="P5">Si on note <text:span text:style-name="T1">Y</text:span> et <text:span text:style-name="T1">X</text:span> les représentations respectives de E et S, pour rester cohérent avec ce mémo, le problème d'inférence consiste, à un niveau général, à : </text:p>
      <text:list xml:id="list8924821468119625289" text:style-name="L4">
        <text:list-item>
          <text:p text:style-name="P16"><text:span text:style-name="T5">définir un modèle paramétrique de distribution</text:span><text:span text:style-name="T5"><draw:frame draw:style-name="fr1" draw:name="Object99" text:anchor-type="as-char" svg:y="-0.152in" svg:width="0.6484in" svg:height="0.2008in" draw:z-index="15"><draw:object xlink:href="./Object 99" xlink:type="simple" xlink:show="embed" xlink:actuate="onLoad"/><draw:image xlink:href="./ObjectReplacements/Object 99" xlink:type="simple" xlink:show="embed" xlink:actuate="onLoad"/></draw:frame></text:span><text:span text:style-name="T5">, </text:span></text:p>
        </text:list-item>
        <text:list-item>
          <text:p text:style-name="P14">instancier le modèle – par entrainement de l'algorithme ou non, </text:p>
        </text:list-item>
        <text:list-item>
          <text:p text:style-name="P16"><text:span text:style-name="T5">prendre une décision concernant </text:span><text:span text:style-name="T6">x</text:span><text:span text:style-name="T5">.</text:span></text:p>
        </text:list-item>
      </text:list>
      <text:p text:style-name="P5"/>
      <text:p text:style-name="P5">Une <text:span text:style-name="T1">représentation adaptative</text:span> couple l'extraction d'attribut à l'inconnue <text:span text:style-name="T1">x</text:span>. Il y a ici une nouveauté conceptuelle par rapport à l'extraction d'attribut traditionnelle, considérée comme une étape préliminaire et donc réalisée indépendamment de la variable d'intérêt. L'adaptivité permet d'optimiser le compromis information / dimension<text:span text:style-name="T3">.</text:span></text:p>
      <text:p text:style-name="P5"/>
      <text:p text:style-name="P5">Pour que ça fonctionne, il « suffit » d'avoir une factorisation de la forme :</text:p>
      <text:p text:style-name="P5"/>
      <text:p text:style-name="P5"><draw:frame draw:style-name="fr1" draw:name="Object117" text:anchor-type="as-char" svg:y="-0.152in" svg:width="2.1083in" svg:height="0.2in" draw:z-index="16"><draw:object xlink:href="./Object 121" xlink:type="simple" xlink:show="embed" xlink:actuate="onLoad"/><draw:image xlink:href="./ObjectReplacements/Object 121" xlink:type="simple" xlink:show="embed" xlink:actuate="onLoad"/></draw:frame>(fff)</text:p>
      <text:p text:style-name="P5"/>
      <text:p text:style-name="P5">équivalente à l'existence d'un attribut adaptatif <text:span text:style-name="T1">z</text:span>(<text:span text:style-name="T1">x</text:span>, <text:span text:style-name="T1">y</text:span>) exhaustif en un sens binaire. Cette condition signifie simplement que l'extraction d'attribut est sans perte d'information pour l'inférence, à paramètres du modèle connus. Autrement dit, qu'on est dans un cas d'égalité de l'inégalité du <text:soft-page-break/>traitement de données.</text:p>
      <text:p text:style-name="P5"/>
      <text:p text:style-name="P5">Cette factorisation peut être justifiée par application du <text:span text:style-name="T1">PDF projection theorem</text:span> en pré-supposant la représentation adaptative et en faisant l'hypothèse implicite que celle-ci vérifie une condition d'optimalité (associer à chaque <text:span text:style-name="T1">x</text:span> l'attribut le plus informatif parmi un ensemble préalablement choisi). Cela suppose également de définir une distribution de référence. </text:p>
      <text:p text:style-name="P5"/>
      <text:p text:style-name="P5">La philosophie est d'identifier, dans un modèle génératif donné, une représentation adaptative aussi compacte que possible via la forme (fff) dont découle une paramétrisation minimaliste. En clair, ceci permet d'éliminer structurellement certains paramètres de nuisance.</text:p>
      <text:p text:style-name="P5"/>
      <text:p text:style-name="P5">En recalage, l'entrée consiste en deux images. Sur la base d'un argument d'échangeabilité, on obtient un modèle probabiliste pour (E, X) dans lequel on identifie <text:span text:style-name="T3">une représentation adaptative suffisante qui </text:span>consiste en l'ensemble des couples de points appariés, qui est <text:span text:style-name="T1">fonction</text:span> des paramètres de la transformation inconnue reliant lesdites images. Cette représentation est dès lors naturelle pour réaliser l'inférence.</text:p>
      <text:p text:style-name="P5"/>
      <text:p text:style-name="P5">Dans un contexte d'inférence avec apprentissage, ce qui suppose que les paramètres soient <text:span text:style-name="T1">réplicables</text:span>, la représentation adaptative permet de s'épargner la tâche fastidieuse et inutile d'ajuster un modèle dans l'espace E. Fastidieuse car il y a plus, voire beaucoup plus, de paramètres inconnus dans l'espace E que dans l'espace Z. Inutile car l'espace Z suffit pour l'inférence. Typiquement, la représentation adaptative permet de se restreindre à l'estimation des marginales de différents attributs, comme dans le naive Bayes. </text:p>
      <text:p text:style-name="P5"/>
      <text:p text:style-name="P5">Cette approche peut-elle présenter des avantages par rapport aux approches génératives ou discriminantes classiques ? </text:p>
      <text:list xml:id="list2216255786960831852" text:style-name="L5">
        <text:list-item>
          <text:p text:style-name="P15">Par rapport au génératif global, on évite d'ajuster un modèle HD pour chaque classe, ce qui n'est pas efficace si l'inférence repose intrinsèquement sur un petit nombre de paramètres. </text:p>
        </text:list-item>
        <text:list-item>
          <text:p text:style-name="P15">Par rapport au naive Bayes, ce sont les mêmes avantages en moins prononcés. En outre, on aura une bien meilleure approximation de la loi a posteriori des classes, donc la possibilité d'évaluer l'incertitude sur la classification. </text:p>
        </text:list-item>
        <text:list-item>
          <text:p text:style-name="P15">Par rapport au discriminant de base, par exemple la régression logistique multinomiale, même argument de dimension que pour le génératif global avec la circonstance supplémentaire que l'apprentissage discriminant nécessite typiquement plus de données d'apprentissage que le génératif, cf. le fameux papier de Ng NIPS 2001. </text:p>
        </text:list-item>
      </text:list>
      <text:p text:style-name="P5"/>
      <text:p text:style-name="P5">Cela étant, si on est en mode big data, il n'y a pas de grande amélioration à attendre par rapport au discriminant classique... C'est plutôt en mode small data, où il n'y a guère que le naive Bayes sur le marché, que l'approche peut s'avérer fertile. </text:p>
      <text:p text:style-name="P5"/>
      <text:p text:style-name="P5">Et n'oublions pas que l'approche reste générative en essence, et s'applique donc potentiellement à des problèmes d'inférence sans apprentissage.</text:p>
      <text:p text:style-name="P5"/>
      <text:p text:style-name="P5">L'idée se résume à une recommandation. Si tu veux ajuster un modèle génératif, peux-tu identifier une représentation adaptative suffisante ? C'est une alternative à l'intégration bayésienne, au Bayes empirique, au max de vraisemblance profile... </text:p>
      <text:p text:style-name="P5"/>
      <text:p text:style-name="P5">Au final, est-ce de l'ordre de l'astuce ou de la méthodologie fondamentale ? Difficile à dire. Sans doute pas loin de la vraisemblance restreinte, qui est un peu entre les deux. Reste à trouver d'autres exemples d'application que le recalage. Mais le fait de dire : attention, si on a un modèle génératif, ça vaut le coup de faire un petit travail d'analyse pour identifier une représentation propice à l'inférence (via l'élimination des paramètres de nuisance)... ça, c'est quand-même intéressant à un <text:soft-page-break/>niveau général.</text:p>
      <text:p text:style-name="P5"/>
      <text:p text:style-name="P5">On est le 20/10/17... il est temps de clore ce chapitre. Le temps dira si tout ça était utile ou pas.</text:p>
      <text:p text:style-name="P5"/>
      <text:p text:style-name="P5"/>
      <text:h text:style-name="Heading_20_3" text:outline-level="3">Pour conclure...</text:h>
      <text:p text:style-name="P5"/>
      <text:p text:style-name="P5">Il y a une troisième voie entre la modélisation générative et la modélisation discriminante, que nous appelons la modélisation semi-générative.</text:p>
      <text:p text:style-name="P5"/>
      <text:p text:style-name="P17">Dans un problème d'inférence, seule une partie des données contient de l'information utile, raison <text:s/>pour laquelle toute procédure d'inférence travaille sur une représentation des données.</text:p>
      <text:p text:style-name="P17"/>
      <text:p text:style-name="P17">L'approche générative estime la loi jointe d'une telle représentation et de la variable d'intérêt pour en déduire la loi conditionnelle de celle-ci. L'approche discriminante estime directement cette loi conditionnelle.</text:p>
      <text:p text:style-name="P17"/>
      <text:p text:style-name="P17">L'approche discriminante est réputée supérieure dans les problèmes avec apprentissage supervisé pour des jeux de données d'entrainement suffisamment grands. C'est l'idée force du courant "big data", qui part du principe que la puissance statistique peut remplacer la compréhension de la nature des données.</text:p>
      <text:p text:style-name="P17"/>
      <text:p text:style-name="P17">L'approche discriminante est, en revanche, inopérante dans les problèmes sans apprentissage ou avec apprentissage non-supervisé, là où l'approche générative peut quant à elle s'avérer complexe.</text:p>
      <text:p text:style-name="P17"/>
      <text:p text:style-name="P5"><text:span text:style-name="T9">La modélisation semi-générative pousse simplement la logique de la représentation jusqu'au bout en remarquant qu'une représentation minimaliste pour l'inférence est généralement </text:span><text:span text:style-name="T10">adaptative</text:span><text:span text:style-name="T9">. En bref, ce sont des attributs différents qui caractérisent des catégories différentes.</text:span></text:p>
      <text:p text:style-name="P17"/>
      <text:p text:style-name="P17">Lorsque cette représentation adaptative est connue à l'avance, elle fournit une paramétrisation plus parcimonieuse qu'un modèle génératif global tout en permettant une estimation plus efficace des paramètres qu'un modèle discriminant équivalent.</text:p>
      <text:p text:style-name="P17"/>
      <text:p text:style-name="P17">On peut se demander si la représentation adaptative elle-même peut être apprise. Il faudrait pour cela pouvoir détecter un jeu d'attributs « exhaustif » à partir d'une banque d'attributs. Nous avons déjà un critère informationnel (distinct de la vraisemblance conditionnelle) pour choisir l'attribut le plus informatif dans un ensemble. L'architecture du réseau devrait être choisie de manière à ce qu'un seul attribut (de dimension fixée à l'avance) « arrive » sur chaque classe. </text:p>
      <text:p text:style-name="P17"/>
      <text:p text:style-name="P17">On pourrait dès lors envisager un mécanisme remplaçant l'apprentissage discriminant dans une architecture de type feedforward network. Deux passes en sens opposés pourraient alterner. Une <text:s/>passe en sens direct mettrait à jour l'extraction des attributs spécifiques à chaque classe. Une passe en sens inverse ajusterait les distributions des attributs. Une telle procédure ne correspondrait vraisemblablement pas à la minimisation d'un critère unique, mais pourrait peut-être être comprise sous l'angle de la théorie des jeux.</text:p>
      <text:p text:style-name="P17"/>
      <text:p text:style-name="P17">Dans un ordre d'idée plus classique, la première passe pourrait être purement discriminante et être effectuée par rétro-propagation banale. La deuxième passe remplacerait la régression logistique par une vraisemblance super composite (au sens large, la somme des poids n'étant pas contrainte). Cette approche serait mieux adaptée si on ne pense pas pouvoir identifier d'attribut exhaustif.</text:p>
      <text:p text:style-name="P17"/>
      <text:p text:style-name="P17"><text:soft-page-break/>En écrivant tout ça, je me demande si la vision connectionniste aujourd'hui prépondérante est si utile que ça. Il me semble que les choses sont plus claires quand on adopte un point de vue strictement fonctionnel – les « connections » n'étant qu'une affaire de mise en œuvre. Je pose juste la question. Mais c'est un autre débat...</text:p>
      <text:p text:style-name="P17"/>
      <text:p text:style-name="P17">27/10/17. Cette fois, c'est bel et bien fini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Neu" svg:font-family="'Symbol Neu'" style:font-pitch="fixed" style:font-charset="x-symbol"/>
    <style:font-face style:name="OpenSymbol" svg:font-family="OpenSymbol"/>
    <style:font-face style:name="Tinos1" svg:font-family="Tinos"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fr" fo:country="F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is Roche</meta:initial-creator>
    <meta:creation-date>2017-08-29T15:42:28</meta:creation-date>
    <dc:date>2017-10-27T12:32:32</dc:date>
    <dc:creator>Alexis Roche</dc:creator>
    <meta:editing-duration>P30DT16H43M26S</meta:editing-duration>
    <meta:editing-cycles>3753</meta:editing-cycles>
    <meta:generator>OpenOffice/4.1.3$Unix OpenOffice.org_project/413m1$Build-9783</meta:generator>
    <meta:document-statistic meta:table-count="0" meta:image-count="0" meta:object-count="121" meta:page-count="32" meta:paragraph-count="367" meta:word-count="15165" meta:character-count="98965"/>
  </office:meta>
</office:document-meta>
</file>

<file path=Object 1/content.xml><?xml version="1.0" encoding="utf-8"?>
<math xmlns="http://www.w3.org/1998/Math/MathML">
  <semantics>
    <mrow>
      <mi>p</mi>
      <mrow>
        <mrow>
          <mo stretchy="false">(</mo>
          <mrow>
            <mi>s</mi>
            <mi>,</mi>
            <msub>
              <mi>s</mi>
              <mi>t</mi>
            </msub>
          </mrow>
          <mo stretchy="false">)</mo>
        </mrow>
        <mo stretchy="false">=</mo>
        <msub>
          <mo stretchy="false">λ</mo>
          <mi>t</mi>
        </msub>
      </mrow>
      <mo stretchy="false">δ</mo>
      <mrow>
        <mo stretchy="false">(</mo>
        <mrow>
          <mrow>
            <msub>
              <mi>s</mi>
              <mi>t</mi>
            </msub>
            <mo stretchy="false">−</mo>
            <mi>s</mi>
          </mrow>
        </mrow>
        <mo stretchy="false">)</mo>
      </mrow>
      <mi>p</mi>
      <mrow>
        <mrow>
          <mo stretchy="false">(</mo>
          <mrow>
            <mi>s</mi>
          </mrow>
          <mo stretchy="false">)</mo>
        </mrow>
        <mo stretchy="false">+</mo>
        <mrow>
          <mo stretchy="false">(</mo>
          <mrow>
            <mrow>
              <mn>1</mn>
              <mo stretchy="false">−</mo>
              <msub>
                <mo stretchy="false">λ</mo>
                <mi>t</mi>
              </msub>
            </mrow>
          </mrow>
          <mo stretchy="false">)</mo>
        </mrow>
      </mrow>
      <mi>p</mi>
      <mrow>
        <mo stretchy="false">(</mo>
        <mrow>
          <mi>s</mi>
        </mrow>
        <mo stretchy="false">)</mo>
      </mrow>
      <mi>p</mi>
      <mrow>
        <mo stretchy="false">(</mo>
        <mrow>
          <msub>
            <mi>s</mi>
            <mi>t</mi>
          </msub>
        </mrow>
        <mo stretchy="false">)</mo>
      </mrow>
    </mrow>
    <annotation encoding="StarMath 5.0">p(s, s_t) = %lambda_t %delta(s_t-s) p(s) + (1-%lambda_t) p(s) p(s_t)</annotation>
  </semantics>
</math>
</file>

<file path=Object 10/content.xml><?xml version="1.0" encoding="utf-8"?>
<math xmlns="http://www.w3.org/1998/Math/MathML">
  <semantics>
    <mrow>
      <mrow>
        <msub>
          <mi>x</mi>
          <mi>k</mi>
        </msub>
        <mo stretchy="false">=</mo>
        <mrow>
          <msub>
            <mi>y</mi>
            <mrow>
              <mi>q</mi>
              <mrow>
                <mo stretchy="false">(</mo>
                <mrow>
                  <mi>k</mi>
                </mrow>
                <mo stretchy="false">)</mo>
              </mrow>
            </mrow>
          </msub>
          <mo stretchy="false">+</mo>
          <msub>
            <mo stretchy="false">ε</mo>
            <mi>k</mi>
          </msub>
        </mrow>
      </mrow>
    </mrow>
    <annotation encoding="StarMath 5.0">x_k = y_{q(k)} + %varepsilon_k</annotation>
  </semantics>
</math>
</file>

<file path=Object 102/content.xml><?xml version="1.0" encoding="utf-8"?>
<math xmlns="http://www.w3.org/1998/Math/MathML">
  <semantics>
    <mrow>
      <msub>
        <mo stretchy="false">λ</mo>
        <mi>i</mi>
      </msub>
    </mrow>
    <annotation encoding="StarMath 5.0">%lambda_i </annotation>
  </semantics>
</math>
</file>

<file path=Object 103/content.xml><?xml version="1.0" encoding="utf-8"?>
<math xmlns="http://www.w3.org/1998/Math/MathML">
  <semantics>
    <mrow>
      <mrow>
        <msub>
          <mo stretchy="false">λ</mo>
          <mi>i</mi>
        </msub>
        <mo stretchy="false">=</mo>
        <mi>log</mi>
      </mrow>
      <mrow>
        <mfrac>
          <msub>
            <mi>p</mi>
            <mi>i</mi>
          </msub>
          <msub>
            <mi>p</mi>
            <mn>0</mn>
          </msub>
        </mfrac>
      </mrow>
    </mrow>
    <annotation encoding="StarMath 5.0">%lambda_i = log {p_i over p_0}</annotation>
  </semantics>
</math>
</file>

<file path=Object 104/content.xml><?xml version="1.0" encoding="utf-8"?>
<math xmlns="http://www.w3.org/1998/Math/MathML">
  <semantics>
    <mrow>
      <mrow>
        <mi>i</mi>
        <mo stretchy="false">=</mo>
        <mn>1,.</mn>
      </mrow>
      <mn>..</mn>
      <mi>,</mi>
      <mi>n</mi>
    </mrow>
    <annotation encoding="StarMath 5.0">i=1,..., n</annotation>
  </semantics>
</math>
</file>

<file path=Object 105/content.xml><?xml version="1.0" encoding="utf-8"?>
<math xmlns="http://www.w3.org/1998/Math/MathML">
  <semantics>
    <mrow>
      <mi>p</mi>
      <mrow>
        <mo stretchy="false">(</mo>
        <mrow>
          <mrow>
            <mi>x</mi>
            <mo stretchy="false">∣</mo>
            <msub>
              <mi>z</mi>
              <mi>i</mi>
            </msub>
          </mrow>
        </mrow>
        <mo stretchy="false">)</mo>
      </mrow>
    </mrow>
    <annotation encoding="StarMath 5.0">p(x divides z_i)</annotation>
  </semantics>
</math>
</file>

<file path=Object 106/content.xml><?xml version="1.0" encoding="utf-8"?>
<math xmlns="http://www.w3.org/1998/Math/MathML">
  <semantics>
    <mrow>
      <mrow>
        <mi>i</mi>
        <mo stretchy="false">=</mo>
        <mn>0,.</mn>
      </mrow>
      <mn>..</mn>
      <mi>,</mi>
      <mi>n</mi>
    </mrow>
    <annotation encoding="StarMath 5.0">i=0,..., n</annotation>
  </semantics>
</math>
</file>

<file path=Object 107/content.xml><?xml version="1.0" encoding="utf-8"?>
<math xmlns="http://www.w3.org/1998/Math/MathML">
  <semantics>
    <mrow>
      <mi>p</mi>
      <mrow>
        <mo stretchy="false">(</mo>
        <mrow>
          <mi>Z</mi>
          <mi>,</mi>
          <mi>x</mi>
        </mrow>
        <mo stretchy="false">)</mo>
      </mrow>
    </mrow>
    <annotation encoding="StarMath 5.0">p(Z,x)</annotation>
  </semantics>
</math>
</file>

<file path=Object 108/content.xml><?xml version="1.0" encoding="utf-8"?>
<math xmlns="http://www.w3.org/1998/Math/MathML">
  <semantics>
    <mrow>
      <mrow>
        <msub>
          <mi>p</mi>
          <mi>i</mi>
        </msub>
        <mo stretchy="false">=</mo>
        <mfrac>
          <mrow>
            <msup>
              <mi>e</mi>
              <mrow>
                <msub>
                  <mo stretchy="false">λ</mo>
                  <mi>i</mi>
                </msub>
              </mrow>
            </msup>
          </mrow>
          <mrow>
            <mrow>
              <mn>1</mn>
              <mo stretchy="false">+</mo>
              <mrow>
                <msubsup>
                  <mo stretchy="false">∑</mo>
                  <mrow>
                    <mrow>
                      <mi>i</mi>
                      <mo stretchy="false">=</mo>
                      <mn>1</mn>
                    </mrow>
                  </mrow>
                  <mi>n</mi>
                </msubsup>
                <msup>
                  <mi>e</mi>
                  <mrow>
                    <msub>
                      <mo stretchy="false">λ</mo>
                      <mi>i</mi>
                    </msub>
                  </mrow>
                </msup>
              </mrow>
            </mrow>
          </mrow>
        </mfrac>
      </mrow>
    </mrow>
    <annotation encoding="StarMath 5.0">p_i = {e^{%lambda_i}} over {1 + sum_{i=1}^n e^{%lambda_i}}</annotation>
  </semantics>
</math>
</file>

<file path=Object 109/content.xml><?xml version="1.0" encoding="utf-8"?>
<math xmlns="http://www.w3.org/1998/Math/MathML">
  <semantics>
    <mrow>
      <msub>
        <mi>p</mi>
        <mrow>
          <mo stretchy="false">θ</mo>
          <mi>,</mi>
          <mi>w</mi>
        </mrow>
      </msub>
      <mrow>
        <mo stretchy="false">(</mo>
        <mrow>
          <mi>Z</mi>
          <mi>,</mi>
          <mi>x</mi>
        </mrow>
        <mo stretchy="false">)</mo>
      </mrow>
    </mrow>
    <annotation encoding="StarMath 5.0">p_{%theta,w}(Z,x)</annotation>
  </semantics>
</math>
</file>

<file path=Object 11/content.xml><?xml version="1.0" encoding="utf-8"?>
<math xmlns="http://www.w3.org/1998/Math/MathML">
  <semantics>
    <mrow>
      <mi>p</mi>
      <mrow>
        <mrow>
          <mo stretchy="false">(</mo>
          <mrow>
            <mi>X</mi>
            <mi>,</mi>
            <mrow>
              <mi>Y</mi>
              <mo stretchy="false">∣</mo>
              <mi>q</mi>
            </mrow>
          </mrow>
          <mo stretchy="false">)</mo>
        </mrow>
        <mo stretchy="false">=</mo>
        <mi>p</mi>
      </mrow>
      <mrow>
        <mo stretchy="false">(</mo>
        <mrow>
          <mi>X</mi>
          <mi>,</mi>
          <mrow>
            <mi>Y</mi>
            <mo stretchy="false">∣</mo>
            <msub>
              <mi>H</mi>
              <mn>0</mn>
            </msub>
          </mrow>
        </mrow>
        <mo stretchy="false">)</mo>
      </mrow>
      <mrow>
        <msub>
          <mo stretchy="false">∏</mo>
          <mrow>
            <mi>k</mi>
            <mi>,</mi>
            <mi>q</mi>
            <mrow>
              <mrow>
                <mo stretchy="false">(</mo>
                <mrow>
                  <mi>k</mi>
                </mrow>
                <mo stretchy="false">)</mo>
              </mrow>
              <mo stretchy="false">≠</mo>
              <mn>0</mn>
            </mrow>
          </mrow>
        </msub>
        <mrow>
          <mfrac>
            <mrow>
              <mi>f</mi>
              <mrow>
                <mo stretchy="false">(</mo>
                <mrow>
                  <msub>
                    <mi>x</mi>
                    <mi>k</mi>
                  </msub>
                  <mi>,</mi>
                  <msub>
                    <mi>y</mi>
                    <mrow>
                      <mi>q</mi>
                      <mrow>
                        <mo stretchy="false">(</mo>
                        <mrow>
                          <mi>k</mi>
                        </mrow>
                        <mo stretchy="false">)</mo>
                      </mrow>
                    </mrow>
                  </msub>
                </mrow>
                <mo stretchy="false">)</mo>
              </mrow>
            </mrow>
            <mrow>
              <mi>f</mi>
              <mrow>
                <mo stretchy="false">(</mo>
                <mrow>
                  <msub>
                    <mi>x</mi>
                    <mi>k</mi>
                  </msub>
                </mrow>
                <mo stretchy="false">)</mo>
              </mrow>
              <mi>f</mi>
              <mrow>
                <mo stretchy="false">(</mo>
                <mrow>
                  <msub>
                    <mi>y</mi>
                    <mrow>
                      <mi>q</mi>
                      <mrow>
                        <mo stretchy="false">(</mo>
                        <mrow>
                          <mi>k</mi>
                        </mrow>
                        <mo stretchy="false">)</mo>
                      </mrow>
                    </mrow>
                  </msub>
                </mrow>
                <mo stretchy="false">)</mo>
              </mrow>
            </mrow>
          </mfrac>
        </mrow>
      </mrow>
    </mrow>
    <annotation encoding="StarMath 5.0">p(X,Y divides q) = 
p(X,Y divides H_0) 
prod_{k, q(k) &lt;&gt; 0}{ {f(x_k, y_{q(k)})} over {f(x_k)f(y_{q(k)})} }</annotation>
  </semantics>
</math>
</file>

<file path=Object 110/content.xml><?xml version="1.0" encoding="utf-8"?>
<math xmlns="http://www.w3.org/1998/Math/MathML">
  <semantics>
    <mrow>
      <mrow>
        <mo stretchy="false">(</mo>
        <mrow>
          <msub>
            <mi>x</mi>
            <mi>k</mi>
          </msub>
          <mi>,</mi>
          <msub>
            <mi>y</mi>
            <mi>k</mi>
          </msub>
        </mrow>
        <mo stretchy="false">)</mo>
      </mrow>
    </mrow>
    <annotation encoding="StarMath 5.0">(x_k,y_k)</annotation>
  </semantics>
</math>
</file>

<file path=Object 111/content.xml><?xml version="1.0" encoding="utf-8"?>
<math xmlns="http://www.w3.org/1998/Math/MathML">
  <semantics>
    <mrow>
      <mi>U</mi>
      <mrow>
        <mrow>
          <mo stretchy="false">(</mo>
          <mrow>
            <mo stretchy="false">θ</mo>
            <mi>,</mi>
            <mi>w</mi>
          </mrow>
          <mo stretchy="false">)</mo>
        </mrow>
        <mo stretchy="false">=</mo>
        <mrow>
          <msub>
            <mo stretchy="false">∑</mo>
            <mrow>
              <mi>i</mi>
              <mi>,</mi>
              <mi>k</mi>
            </mrow>
          </msub>
          <msub>
            <mi>w</mi>
            <mi>i</mi>
          </msub>
        </mrow>
      </mrow>
      <mrow>
        <mo stretchy="false">(</mo>
        <mrow>
          <msub>
            <mi>x</mi>
            <mi>k</mi>
          </msub>
        </mrow>
        <mo stretchy="false">)</mo>
      </mrow>
      <mi>log</mi>
      <mrow>
        <mfrac>
          <mrow>
            <msub>
              <mi>p</mi>
              <mo stretchy="false">θ</mo>
            </msub>
            <mrow>
              <mo stretchy="false">(</mo>
              <mrow>
                <mrow>
                  <msub>
                    <mi>z</mi>
                    <mrow>
                      <mi mathvariant="italic">ik</mi>
                    </mrow>
                  </msub>
                  <mo stretchy="false">∣</mo>
                  <msub>
                    <mi>x</mi>
                    <mi>k</mi>
                  </msub>
                </mrow>
              </mrow>
              <mo stretchy="false">)</mo>
            </mrow>
          </mrow>
          <mrow>
            <msub>
              <mo stretchy="false">π</mo>
              <mo stretchy="false">ν</mo>
            </msub>
            <mrow>
              <mo stretchy="false">(</mo>
              <mrow>
                <msub>
                  <mi>z</mi>
                  <mrow>
                    <mi mathvariant="italic">ik</mi>
                  </mrow>
                </msub>
              </mrow>
              <mo stretchy="false">)</mo>
            </mrow>
          </mrow>
        </mfrac>
      </mrow>
    </mrow>
    <annotation encoding="StarMath 5.0">U(%theta, w) 
= sum_{i, k} w_i(x_k) log {{p_%theta(z_{ik} divides x_k)} over {%pi_%nu(z_{ik})}}
 </annotation>
  </semantics>
</math>
</file>

<file path=Object 112/content.xml><?xml version="1.0" encoding="utf-8"?>
<math xmlns="http://www.w3.org/1998/Math/MathML">
  <semantics>
    <mrow>
      <mi>p</mi>
      <mrow>
        <mo stretchy="false">(</mo>
        <mrow>
          <mrow>
            <msub>
              <mi>z</mi>
              <mi>i</mi>
            </msub>
            <mo stretchy="false">∣</mo>
            <mi>x</mi>
          </mrow>
        </mrow>
        <mo stretchy="false">)</mo>
      </mrow>
    </mrow>
    <annotation encoding="StarMath 5.0">p(z_i divides x)</annotation>
  </semantics>
</math>
</file>

<file path=Object 113/content.xml><?xml version="1.0" encoding="utf-8"?>
<math xmlns="http://www.w3.org/1998/Math/MathML">
  <semantics>
    <mrow>
      <mi>p</mi>
      <mrow>
        <mrow>
          <mo stretchy="false">(</mo>
          <mrow>
            <mrow>
              <mi>x</mi>
              <mo stretchy="false">∣</mo>
              <mi>y</mi>
            </mrow>
          </mrow>
          <mo stretchy="false">)</mo>
        </mrow>
        <mo stretchy="false">=</mo>
        <mi>f</mi>
      </mrow>
      <mrow>
        <mo stretchy="false">(</mo>
        <mrow>
          <mi>x</mi>
          <mi>,</mi>
          <mi>z</mi>
          <mrow>
            <mo stretchy="false">(</mo>
            <mrow>
              <mi>x</mi>
              <mi>,</mi>
              <mi>y</mi>
            </mrow>
            <mo stretchy="false">)</mo>
          </mrow>
        </mrow>
        <mo stretchy="false">)</mo>
      </mrow>
      <mi>g</mi>
      <mrow>
        <mo stretchy="false">(</mo>
        <mrow>
          <mi>y</mi>
        </mrow>
        <mo stretchy="false">)</mo>
      </mrow>
    </mrow>
    <annotation encoding="StarMath 5.0">p(x divides y) = f(x, z(x, y)) g(y)</annotation>
  </semantics>
</math>
</file>

<file path=Object 114/content.xml><?xml version="1.0" encoding="utf-8"?>
<math xmlns="http://www.w3.org/1998/Math/MathML">
  <semantics>
    <mrow>
      <mi>p</mi>
      <mrow>
        <mrow>
          <mo stretchy="false">(</mo>
          <mrow>
            <mrow>
              <mi>y</mi>
              <mo stretchy="false">∣</mo>
              <msub>
                <mi>x</mi>
                <mn>0</mn>
              </msub>
            </mrow>
          </mrow>
          <mo stretchy="false">)</mo>
        </mrow>
        <mo stretchy="false">=</mo>
        <mi>g</mi>
      </mrow>
      <mrow>
        <mo stretchy="false">(</mo>
        <mrow>
          <mi>y</mi>
        </mrow>
        <mo stretchy="false">)</mo>
      </mrow>
    </mrow>
    <annotation encoding="StarMath 5.0">p(y divides x_0) = g(y) </annotation>
  </semantics>
</math>
</file>

<file path=Object 115/content.xml><?xml version="1.0" encoding="utf-8"?>
<math xmlns="http://www.w3.org/1998/Math/MathML">
  <semantics>
    <mrow>
      <mi>z</mi>
      <mrow>
        <mo stretchy="false">(</mo>
        <mrow>
          <msub>
            <mi>x</mi>
            <mn>0</mn>
          </msub>
          <mi>,</mi>
          <mi>y</mi>
        </mrow>
        <mo stretchy="false">)</mo>
      </mrow>
    </mrow>
    <annotation encoding="StarMath 5.0">z(x_0 , y)</annotation>
  </semantics>
</math>
</file>

<file path=Object 116/content.xml><?xml version="1.0" encoding="utf-8"?>
<math xmlns="http://www.w3.org/1998/Math/MathML">
  <semantics>
    <mrow>
      <mrow>
        <mfrac>
          <mrow>
            <mi>p</mi>
            <mrow>
              <mo stretchy="false">(</mo>
              <mrow>
                <mrow>
                  <mi>y</mi>
                  <mo stretchy="false">∣</mo>
                  <mi>x</mi>
                </mrow>
              </mrow>
              <mo stretchy="false">)</mo>
            </mrow>
          </mrow>
          <mrow>
            <mi>g</mi>
            <mrow>
              <mo stretchy="false">(</mo>
              <mrow>
                <mi>y</mi>
              </mrow>
              <mo stretchy="false">)</mo>
            </mrow>
          </mrow>
        </mfrac>
        <mo stretchy="false">=</mo>
        <mfrac>
          <mrow>
            <mover accent="true">
              <mrow>
                <mi>p</mi>
              </mrow>
              <mo stretchy="false">̃</mo>
            </mover>
            <mrow>
              <mo stretchy="false">(</mo>
              <mrow>
                <mrow>
                  <mi>z</mi>
                  <mo stretchy="false">∣</mo>
                  <mi>x</mi>
                </mrow>
              </mrow>
              <mo stretchy="false">)</mo>
            </mrow>
          </mrow>
          <mrow>
            <mover accent="true">
              <mrow>
                <mi>g</mi>
              </mrow>
              <mo stretchy="false">̃</mo>
            </mover>
            <mrow>
              <mo stretchy="false">(</mo>
              <mrow>
                <mi>z</mi>
              </mrow>
              <mo stretchy="false">)</mo>
            </mrow>
          </mrow>
        </mfrac>
      </mrow>
    </mrow>
    <annotation encoding="StarMath 5.0">{ p(y divides x)} over { g(y)}
= 
{ tilde{p}(z divides x)} over { tilde{g}(z)}</annotation>
  </semantics>
</math>
</file>

<file path=Object 117/content.xml><?xml version="1.0" encoding="utf-8"?>
<math xmlns="http://www.w3.org/1998/Math/MathML">
  <semantics>
    <mrow>
      <msub>
        <mi>p</mi>
        <mo stretchy="false">θ</mo>
      </msub>
      <mrow>
        <mrow>
          <mo stretchy="false">(</mo>
          <mrow>
            <mi>x</mi>
            <mi>,</mi>
            <mi>y</mi>
          </mrow>
          <mo stretchy="false">)</mo>
        </mrow>
        <mo stretchy="false">=</mo>
        <msub>
          <mi>p</mi>
          <mo stretchy="false">θ</mo>
        </msub>
      </mrow>
      <mrow>
        <mo stretchy="false">(</mo>
        <mrow>
          <mrow>
            <mi>x</mi>
            <mo stretchy="false">∣</mo>
            <mi>z</mi>
          </mrow>
        </mrow>
        <mo stretchy="false">)</mo>
      </mrow>
      <msub>
        <mi>p</mi>
        <mo stretchy="false">θ</mo>
      </msub>
      <mrow>
        <mrow>
          <mo stretchy="false">(</mo>
          <mrow>
            <mi>y</mi>
          </mrow>
          <mo stretchy="false">)</mo>
        </mrow>
        <mo stretchy="false">≠</mo>
        <msub>
          <mi>p</mi>
          <mo stretchy="false">θ</mo>
        </msub>
      </mrow>
      <mrow>
        <mo stretchy="false">(</mo>
        <mrow>
          <mrow>
            <mi>x</mi>
            <mo stretchy="false">∣</mo>
            <mi>z</mi>
          </mrow>
        </mrow>
        <mo stretchy="false">)</mo>
      </mrow>
      <msub>
        <mi>p</mi>
        <mo stretchy="false">θ</mo>
      </msub>
      <mrow>
        <mo stretchy="false">(</mo>
        <mrow>
          <mi>z</mi>
        </mrow>
        <mo stretchy="false">)</mo>
      </mrow>
    </mrow>
    <annotation encoding="StarMath 5.0">p_%theta(x, y) 
= p_%theta(x divides z) p_%theta(y)
&lt;&gt; p_%theta(x divides z) p_%theta(z)
 </annotation>
  </semantics>
</math>
</file>

<file path=Object 118/content.xml><?xml version="1.0" encoding="utf-8"?>
<math xmlns="http://www.w3.org/1998/Math/MathML">
  <semantics>
    <mrow>
      <mi>p</mi>
      <mrow>
        <mrow>
          <mo stretchy="false">(</mo>
          <mrow>
            <mi>x</mi>
            <mi>,</mi>
            <mi>y</mi>
          </mrow>
          <mo stretchy="false">)</mo>
        </mrow>
        <mo stretchy="false">=</mo>
        <mi>f</mi>
      </mrow>
      <mrow>
        <mo stretchy="false">(</mo>
        <mrow>
          <mi>x</mi>
          <mi>,</mi>
          <mi>z</mi>
          <mrow>
            <mo stretchy="false">(</mo>
            <mrow>
              <mi>x</mi>
              <mi>,</mi>
              <mi>y</mi>
            </mrow>
            <mo stretchy="false">)</mo>
          </mrow>
        </mrow>
        <mo stretchy="false">)</mo>
      </mrow>
      <mi>g</mi>
      <mrow>
        <mo stretchy="false">(</mo>
        <mrow>
          <mi>y</mi>
        </mrow>
        <mo stretchy="false">)</mo>
      </mrow>
    </mrow>
    <annotation encoding="StarMath 5.0">p(x , y) = f(x, z(x, y)) g(y)</annotation>
  </semantics>
</math>
</file>

<file path=Object 119/content.xml><?xml version="1.0" encoding="utf-8"?>
<math xmlns="http://www.w3.org/1998/Math/MathML">
  <semantics>
    <mrow>
      <mi>p</mi>
      <mrow>
        <mrow>
          <mo stretchy="false">(</mo>
          <mrow>
            <mrow>
              <mi>y</mi>
              <mo stretchy="false">∣</mo>
              <mi>x</mi>
            </mrow>
          </mrow>
          <mo stretchy="false">)</mo>
        </mrow>
        <mo stretchy="false">=</mo>
        <mi>f</mi>
      </mrow>
      <mrow>
        <mo stretchy="false">(</mo>
        <mrow>
          <mi>x</mi>
          <mi>,</mi>
          <mi>z</mi>
          <mrow>
            <mo stretchy="false">(</mo>
            <mrow>
              <mi>x</mi>
              <mi>,</mi>
              <mi>y</mi>
            </mrow>
            <mo stretchy="false">)</mo>
          </mrow>
        </mrow>
        <mo stretchy="false">)</mo>
      </mrow>
      <mi>g</mi>
      <mrow>
        <mo stretchy="false">(</mo>
        <mrow>
          <mi>y</mi>
        </mrow>
        <mo stretchy="false">)</mo>
      </mrow>
    </mrow>
    <annotation encoding="StarMath 5.0">p(y divides x) = f(x, z(x, y)) g(y)</annotation>
  </semantics>
</math>
</file>

<file path=Object 12/content.xml><?xml version="1.0" encoding="utf-8"?>
<math xmlns="http://www.w3.org/1998/Math/MathML">
  <semantics>
    <mrow>
      <mi>f</mi>
      <mrow>
        <mo stretchy="false">(</mo>
        <mrow>
          <msub>
            <mi>x</mi>
            <mi>k</mi>
          </msub>
          <mi>,</mi>
          <msub>
            <mi>y</mi>
            <mrow>
              <mi>q</mi>
              <mrow>
                <mo stretchy="false">(</mo>
                <mrow>
                  <mi>k</mi>
                </mrow>
                <mo stretchy="false">)</mo>
              </mrow>
            </mrow>
          </msub>
        </mrow>
        <mo stretchy="false">)</mo>
      </mrow>
    </mrow>
    <annotation encoding="StarMath 5.0">f(x_k,y_{q(k)})</annotation>
  </semantics>
</math>
</file>

<file path=Object 120/content.xml><?xml version="1.0" encoding="utf-8"?>
<math xmlns="http://www.w3.org/1998/Math/MathML">
  <semantics>
    <mrow>
      <mi>z</mi>
      <mrow>
        <mo stretchy="false">(</mo>
        <mrow>
          <msub>
            <mi>x</mi>
            <mn>0</mn>
          </msub>
          <mi>,</mi>
          <mi>y</mi>
        </mrow>
        <mo stretchy="false">)</mo>
      </mrow>
    </mrow>
    <annotation encoding="StarMath 5.0">z(x_0 , y)</annotation>
  </semantics>
</math>
</file>

<file path=Object 121/content.xml><?xml version="1.0" encoding="utf-8"?>
<math xmlns="http://www.w3.org/1998/Math/MathML">
  <semantics>
    <mrow>
      <msub>
        <mi>p</mi>
        <mo stretchy="false">θ</mo>
      </msub>
      <mrow>
        <mrow>
          <mo stretchy="false">(</mo>
          <mrow>
            <mi>x</mi>
            <mi>,</mi>
            <mi>y</mi>
          </mrow>
          <mo stretchy="false">)</mo>
        </mrow>
        <mo stretchy="false">=</mo>
        <msub>
          <mi>f</mi>
          <mo stretchy="false">θ</mo>
        </msub>
      </mrow>
      <mrow>
        <mo stretchy="false">(</mo>
        <mrow>
          <mi>x</mi>
          <mi>,</mi>
          <mi>z</mi>
          <mrow>
            <mo stretchy="false">(</mo>
            <mrow>
              <mi>x</mi>
              <mi>,</mi>
              <mi>y</mi>
            </mrow>
            <mo stretchy="false">)</mo>
          </mrow>
        </mrow>
        <mo stretchy="false">)</mo>
      </mrow>
      <msub>
        <mi>g</mi>
        <mo stretchy="false">θ</mo>
      </msub>
      <mrow>
        <mo stretchy="false">(</mo>
        <mrow>
          <mi>y</mi>
        </mrow>
        <mo stretchy="false">)</mo>
      </mrow>
    </mrow>
    <annotation encoding="StarMath 5.0">p_%theta(x, y) = f_%theta(x, z(x, y)) g_%theta(y)</annotation>
  </semantics>
</math>
</file>

<file path=Object 122/content.xml><?xml version="1.0" encoding="utf-8"?>
<math xmlns="http://www.w3.org/1998/Math/MathML">
  <semantics>
    <mrow>
      <mi>g</mi>
      <mrow>
        <mo stretchy="false">(</mo>
        <mrow>
          <mi>y</mi>
        </mrow>
        <mo stretchy="false">)</mo>
      </mrow>
    </mrow>
    <annotation encoding="StarMath 5.0">g(y) </annotation>
  </semantics>
</math>
</file>

<file path=Object 123/content.xml><?xml version="1.0" encoding="utf-8"?>
<math xmlns="http://www.w3.org/1998/Math/MathML">
  <semantics>
    <mrow>
      <mrow>
        <mi>y</mi>
        <mo stretchy="false">∼</mo>
        <mi>p</mi>
      </mrow>
      <mrow>
        <mo stretchy="false">(</mo>
        <mrow>
          <mrow>
            <mi>y</mi>
            <mo stretchy="false">∣</mo>
            <mi>x</mi>
          </mrow>
        </mrow>
        <mo stretchy="false">)</mo>
      </mrow>
    </mrow>
    <annotation encoding="StarMath 5.0">y sim p(y divides x)</annotation>
  </semantics>
</math>
</file>

<file path=Object 124/content.xml><?xml version="1.0" encoding="utf-8"?>
<math xmlns="http://www.w3.org/1998/Math/MathML">
  <semantics>
    <mrow>
      <mrow>
        <mi>y</mi>
        <mo stretchy="false">∼</mo>
        <mi>g</mi>
      </mrow>
      <mrow>
        <mo stretchy="false">(</mo>
        <mrow>
          <mi>y</mi>
        </mrow>
        <mo stretchy="false">)</mo>
      </mrow>
    </mrow>
    <annotation encoding="StarMath 5.0">y sim g(y)</annotation>
  </semantics>
</math>
</file>

<file path=Object 13/content.xml><?xml version="1.0" encoding="utf-8"?>
<math xmlns="http://www.w3.org/1998/Math/MathML">
  <semantics>
    <mrow>
      <mi>p</mi>
      <mrow>
        <mo stretchy="false">(</mo>
        <mrow>
          <mi>x</mi>
          <mi>,</mi>
          <mi>y</mi>
        </mrow>
        <mo stretchy="false">)</mo>
      </mrow>
    </mrow>
    <annotation encoding="StarMath 5.0">p(x,y)</annotation>
  </semantics>
</math>
</file>

<file path=Object 14/content.xml><?xml version="1.0" encoding="utf-8"?>
<math xmlns="http://www.w3.org/1998/Math/MathML">
  <semantics>
    <mrow>
      <msub>
        <mi>p</mi>
        <mi>t</mi>
      </msub>
      <mrow>
        <mo stretchy="false">(</mo>
        <mrow>
          <mi>x</mi>
          <mi>,</mi>
          <mi>y</mi>
        </mrow>
        <mo stretchy="false">)</mo>
      </mrow>
    </mrow>
    <annotation encoding="StarMath 5.0">p_t(x,y)</annotation>
  </semantics>
</math>
</file>

<file path=Object 15/content.xml><?xml version="1.0" encoding="utf-8"?>
<math xmlns="http://www.w3.org/1998/Math/MathML">
  <semantics>
    <mrow>
      <msub>
        <mi>p</mi>
        <mi>t</mi>
      </msub>
      <mrow>
        <mrow>
          <mo stretchy="false">(</mo>
          <mrow>
            <mi>x</mi>
            <mi>,</mi>
            <mi>y</mi>
          </mrow>
          <mo stretchy="false">)</mo>
        </mrow>
        <mo stretchy="false">=</mo>
        <msub>
          <mo stretchy="false">λ</mo>
          <mi>t</mi>
        </msub>
      </mrow>
      <mi>p</mi>
      <mrow>
        <mrow>
          <mo stretchy="false">(</mo>
          <mrow>
            <mi>x</mi>
            <mi>,</mi>
            <mi>y</mi>
          </mrow>
          <mo stretchy="false">)</mo>
        </mrow>
        <mo stretchy="false">+</mo>
        <mrow>
          <mo stretchy="false">(</mo>
          <mrow>
            <mrow>
              <mn>1</mn>
              <mo stretchy="false">−</mo>
              <msub>
                <mo stretchy="false">λ</mo>
                <mi>t</mi>
              </msub>
            </mrow>
          </mrow>
          <mo stretchy="false">)</mo>
        </mrow>
      </mrow>
      <mi>p</mi>
      <mrow>
        <mo stretchy="false">(</mo>
        <mrow>
          <mi>x</mi>
        </mrow>
        <mo stretchy="false">)</mo>
      </mrow>
      <mi>p</mi>
      <mrow>
        <mo stretchy="false">(</mo>
        <mrow>
          <mi>y</mi>
        </mrow>
        <mo stretchy="false">)</mo>
      </mrow>
    </mrow>
    <annotation encoding="StarMath 5.0">p_t(x,y) = %lambda_t p(x,y) + (1-%lambda_t) p(x)p(y)</annotation>
  </semantics>
</math>
</file>

<file path=Object 16/content.xml><?xml version="1.0" encoding="utf-8"?>
<math xmlns="http://www.w3.org/1998/Math/MathML">
  <semantics>
    <mrow>
      <mi>I</mi>
      <mrow>
        <mrow>
          <mo stretchy="false">(</mo>
          <mrow>
            <msub>
              <mi>p</mi>
              <mi>t</mi>
            </msub>
          </mrow>
          <mo stretchy="false">)</mo>
        </mrow>
        <mo stretchy="false">≤</mo>
        <msub>
          <mo stretchy="false">λ</mo>
          <mi>t</mi>
        </msub>
      </mrow>
      <mi>I</mi>
      <mrow>
        <mrow>
          <mo stretchy="false">(</mo>
          <mrow>
            <mi>p</mi>
          </mrow>
          <mo stretchy="false">)</mo>
        </mrow>
        <mo stretchy="false">+</mo>
        <mrow>
          <mo stretchy="false">(</mo>
          <mrow>
            <mrow>
              <mn>1</mn>
              <mo stretchy="false">−</mo>
              <msub>
                <mo stretchy="false">λ</mo>
                <mi>t</mi>
              </msub>
            </mrow>
          </mrow>
          <mo stretchy="false">)</mo>
        </mrow>
      </mrow>
      <mi>I</mi>
      <mrow>
        <mrow>
          <mo stretchy="false">(</mo>
          <mrow>
            <msub>
              <mi>p</mi>
              <mi>x</mi>
            </msub>
            <msub>
              <mi>p</mi>
              <mi>y</mi>
            </msub>
          </mrow>
          <mo stretchy="false">)</mo>
        </mrow>
        <mo stretchy="false">=</mo>
        <msub>
          <mo stretchy="false">λ</mo>
          <mi>t</mi>
        </msub>
      </mrow>
      <mi>I</mi>
      <mrow>
        <mrow>
          <mo stretchy="false">(</mo>
          <mrow>
            <mi>p</mi>
          </mrow>
          <mo stretchy="false">)</mo>
        </mrow>
        <mo stretchy="false">≤</mo>
        <mi>I</mi>
      </mrow>
      <mrow>
        <mo stretchy="false">(</mo>
        <mrow>
          <mi>p</mi>
        </mrow>
        <mo stretchy="false">)</mo>
      </mrow>
    </mrow>
    <annotation encoding="StarMath 5.0">I(p_t) &lt;= %lambda_t I(p) + (1-%lambda_t) I(p_x p_y) = %lambda_t I(p) &lt;= I(p) </annotation>
  </semantics>
</math>
</file>

<file path=Object 17/content.xml><?xml version="1.0" encoding="utf-8"?>
<math xmlns="http://www.w3.org/1998/Math/MathML">
  <semantics>
    <mrow>
      <mi>p</mi>
      <mrow>
        <mo stretchy="false">(</mo>
        <mrow>
          <mrow>
            <mi>y</mi>
            <mo stretchy="false">∣</mo>
            <mi>x</mi>
          </mrow>
        </mrow>
        <mo stretchy="false">)</mo>
      </mrow>
    </mrow>
    <annotation encoding="StarMath 5.0">p(y divides x)</annotation>
  </semantics>
</math>
</file>

<file path=Object 18/content.xml><?xml version="1.0" encoding="utf-8"?>
<math xmlns="http://www.w3.org/1998/Math/MathML">
  <semantics>
    <mrow>
      <mi>p</mi>
      <mrow>
        <mo stretchy="false">(</mo>
        <mrow>
          <mi>x</mi>
        </mrow>
        <mo stretchy="false">)</mo>
      </mrow>
    </mrow>
    <annotation encoding="StarMath 5.0">p(x)</annotation>
  </semantics>
</math>
</file>

<file path=Object 19/content.xml><?xml version="1.0" encoding="utf-8"?>
<math xmlns="http://www.w3.org/1998/Math/MathML">
  <semantics>
    <mrow>
      <mi>p</mi>
      <mrow>
        <mrow>
          <mo stretchy="false">(</mo>
          <mrow>
            <mi>X</mi>
            <mi>,</mi>
            <mrow>
              <mi>Y</mi>
              <mo stretchy="false">∣</mo>
              <mi>q</mi>
            </mrow>
          </mrow>
          <mo stretchy="false">)</mo>
        </mrow>
        <mo stretchy="false">=</mo>
        <mrow>
          <msub>
            <mo stretchy="false">∏</mo>
            <mrow>
              <msub>
                <mi>A</mi>
                <mi>q</mi>
              </msub>
            </mrow>
          </msub>
          <msub>
            <mo stretchy="false">ψ</mo>
            <mi>x</mi>
          </msub>
        </mrow>
      </mrow>
      <mrow>
        <mo stretchy="false">(</mo>
        <mrow>
          <msub>
            <mi>x</mi>
            <mi>k</mi>
          </msub>
        </mrow>
        <mo stretchy="false">)</mo>
      </mrow>
      <mrow>
        <msub>
          <mo stretchy="false">∏</mo>
          <mrow>
            <msub>
              <mi>B</mi>
              <mi>q</mi>
            </msub>
          </mrow>
        </msub>
        <msub>
          <mo stretchy="false">ψ</mo>
          <mi>y</mi>
        </msub>
      </mrow>
      <mrow>
        <mo stretchy="false">(</mo>
        <mrow>
          <msub>
            <mi>y</mi>
            <mi>l</mi>
          </msub>
        </mrow>
        <mo stretchy="false">)</mo>
      </mrow>
      <mrow>
        <msub>
          <mo stretchy="false">∏</mo>
          <mrow>
            <msub>
              <mi>C</mi>
              <mi>q</mi>
            </msub>
          </mrow>
        </msub>
        <mrow>
          <mo stretchy="false">ψ</mo>
          <mrow>
            <mo stretchy="false">(</mo>
            <mrow>
              <msub>
                <mi>x</mi>
                <mi>k</mi>
              </msub>
              <mi>,</mi>
              <msub>
                <mi>y</mi>
                <mrow>
                  <mi>q</mi>
                  <mrow>
                    <mo stretchy="false">(</mo>
                    <mrow>
                      <mi>k</mi>
                    </mrow>
                    <mo stretchy="false">)</mo>
                  </mrow>
                </mrow>
              </msub>
            </mrow>
            <mo stretchy="false">)</mo>
          </mrow>
        </mrow>
      </mrow>
    </mrow>
    <annotation encoding="StarMath 5.0">p(X,Y divides q) 
= 
prod_{A_q} 
%psi_x(x_k) prod_{B_q} %psi_y(y_l)  prod_{C_q} {%psi(x_k, y_{q(k)})} </annotation>
  </semantics>
</math>
</file>

<file path=Object 2/content.xml><?xml version="1.0" encoding="utf-8"?>
<math xmlns="http://www.w3.org/1998/Math/MathML">
  <semantics>
    <mrow>
      <mi>p</mi>
      <mrow>
        <mrow>
          <mo stretchy="false">(</mo>
          <mrow>
            <mrow>
              <msub>
                <mi>s</mi>
                <mi>t</mi>
              </msub>
              <mo stretchy="false">∣</mo>
              <mi>s</mi>
            </mrow>
          </mrow>
          <mo stretchy="false">)</mo>
        </mrow>
        <mo stretchy="false">=</mo>
        <msub>
          <mo stretchy="false">λ</mo>
          <mi>t</mi>
        </msub>
      </mrow>
      <mo stretchy="false">δ</mo>
      <mrow>
        <mrow>
          <mo stretchy="false">(</mo>
          <mrow>
            <mrow>
              <msub>
                <mi>s</mi>
                <mi>t</mi>
              </msub>
              <mo stretchy="false">−</mo>
              <mi>s</mi>
            </mrow>
          </mrow>
          <mo stretchy="false">)</mo>
        </mrow>
        <mo stretchy="false">+</mo>
        <mrow>
          <mo stretchy="false">(</mo>
          <mrow>
            <mrow>
              <mn>1</mn>
              <mo stretchy="false">−</mo>
              <msub>
                <mo stretchy="false">λ</mo>
                <mi>t</mi>
              </msub>
            </mrow>
          </mrow>
          <mo stretchy="false">)</mo>
        </mrow>
      </mrow>
      <mi>p</mi>
      <mrow>
        <mo stretchy="false">(</mo>
        <mrow>
          <msub>
            <mi>s</mi>
            <mi>t</mi>
          </msub>
        </mrow>
        <mo stretchy="false">)</mo>
      </mrow>
    </mrow>
    <annotation encoding="StarMath 5.0">p(s_t divides s) = %lambda_t %delta(s_t - s) + (1-%lambda_t) p(s_t)</annotation>
  </semantics>
</math>
</file>

<file path=Object 20/content.xml><?xml version="1.0" encoding="utf-8"?>
<math xmlns="http://www.w3.org/1998/Math/MathML">
  <semantics>
    <mrow>
      <msub>
        <mi>n</mi>
        <mi>q</mi>
      </msub>
    </mrow>
    <annotation encoding="StarMath 5.0">n_q</annotation>
  </semantics>
</math>
</file>

<file path=Object 21/content.xml><?xml version="1.0" encoding="utf-8"?>
<math xmlns="http://www.w3.org/1998/Math/MathML">
  <semantics>
    <mrow>
      <mi>p</mi>
      <mrow>
        <mrow>
          <mo stretchy="false">(</mo>
          <mrow>
            <mrow>
              <mi>y</mi>
              <mo stretchy="false">∣</mo>
              <mo stretchy="false">ψ</mo>
            </mrow>
          </mrow>
          <mo stretchy="false">)</mo>
        </mrow>
        <mo stretchy="false">=</mo>
        <mo stretchy="false">π</mo>
      </mrow>
      <mrow>
        <mo stretchy="false">(</mo>
        <mrow>
          <mrow>
            <mi>y</mi>
            <mo stretchy="false">∣</mo>
            <mo stretchy="false">ψ</mo>
          </mrow>
        </mrow>
        <mo stretchy="false">)</mo>
      </mrow>
      <mrow>
        <mfrac>
          <mrow>
            <mi>p</mi>
            <mrow>
              <mo stretchy="false">(</mo>
              <mrow>
                <mrow>
                  <mi>z</mi>
                  <mo stretchy="false">∣</mo>
                  <mo stretchy="false">ψ</mo>
                </mrow>
              </mrow>
              <mo stretchy="false">)</mo>
            </mrow>
          </mrow>
          <mrow>
            <mo stretchy="false">π</mo>
            <mrow>
              <mo stretchy="false">(</mo>
              <mrow>
                <mrow>
                  <mi>z</mi>
                  <mo stretchy="false">∣</mo>
                  <mo stretchy="false">ψ</mo>
                </mrow>
              </mrow>
              <mo stretchy="false">)</mo>
            </mrow>
          </mrow>
        </mfrac>
      </mrow>
    </mrow>
    <annotation encoding="StarMath 5.0">p(y divides %psi) = %pi(y divides %psi) { {p(z divides %psi)} over {%pi(z divides %psi)} } </annotation>
  </semantics>
</math>
</file>

<file path=Object 22/content.xml><?xml version="1.0" encoding="utf-8"?>
<math xmlns="http://www.w3.org/1998/Math/MathML">
  <semantics>
    <mrow>
      <msub>
        <mi>n</mi>
        <mi>a</mi>
      </msub>
      <mrow>
        <mo stretchy="false">(</mo>
        <mrow>
          <mi>q</mi>
        </mrow>
        <mo stretchy="false">)</mo>
      </mrow>
      <mi>I</mi>
      <mrow>
        <mrow>
          <mo stretchy="false">(</mo>
          <mrow>
            <mo stretchy="false">ψ</mo>
          </mrow>
          <mo stretchy="false">)</mo>
        </mrow>
        <mo stretchy="false">−</mo>
        <msub>
          <mi>n</mi>
          <mi>r</mi>
        </msub>
      </mrow>
      <mrow>
        <mo stretchy="false">(</mo>
        <mrow>
          <mi>q</mi>
        </mrow>
        <mo stretchy="false">)</mo>
      </mrow>
      <mover accent="true">
        <mrow>
          <mi>I</mi>
        </mrow>
        <mo stretchy="false">̄</mo>
      </mover>
      <mrow>
        <mo stretchy="false">(</mo>
        <mrow>
          <mo stretchy="false">ψ</mo>
        </mrow>
        <mo stretchy="false">)</mo>
      </mrow>
    </mrow>
    <annotation encoding="StarMath 5.0">n_a(q) I(%psi) - n_r(q) bar{I}(%psi)</annotation>
  </semantics>
</math>
</file>

<file path=Object 23/content.xml><?xml version="1.0" encoding="utf-8"?>
<math xmlns="http://www.w3.org/1998/Math/MathML">
  <semantics>
    <mrow>
      <msub>
        <mi>n</mi>
        <mi>a</mi>
      </msub>
      <mrow>
        <mo stretchy="false">(</mo>
        <mrow>
          <mi>q</mi>
        </mrow>
        <mo stretchy="false">)</mo>
      </mrow>
    </mrow>
    <annotation encoding="StarMath 5.0">n_a(q)
</annotation>
  </semantics>
</math>
</file>

<file path=Object 24/content.xml><?xml version="1.0" encoding="utf-8"?>
<math xmlns="http://www.w3.org/1998/Math/MathML">
  <semantics>
    <mrow>
      <msub>
        <mi>n</mi>
        <mi>r</mi>
      </msub>
      <mrow>
        <mo stretchy="false">(</mo>
        <mrow>
          <mi>q</mi>
        </mrow>
        <mo stretchy="false">)</mo>
      </mrow>
    </mrow>
    <annotation encoding="StarMath 5.0">n_r(q)</annotation>
  </semantics>
</math>
</file>

<file path=Object 25/content.xml><?xml version="1.0" encoding="utf-8"?>
<math xmlns="http://www.w3.org/1998/Math/MathML">
  <semantics>
    <mrow>
      <msub>
        <mi>n</mi>
        <mi>q</mi>
      </msub>
    </mrow>
    <annotation encoding="StarMath 5.0">n_q</annotation>
  </semantics>
</math>
</file>

<file path=Object 26/content.xml><?xml version="1.0" encoding="utf-8"?>
<math xmlns="http://www.w3.org/1998/Math/MathML">
  <semantics>
    <mrow>
      <mi>I</mi>
      <mrow>
        <mrow>
          <mo stretchy="false">(</mo>
          <mrow>
            <mo stretchy="false">ψ</mo>
          </mrow>
          <mo stretchy="false">)</mo>
        </mrow>
        <mo stretchy="false">=</mo>
        <mi>D</mi>
      </mrow>
      <mrow>
        <mo stretchy="false">(</mo>
        <mrow>
          <mrow>
            <mo stretchy="false">ψ</mo>
            <mo stretchy="false">∥</mo>
            <msub>
              <mo stretchy="false">ψ</mo>
              <mi>x</mi>
            </msub>
          </mrow>
          <msub>
            <mo stretchy="false">ψ</mo>
            <mi>y</mi>
          </msub>
        </mrow>
        <mo stretchy="false">)</mo>
      </mrow>
      <mi>,</mi>
      <mi/>
      <mover accent="true">
        <mrow>
          <mi>I</mi>
        </mrow>
        <mo stretchy="false">̄</mo>
      </mover>
      <mrow>
        <mrow>
          <mo stretchy="false">(</mo>
          <mrow>
            <mo stretchy="false">ψ</mo>
          </mrow>
          <mo stretchy="false">)</mo>
        </mrow>
        <mo stretchy="false">=</mo>
        <mi>D</mi>
      </mrow>
      <mrow>
        <mo stretchy="false">(</mo>
        <mrow>
          <msub>
            <mo stretchy="false">ψ</mo>
            <mi>x</mi>
          </msub>
          <mrow>
            <msub>
              <mo stretchy="false">ψ</mo>
              <mi>y</mi>
            </msub>
            <mo stretchy="false">∥</mo>
            <mo stretchy="false">ψ</mo>
          </mrow>
        </mrow>
        <mo stretchy="false">)</mo>
      </mrow>
    </mrow>
    <annotation encoding="StarMath 5.0">I(%psi) = D(%psi parallel %psi_x %psi_y), ~~~ bar{I}(%psi) = D(%psi_x %psi_y parallel %psi)</annotation>
  </semantics>
</math>
</file>

<file path=Object 27/content.xml><?xml version="1.0" encoding="utf-8"?>
<math xmlns="http://www.w3.org/1998/Math/MathML">
  <semantics>
    <mrow>
      <msub>
        <mi>n</mi>
        <mi>a</mi>
      </msub>
      <mrow>
        <mo stretchy="false">(</mo>
        <mrow>
          <mi>q</mi>
          <mi>,</mi>
          <mi>f</mi>
        </mrow>
        <mo stretchy="false">)</mo>
      </mrow>
      <mi>I</mi>
      <mrow>
        <mrow>
          <mo stretchy="false">(</mo>
          <mrow>
            <mo stretchy="false">ψ</mo>
          </mrow>
          <mo stretchy="false">)</mo>
        </mrow>
        <mo stretchy="false">−</mo>
        <msub>
          <mi>n</mi>
          <mi>r</mi>
        </msub>
      </mrow>
      <mrow>
        <mo stretchy="false">(</mo>
        <mrow>
          <mi>q</mi>
          <mi>,</mi>
          <mi>f</mi>
        </mrow>
        <mo stretchy="false">)</mo>
      </mrow>
      <mover accent="true">
        <mrow>
          <mi>I</mi>
        </mrow>
        <mo stretchy="false">̄</mo>
      </mover>
      <mrow>
        <mo stretchy="false">(</mo>
        <mrow>
          <mo stretchy="false">ψ</mo>
        </mrow>
        <mo stretchy="false">)</mo>
      </mrow>
    </mrow>
    <annotation encoding="StarMath 5.0">n_a(q,f) I(%psi) - n_r(q,f) bar{I}(%psi)</annotation>
  </semantics>
</math>
</file>

<file path=Object 28/content.xml><?xml version="1.0" encoding="utf-8"?>
<math xmlns="http://www.w3.org/1998/Math/MathML">
  <semantics>
    <mrow>
      <msub>
        <mi>n</mi>
        <mi>a</mi>
      </msub>
      <mrow>
        <mo stretchy="false">(</mo>
        <mrow>
          <mi>q</mi>
          <mi>,</mi>
          <mi>f</mi>
        </mrow>
        <mo stretchy="false">)</mo>
      </mrow>
    </mrow>
    <annotation encoding="StarMath 5.0">n_a(q,f)
</annotation>
  </semantics>
</math>
</file>

<file path=Object 29/content.xml><?xml version="1.0" encoding="utf-8"?>
<math xmlns="http://www.w3.org/1998/Math/MathML">
  <semantics>
    <mrow>
      <mi>p</mi>
      <mrow>
        <mo stretchy="false">(</mo>
        <mrow>
          <mrow>
            <mi>t</mi>
            <mo stretchy="false">∣</mo>
            <mo stretchy="false">ψ</mo>
          </mrow>
        </mrow>
        <mo stretchy="false">)</mo>
      </mrow>
    </mrow>
    <annotation encoding="StarMath 5.0">p(t divides %psi) </annotation>
  </semantics>
</math>
</file>

<file path=Object 3/content.xml><?xml version="1.0" encoding="utf-8"?>
<math xmlns="http://www.w3.org/1998/Math/MathML">
  <semantics>
    <mrow>
      <mi>f</mi>
      <mrow>
        <mo stretchy="false">(</mo>
        <mrow>
          <mi>y</mi>
          <mi>,</mi>
          <mo stretchy="false">θ</mo>
        </mrow>
        <mo stretchy="false">)</mo>
      </mrow>
    </mrow>
    <annotation encoding="StarMath 5.0">f(y,%theta)</annotation>
  </semantics>
</math>
</file>

<file path=Object 30/content.xml><?xml version="1.0" encoding="utf-8"?>
<math xmlns="http://www.w3.org/1998/Math/MathML">
  <semantics>
    <mrow>
      <msub>
        <mi>n</mi>
        <mi>a</mi>
      </msub>
      <mrow>
        <mrow>
          <mo stretchy="false">(</mo>
          <mrow>
            <mi>q</mi>
            <mi>,</mi>
            <mi>q</mi>
          </mrow>
          <mo stretchy="false">)</mo>
        </mrow>
        <mo stretchy="false">=</mo>
        <msub>
          <mi>n</mi>
          <mi>a</mi>
        </msub>
      </mrow>
      <mrow>
        <mo stretchy="false">(</mo>
        <mrow>
          <mi>q</mi>
        </mrow>
        <mo stretchy="false">)</mo>
      </mrow>
    </mrow>
    <annotation encoding="StarMath 5.0">n_a(q,q) = n_a(q)
</annotation>
  </semantics>
</math>
</file>

<file path=Object 31/content.xml><?xml version="1.0" encoding="utf-8"?>
<math xmlns="http://www.w3.org/1998/Math/MathML">
  <semantics>
    <mrow>
      <msub>
        <mi>n</mi>
        <mi>r</mi>
      </msub>
      <mrow>
        <mrow>
          <mo stretchy="false">(</mo>
          <mrow>
            <mi>q</mi>
            <mi>,</mi>
            <mi>q</mi>
          </mrow>
          <mo stretchy="false">)</mo>
        </mrow>
        <mo stretchy="false">=</mo>
        <mn>0</mn>
      </mrow>
    </mrow>
    <annotation encoding="StarMath 5.0">n_r(q,q) = 0
</annotation>
  </semantics>
</math>
</file>

<file path=Object 32/content.xml><?xml version="1.0" encoding="utf-8"?>
<math xmlns="http://www.w3.org/1998/Math/MathML">
  <semantics>
    <mrow>
      <mi>p</mi>
      <mrow>
        <mo stretchy="false">(</mo>
        <mrow>
          <mi>x</mi>
          <mi>,</mi>
          <mrow>
            <mi>y</mi>
            <mo stretchy="false">∣</mo>
            <mo stretchy="false">ψ</mo>
          </mrow>
        </mrow>
        <mo stretchy="false">)</mo>
      </mrow>
    </mrow>
    <annotation encoding="StarMath 5.0">p(x,y divides %psi)</annotation>
  </semantics>
</math>
</file>

<file path=Object 33/content.xml><?xml version="1.0" encoding="utf-8"?>
<math xmlns="http://www.w3.org/1998/Math/MathML">
  <semantics>
    <mrow>
      <mo stretchy="false">ψ</mo>
      <mrow>
        <mo stretchy="false">(</mo>
        <mrow>
          <mi>x</mi>
          <mi>,</mi>
          <mi>y</mi>
        </mrow>
        <mo stretchy="false">)</mo>
      </mrow>
    </mrow>
    <annotation encoding="StarMath 5.0">%psi(x,y)</annotation>
  </semantics>
</math>
</file>

<file path=Object 34/content.xml><?xml version="1.0" encoding="utf-8"?>
<math xmlns="http://www.w3.org/1998/Math/MathML">
  <semantics>
    <mrow>
      <mi>p</mi>
      <mrow>
        <mo stretchy="false">(</mo>
        <mrow>
          <mo stretchy="false">ψ</mo>
        </mrow>
        <mo stretchy="false">)</mo>
      </mrow>
    </mrow>
    <annotation encoding="StarMath 5.0">p(%psi)</annotation>
  </semantics>
</math>
</file>

<file path=Object 35/content.xml><?xml version="1.0" encoding="utf-8"?>
<math xmlns="http://www.w3.org/1998/Math/MathML">
  <semantics>
    <mrow>
      <mi>log</mi>
      <mi>f</mi>
      <mrow>
        <mrow>
          <mo stretchy="false">(</mo>
          <mrow>
            <mi>i</mi>
            <mi>,</mi>
            <msub>
              <mi>j</mi>
              <mi>t</mi>
            </msub>
          </mrow>
          <mo stretchy="false">)</mo>
        </mrow>
        <mo stretchy="false">/</mo>
        <mi>f</mi>
      </mrow>
      <mrow>
        <mo stretchy="false">(</mo>
        <mrow>
          <mi>i</mi>
        </mrow>
        <mo stretchy="false">)</mo>
      </mrow>
      <mi>f</mi>
      <mrow>
        <mo stretchy="false">(</mo>
        <mrow>
          <msub>
            <mi>j</mi>
            <mi>t</mi>
          </msub>
        </mrow>
        <mo stretchy="false">)</mo>
      </mrow>
    </mrow>
    <annotation encoding="StarMath 5.0">log f(i,j_t)/f(i)f(j_t)</annotation>
  </semantics>
</math>
</file>

<file path=Object 36/content.xml><?xml version="1.0" encoding="utf-8"?>
<math xmlns="http://www.w3.org/1998/Math/MathML">
  <semantics>
    <mrow>
      <mo stretchy="false">ψ</mo>
    </mrow>
    <annotation encoding="StarMath 5.0">%psi</annotation>
  </semantics>
</math>
</file>

<file path=Object 37/content.xml><?xml version="1.0" encoding="utf-8"?>
<math xmlns="http://www.w3.org/1998/Math/MathML">
  <semantics>
    <mrow>
      <mrow>
        <mo stretchy="false">(</mo>
        <mrow>
          <mi>i</mi>
          <mi>,</mi>
          <msub>
            <mi>j</mi>
            <mi>t</mi>
          </msub>
        </mrow>
        <mo stretchy="false">)</mo>
      </mrow>
    </mrow>
    <annotation encoding="StarMath 5.0">(i,j_t)</annotation>
  </semantics>
</math>
</file>

<file path=Object 38/content.xml><?xml version="1.0" encoding="utf-8"?>
<math xmlns="http://www.w3.org/1998/Math/MathML">
  <semantics>
    <mrow>
      <mi>p</mi>
      <mrow>
        <mrow>
          <mo stretchy="false">(</mo>
          <mrow>
            <mi>X</mi>
            <mi>,</mi>
            <mrow>
              <mi>Y</mi>
              <mo stretchy="false">∣</mo>
              <mi>q</mi>
            </mrow>
          </mrow>
          <mo stretchy="false">)</mo>
        </mrow>
        <mo stretchy="false">=</mo>
        <mrow>
          <msub>
            <mo stretchy="false">∏</mo>
            <mrow>
              <msub>
                <mi>A</mi>
                <mi>q</mi>
              </msub>
            </mrow>
          </msub>
          <msub>
            <mo stretchy="false">ψ</mo>
            <mi>x</mi>
          </msub>
        </mrow>
      </mrow>
      <mrow>
        <mo stretchy="false">(</mo>
        <mrow>
          <msub>
            <mi>x</mi>
            <mi>k</mi>
          </msub>
        </mrow>
        <mo stretchy="false">)</mo>
      </mrow>
      <mrow>
        <msub>
          <mo stretchy="false">∏</mo>
          <mrow>
            <msub>
              <mi>B</mi>
              <mi>q</mi>
            </msub>
          </mrow>
        </msub>
        <msub>
          <mo stretchy="false">ψ</mo>
          <mi>y</mi>
        </msub>
      </mrow>
      <mrow>
        <mo stretchy="false">(</mo>
        <mrow>
          <msub>
            <mi>y</mi>
            <mi>l</mi>
          </msub>
        </mrow>
        <mo stretchy="false">)</mo>
      </mrow>
      <mrow>
        <msub>
          <mo stretchy="false">∏</mo>
          <mrow>
            <msub>
              <mi>C</mi>
              <mi>q</mi>
            </msub>
          </mrow>
        </msub>
        <mrow>
          <mo stretchy="false">ψ</mo>
          <mrow>
            <mo stretchy="false">(</mo>
            <mrow>
              <msub>
                <mi>x</mi>
                <mi>k</mi>
              </msub>
              <mi>,</mi>
              <msub>
                <mi>y</mi>
                <mrow>
                  <mi>q</mi>
                  <mrow>
                    <mo stretchy="false">(</mo>
                    <mrow>
                      <mi>k</mi>
                    </mrow>
                    <mo stretchy="false">)</mo>
                  </mrow>
                </mrow>
              </msub>
            </mrow>
            <mo stretchy="false">)</mo>
          </mrow>
        </mrow>
      </mrow>
    </mrow>
    <annotation encoding="StarMath 5.0">p(X,Y divides q) 
= 
prod_{A_q} 
%psi_x(x_k) prod_{B_q} %psi_y(y_l)  prod_{C_q} {%psi(x_k, y_{q(k)})} </annotation>
  </semantics>
</math>
</file>

<file path=Object 39/content.xml><?xml version="1.0" encoding="utf-8"?>
<math xmlns="http://www.w3.org/1998/Math/MathML">
  <semantics>
    <mrow>
      <msub>
        <mi>C</mi>
        <mi>q</mi>
      </msub>
    </mrow>
    <annotation encoding="StarMath 5.0">C_q</annotation>
  </semantics>
</math>
</file>

<file path=Object 4/content.xml><?xml version="1.0" encoding="utf-8"?>
<math xmlns="http://www.w3.org/1998/Math/MathML">
  <semantics>
    <mrow>
      <mi>f</mi>
      <mrow>
        <mo stretchy="false">(</mo>
        <mrow>
          <mi>y</mi>
        </mrow>
        <mo stretchy="false">)</mo>
      </mrow>
    </mrow>
    <annotation encoding="StarMath 5.0">f(y)</annotation>
  </semantics>
</math>
</file>

<file path=Object 40/content.xml><?xml version="1.0" encoding="utf-8"?>
<math xmlns="http://www.w3.org/1998/Math/MathML">
  <semantics>
    <mrow>
      <msub>
        <mi>A</mi>
        <mi>q</mi>
      </msub>
    </mrow>
    <annotation encoding="StarMath 5.0">A_q</annotation>
  </semantics>
</math>
</file>

<file path=Object 41/content.xml><?xml version="1.0" encoding="utf-8"?>
<math xmlns="http://www.w3.org/1998/Math/MathML">
  <semantics>
    <mrow>
      <msub>
        <mi>B</mi>
        <mi>q</mi>
      </msub>
    </mrow>
    <annotation encoding="StarMath 5.0">B_q</annotation>
  </semantics>
</math>
</file>

<file path=Object 42/content.xml><?xml version="1.0" encoding="utf-8"?>
<math xmlns="http://www.w3.org/1998/Math/MathML">
  <semantics>
    <mrow>
      <mi>p</mi>
      <mrow>
        <mrow>
          <mo stretchy="false">(</mo>
          <mrow>
            <msub>
              <mi>X</mi>
              <mi>c</mi>
            </msub>
            <mi>,</mi>
            <mrow>
              <msub>
                <mi>Y</mi>
                <mi>c</mi>
              </msub>
              <mo stretchy="false">∣</mo>
              <mi>s</mi>
            </mrow>
          </mrow>
          <mo stretchy="false">)</mo>
        </mrow>
        <mo stretchy="false">=</mo>
        <mrow>
          <msub>
            <mo stretchy="false">∏</mo>
            <mi>k</mi>
          </msub>
          <mrow>
            <mo stretchy="false">ψ</mo>
            <mrow>
              <mo stretchy="false">(</mo>
              <mrow>
                <msub>
                  <mi>x</mi>
                  <mi>k</mi>
                </msub>
                <mi>,</mi>
                <msub>
                  <mi>y</mi>
                  <mrow>
                    <mi>s</mi>
                    <mrow>
                      <mo stretchy="false">(</mo>
                      <mrow>
                        <mi>k</mi>
                      </mrow>
                      <mo stretchy="false">)</mo>
                    </mrow>
                  </mrow>
                </msub>
              </mrow>
              <mo stretchy="false">)</mo>
            </mrow>
          </mrow>
        </mrow>
      </mrow>
    </mrow>
    <annotation encoding="StarMath 5.0">p(X_c,Y_c divides s) 
= 
prod_k {%psi(x_k, y_{s(k)})} </annotation>
  </semantics>
</math>
</file>

<file path=Object 43/content.xml><?xml version="1.0" encoding="utf-8"?>
<math xmlns="http://www.w3.org/1998/Math/MathML">
  <semantics>
    <mrow>
      <msub>
        <mi>X</mi>
        <mi>c</mi>
      </msub>
    </mrow>
    <annotation encoding="StarMath 5.0">X_c</annotation>
  </semantics>
</math>
</file>

<file path=Object 44/content.xml><?xml version="1.0" encoding="utf-8"?>
<math xmlns="http://www.w3.org/1998/Math/MathML">
  <semantics>
    <mrow>
      <msub>
        <mi>Y</mi>
        <mi>c</mi>
      </msub>
    </mrow>
    <annotation encoding="StarMath 5.0">Y_c</annotation>
  </semantics>
</math>
</file>

<file path=Object 45/content.xml><?xml version="1.0" encoding="utf-8"?>
<math xmlns="http://www.w3.org/1998/Math/MathML">
  <semantics>
    <mrow>
      <mi>p</mi>
      <mrow>
        <mrow>
          <mo stretchy="false">(</mo>
          <mrow>
            <mi>X</mi>
            <mi>,</mi>
            <mrow>
              <mi>Y</mi>
              <mo stretchy="false">∣</mo>
              <mi>s</mi>
            </mrow>
          </mrow>
          <mo stretchy="false">)</mo>
        </mrow>
        <mo stretchy="false">=</mo>
        <mrow>
          <msub>
            <mo stretchy="false">∏</mo>
            <mrow>
              <msub>
                <mi>A</mi>
                <mi>s</mi>
              </msub>
            </mrow>
          </msub>
          <msub>
            <mo stretchy="false">ψ</mo>
            <mi>x</mi>
          </msub>
        </mrow>
      </mrow>
      <mrow>
        <mo stretchy="false">(</mo>
        <mrow>
          <msub>
            <mi>x</mi>
            <mi>k</mi>
          </msub>
        </mrow>
        <mo stretchy="false">)</mo>
      </mrow>
      <mrow>
        <msub>
          <mo stretchy="false">∏</mo>
          <mrow>
            <msub>
              <mi>B</mi>
              <mi>s</mi>
            </msub>
          </mrow>
        </msub>
        <msub>
          <mo stretchy="false">ψ</mo>
          <mi>y</mi>
        </msub>
      </mrow>
      <mrow>
        <mo stretchy="false">(</mo>
        <mrow>
          <msub>
            <mi>y</mi>
            <mi>l</mi>
          </msub>
        </mrow>
        <mo stretchy="false">)</mo>
      </mrow>
      <mrow>
        <msub>
          <mo stretchy="false">∏</mo>
          <mrow>
            <msub>
              <mi>C</mi>
              <mi>s</mi>
            </msub>
          </mrow>
        </msub>
        <mrow>
          <mo stretchy="false">ψ</mo>
          <mrow>
            <mo stretchy="false">(</mo>
            <mrow>
              <msub>
                <mi>x</mi>
                <mi>k</mi>
              </msub>
              <mi>,</mi>
              <msub>
                <mi>y</mi>
                <mrow>
                  <mi>s</mi>
                  <mrow>
                    <mo stretchy="false">(</mo>
                    <mrow>
                      <mi>k</mi>
                    </mrow>
                    <mo stretchy="false">)</mo>
                  </mrow>
                </mrow>
              </msub>
            </mrow>
            <mo stretchy="false">)</mo>
          </mrow>
        </mrow>
      </mrow>
    </mrow>
    <annotation encoding="StarMath 5.0">p(X,Y divides s) 
= 
prod_{A_s} %psi_x(x_k) prod_{B_s} %psi_y(y_l)  prod_{C_s} {%psi(x_k, y_{s(k)})} </annotation>
  </semantics>
</math>
</file>

<file path=Object 46/content.xml><?xml version="1.0" encoding="utf-8"?>
<math xmlns="http://www.w3.org/1998/Math/MathML">
  <semantics>
    <mrow>
      <mi>p</mi>
      <mrow>
        <mrow>
          <mo stretchy="false">(</mo>
          <mrow>
            <msub>
              <mi>X</mi>
              <mi>c</mi>
            </msub>
            <mi>,</mi>
            <mrow>
              <msub>
                <mi>Y</mi>
                <mi>c</mi>
              </msub>
              <mo stretchy="false">∣</mo>
              <mi>q</mi>
            </mrow>
          </mrow>
          <mo stretchy="false">)</mo>
        </mrow>
        <mo stretchy="false">=</mo>
        <mrow>
          <msub>
            <mo stretchy="false">∏</mo>
            <mi>k</mi>
          </msub>
          <mrow>
            <mi>f</mi>
            <mrow>
              <mo stretchy="false">(</mo>
              <mrow>
                <msub>
                  <mi>x</mi>
                  <mi>k</mi>
                </msub>
                <mi>,</mi>
                <msub>
                  <mi>y</mi>
                  <mrow>
                    <mi>s</mi>
                    <mrow>
                      <mo stretchy="false">(</mo>
                      <mrow>
                        <mi>k</mi>
                      </mrow>
                      <mo stretchy="false">)</mo>
                    </mrow>
                  </mrow>
                </msub>
              </mrow>
              <mo stretchy="false">)</mo>
            </mrow>
          </mrow>
        </mrow>
      </mrow>
    </mrow>
    <annotation encoding="StarMath 5.0">p(X_c,Y_c divides q) 
= 
prod_k {f(x_k, y_{s(k)})} </annotation>
  </semantics>
</math>
</file>

<file path=Object 47/content.xml><?xml version="1.0" encoding="utf-8"?>
<math xmlns="http://www.w3.org/1998/Math/MathML">
  <semantics>
    <mrow>
      <msub>
        <mi>x</mi>
        <mi>k</mi>
      </msub>
    </mrow>
    <annotation encoding="StarMath 5.0">x_k</annotation>
  </semantics>
</math>
</file>

<file path=Object 48/content.xml><?xml version="1.0" encoding="utf-8"?>
<math xmlns="http://www.w3.org/1998/Math/MathML">
  <semantics>
    <mrow>
      <mo stretchy="false">ω</mo>
    </mrow>
    <annotation encoding="StarMath 5.0">%omega</annotation>
  </semantics>
</math>
</file>

<file path=Object 49/content.xml><?xml version="1.0" encoding="utf-8"?>
<math xmlns="http://www.w3.org/1998/Math/MathML">
  <semantics>
    <mrow>
      <msub>
        <mi>y</mi>
        <mrow>
          <mi>s</mi>
          <mrow>
            <mo stretchy="false">(</mo>
            <mrow>
              <mi>k</mi>
            </mrow>
            <mo stretchy="false">)</mo>
          </mrow>
        </mrow>
      </msub>
    </mrow>
    <annotation encoding="StarMath 5.0">y_{s(k)}</annotation>
  </semantics>
</math>
</file>

<file path=Object 5/content.xml><?xml version="1.0" encoding="utf-8"?>
<math xmlns="http://www.w3.org/1998/Math/MathML">
  <semantics>
    <mrow>
      <mrow>
        <mo stretchy="false">(</mo>
        <mrow>
          <mi>i</mi>
          <mi>,</mi>
          <msub>
            <mi>j</mi>
            <mi>t</mi>
          </msub>
        </mrow>
        <mo stretchy="false">)</mo>
      </mrow>
    </mrow>
    <annotation encoding="StarMath 5.0">(i,j_t)</annotation>
  </semantics>
</math>
</file>

<file path=Object 50/content.xml><?xml version="1.0" encoding="utf-8"?>
<math xmlns="http://www.w3.org/1998/Math/MathML">
  <semantics>
    <mrow>
      <mo stretchy="false">ω</mo>
    </mrow>
    <annotation encoding="StarMath 5.0">%omega</annotation>
  </semantics>
</math>
</file>

<file path=Object 51/content.xml><?xml version="1.0" encoding="utf-8"?>
<math xmlns="http://www.w3.org/1998/Math/MathML">
  <semantics>
    <mrow>
      <mi>p</mi>
      <mrow>
        <mrow>
          <mo stretchy="false">(</mo>
          <mrow>
            <mi>X</mi>
            <mi>,</mi>
            <mrow>
              <mi>Y</mi>
              <mo stretchy="false">∣</mo>
              <mi>q</mi>
            </mrow>
          </mrow>
          <mo stretchy="false">)</mo>
        </mrow>
        <mo stretchy="false">=</mo>
        <mrow>
          <msub>
            <mo stretchy="false">∏</mo>
            <mrow>
              <msub>
                <mi>A</mi>
                <mi>q</mi>
              </msub>
            </mrow>
          </msub>
          <msub>
            <mo stretchy="false">ψ</mo>
            <mrow>
              <mn>0x</mn>
            </mrow>
          </msub>
        </mrow>
      </mrow>
      <mrow>
        <mo stretchy="false">(</mo>
        <mrow>
          <msub>
            <mi>x</mi>
            <mi>k</mi>
          </msub>
        </mrow>
        <mo stretchy="false">)</mo>
      </mrow>
      <mrow>
        <msub>
          <mo stretchy="false">∏</mo>
          <mrow>
            <msub>
              <mi>B</mi>
              <mi>q</mi>
            </msub>
          </mrow>
        </msub>
        <msub>
          <mo stretchy="false">ψ</mo>
          <mrow>
            <mn>0y</mn>
          </mrow>
        </msub>
      </mrow>
      <mrow>
        <mo stretchy="false">(</mo>
        <mrow>
          <msub>
            <mi>y</mi>
            <mi>l</mi>
          </msub>
        </mrow>
        <mo stretchy="false">)</mo>
      </mrow>
      <mrow>
        <msub>
          <mo stretchy="false">∏</mo>
          <mrow>
            <msub>
              <mi>C</mi>
              <mi>q</mi>
            </msub>
          </mrow>
        </msub>
        <mrow>
          <msub>
            <mo stretchy="false">ψ</mo>
            <mi>a</mi>
          </msub>
          <mrow>
            <mo stretchy="false">(</mo>
            <mrow>
              <msub>
                <mi>x</mi>
                <mi>k</mi>
              </msub>
              <mi>,</mi>
              <msub>
                <mi>y</mi>
                <mrow>
                  <mi>q</mi>
                  <mrow>
                    <mo stretchy="false">(</mo>
                    <mrow>
                      <mi>k</mi>
                    </mrow>
                    <mo stretchy="false">)</mo>
                  </mrow>
                </mrow>
              </msub>
            </mrow>
            <mo stretchy="false">)</mo>
          </mrow>
        </mrow>
      </mrow>
    </mrow>
    <annotation encoding="StarMath 5.0">p(X,Y divides q) 
= 
prod_{A_q} 
%psi_{0x}(x_k) prod_{B_q} %psi_{0y}(y_l)  prod_{C_q} {%psi_a(x_k, y_{q(k)})} </annotation>
  </semantics>
</math>
</file>

<file path=Object 52/content.xml><?xml version="1.0" encoding="utf-8"?>
<math xmlns="http://www.w3.org/1998/Math/MathML">
  <semantics>
    <mrow>
      <msub>
        <mo stretchy="false">ψ</mo>
        <mi>a</mi>
      </msub>
      <mrow>
        <mrow>
          <mo stretchy="false">(</mo>
          <mrow>
            <mi>x</mi>
            <mi>,</mi>
            <mi>y</mi>
          </mrow>
          <mo stretchy="false">)</mo>
        </mrow>
        <mo stretchy="false">=</mo>
        <mi>f</mi>
      </mrow>
      <mrow>
        <mrow>
          <mo stretchy="false">(</mo>
          <mrow>
            <mi>x</mi>
            <mi>,</mi>
            <mi>y</mi>
          </mrow>
          <mo stretchy="false">)</mo>
        </mrow>
        <mo stretchy="false">/</mo>
        <mi>z</mi>
      </mrow>
    </mrow>
    <annotation encoding="StarMath 5.0">%psi_a(x,y)=f(x,y)/z</annotation>
  </semantics>
</math>
</file>

<file path=Object 53/content.xml><?xml version="1.0" encoding="utf-8"?>
<math xmlns="http://www.w3.org/1998/Math/MathML">
  <semantics>
    <mrow>
      <msub>
        <mo stretchy="false">ψ</mo>
        <mrow>
          <mn>0x</mn>
        </mrow>
      </msub>
      <mrow>
        <mrow>
          <mo stretchy="false">(</mo>
          <mrow>
            <mi>x</mi>
          </mrow>
          <mo stretchy="false">)</mo>
        </mrow>
        <mo stretchy="false">=</mo>
        <mi>f</mi>
      </mrow>
      <mrow>
        <mrow>
          <mo stretchy="false">(</mo>
          <mrow>
            <mi>x</mi>
            <mi>,</mi>
            <mo stretchy="false">ω</mo>
          </mrow>
          <mo stretchy="false">)</mo>
        </mrow>
        <mo stretchy="false">/</mo>
        <msub>
          <mi>z</mi>
          <mi>x</mi>
        </msub>
      </mrow>
    </mrow>
    <annotation encoding="StarMath 5.0">%psi_{0x}(x) = f(x, %omega) / z_x</annotation>
  </semantics>
</math>
</file>

<file path=Object 54/content.xml><?xml version="1.0" encoding="utf-8"?>
<math xmlns="http://www.w3.org/1998/Math/MathML">
  <semantics>
    <mrow>
      <msub>
        <mo stretchy="false">ψ</mo>
        <mrow>
          <mn>0y</mn>
        </mrow>
      </msub>
      <mrow>
        <mrow>
          <mo stretchy="false">(</mo>
          <mrow>
            <mi>y</mi>
          </mrow>
          <mo stretchy="false">)</mo>
        </mrow>
        <mo stretchy="false">=</mo>
        <mi>f</mi>
      </mrow>
      <mrow>
        <mrow>
          <mo stretchy="false">(</mo>
          <mrow>
            <mo stretchy="false">ω</mo>
            <mi>,</mi>
            <mi>y</mi>
          </mrow>
          <mo stretchy="false">)</mo>
        </mrow>
        <mo stretchy="false">/</mo>
        <msub>
          <mi>z</mi>
          <mi>y</mi>
        </msub>
      </mrow>
    </mrow>
    <annotation encoding="StarMath 5.0">%psi_{0y}(y) = f(%omega, y) / z_y</annotation>
  </semantics>
</math>
</file>

<file path=Object 55/content.xml><?xml version="1.0" encoding="utf-8"?>
<math xmlns="http://www.w3.org/1998/Math/MathML">
  <semantics>
    <mrow>
      <mi>p</mi>
      <mrow>
        <mrow>
          <mo stretchy="false">(</mo>
          <mrow>
            <mi>X</mi>
            <mi>,</mi>
            <mrow>
              <mi>Y</mi>
              <mo stretchy="false">∣</mo>
              <mi>q</mi>
            </mrow>
          </mrow>
          <mo stretchy="false">)</mo>
        </mrow>
        <mo stretchy="false">=</mo>
        <mrow>
          <msub>
            <mo stretchy="false">∏</mo>
            <mrow>
              <msub>
                <mi>A</mi>
                <mi>q</mi>
              </msub>
            </mrow>
          </msub>
          <msub>
            <mo stretchy="false">ψ</mo>
            <mrow>
              <mn>0x</mn>
            </mrow>
          </msub>
        </mrow>
      </mrow>
      <mrow>
        <mo stretchy="false">(</mo>
        <mrow>
          <msub>
            <mi>x</mi>
            <mi>k</mi>
          </msub>
        </mrow>
        <mo stretchy="false">)</mo>
      </mrow>
      <mrow>
        <msub>
          <mo stretchy="false">∏</mo>
          <mrow>
            <msub>
              <mi>B</mi>
              <mi>q</mi>
            </msub>
          </mrow>
        </msub>
        <msub>
          <mo stretchy="false">ψ</mo>
          <mrow>
            <mn>0y</mn>
          </mrow>
        </msub>
      </mrow>
      <mrow>
        <mo stretchy="false">(</mo>
        <mrow>
          <msub>
            <mi>y</mi>
            <mi>l</mi>
          </msub>
        </mrow>
        <mo stretchy="false">)</mo>
      </mrow>
      <mrow>
        <msub>
          <mo stretchy="false">∏</mo>
          <mrow>
            <msub>
              <mi>C</mi>
              <mi>q</mi>
            </msub>
          </mrow>
        </msub>
        <mrow>
          <msub>
            <mo stretchy="false">ψ</mo>
            <mi>a</mi>
          </msub>
          <mrow>
            <mo stretchy="false">(</mo>
            <mrow>
              <msub>
                <mi>x</mi>
                <mi>k</mi>
              </msub>
              <mi>,</mi>
              <msub>
                <mi>y</mi>
                <mrow>
                  <mi>q</mi>
                  <mrow>
                    <mo stretchy="false">(</mo>
                    <mrow>
                      <mi>k</mi>
                    </mrow>
                    <mo stretchy="false">)</mo>
                  </mrow>
                </mrow>
              </msub>
            </mrow>
            <mo stretchy="false">)</mo>
          </mrow>
        </mrow>
      </mrow>
    </mrow>
    <annotation encoding="StarMath 5.0">p(X,Y divides q) 
= 
prod_{A_q}
%psi_{0x}(x_k) prod_{B_q} %psi_{0y}(y_l)  prod_{C_q} {%psi_a(x_k, y_{q(k)})} </annotation>
  </semantics>
</math>
</file>

<file path=Object 56/content.xml><?xml version="1.0" encoding="utf-8"?>
<math xmlns="http://www.w3.org/1998/Math/MathML">
  <semantics>
    <mrow>
      <mi>p</mi>
      <mrow>
        <mrow>
          <mo stretchy="false">(</mo>
          <mrow>
            <msub>
              <mi>X</mi>
              <mi>c</mi>
            </msub>
            <mi>,</mi>
            <mrow>
              <msub>
                <mi>Y</mi>
                <mi>c</mi>
              </msub>
              <mo stretchy="false">∣</mo>
              <mi>q</mi>
            </mrow>
          </mrow>
          <mo stretchy="false">)</mo>
        </mrow>
        <mo stretchy="false">=</mo>
        <msubsup>
          <mi>z</mi>
          <mi>x</mi>
          <mrow>
            <msub>
              <mi>n</mi>
              <mi>a</mi>
            </msub>
          </mrow>
        </msubsup>
      </mrow>
      <msubsup>
        <mi>z</mi>
        <mi>y</mi>
        <mrow>
          <msub>
            <mi>n</mi>
            <mi>b</mi>
          </msub>
        </mrow>
      </msubsup>
      <msup>
        <mi>z</mi>
        <mrow>
          <msub>
            <mi>n</mi>
            <mi>c</mi>
          </msub>
        </mrow>
      </msup>
      <mrow>
        <msub>
          <mo stretchy="false">∏</mo>
          <mrow>
            <msub>
              <mi>A</mi>
              <mi>q</mi>
            </msub>
          </mrow>
        </msub>
        <msub>
          <mo stretchy="false">ψ</mo>
          <mrow>
            <mn>0x</mn>
          </mrow>
        </msub>
      </mrow>
      <mrow>
        <mo stretchy="false">(</mo>
        <mrow>
          <msub>
            <mi>x</mi>
            <mi>k</mi>
          </msub>
        </mrow>
        <mo stretchy="false">)</mo>
      </mrow>
      <mrow>
        <msub>
          <mo stretchy="false">∏</mo>
          <mrow>
            <msub>
              <mi>B</mi>
              <mi>q</mi>
            </msub>
          </mrow>
        </msub>
        <msub>
          <mo stretchy="false">ψ</mo>
          <mrow>
            <mn>0y</mn>
          </mrow>
        </msub>
      </mrow>
      <mrow>
        <mo stretchy="false">(</mo>
        <mrow>
          <msub>
            <mi>y</mi>
            <mi>l</mi>
          </msub>
        </mrow>
        <mo stretchy="false">)</mo>
      </mrow>
      <mrow>
        <msub>
          <mo stretchy="false">∏</mo>
          <mrow>
            <msub>
              <mi>C</mi>
              <mi>q</mi>
            </msub>
          </mrow>
        </msub>
        <mrow>
          <msub>
            <mo stretchy="false">ψ</mo>
            <mi>a</mi>
          </msub>
          <mrow>
            <mo stretchy="false">(</mo>
            <mrow>
              <msub>
                <mi>x</mi>
                <mi>k</mi>
              </msub>
              <mi>,</mi>
              <msub>
                <mi>y</mi>
                <mrow>
                  <mi>q</mi>
                  <mrow>
                    <mo stretchy="false">(</mo>
                    <mrow>
                      <mi>k</mi>
                    </mrow>
                    <mo stretchy="false">)</mo>
                  </mrow>
                </mrow>
              </msub>
            </mrow>
            <mo stretchy="false">)</mo>
          </mrow>
        </mrow>
      </mrow>
    </mrow>
    <annotation encoding="StarMath 5.0">p(X_c,Y_c divides q) 
= 
z_x^{n_a} z_y^{n_b} z^{n_c}
prod_{A_q}
%psi_{0x}(x_k) prod_{B_q} %psi_{0y}(y_l)  prod_{C_q} {%psi_a(x_k, y_{q(k)})} </annotation>
  </semantics>
</math>
</file>

<file path=Object 57/content.xml><?xml version="1.0" encoding="utf-8"?>
<math xmlns="http://www.w3.org/1998/Math/MathML">
  <semantics>
    <mrow>
      <msub>
        <mi mathvariant="italic">max</mi>
        <mo stretchy="false">θ</mo>
      </msub>
      <msub>
        <mi mathvariant="italic">max</mi>
        <mo stretchy="false">ψ</mo>
      </msub>
      <msub>
        <mi mathvariant="italic">min</mi>
        <mrow>
          <msub>
            <mo stretchy="false">ψ</mo>
            <mn>0</mn>
          </msub>
        </mrow>
      </msub>
      <mi>L</mi>
      <mrow>
        <mo stretchy="false">(</mo>
        <mrow>
          <mo stretchy="false">θ</mo>
          <mi>,</mi>
          <mo stretchy="false">ψ</mo>
          <mi>,</mi>
          <msub>
            <mo stretchy="false">ψ</mo>
            <mn>0</mn>
          </msub>
        </mrow>
        <mo stretchy="false">)</mo>
      </mrow>
      <mi/>
      <mi>L</mi>
      <mrow>
        <mrow>
          <mo stretchy="false">(</mo>
          <mrow>
            <mo stretchy="false">θ</mo>
            <mi>,</mi>
            <mo stretchy="false">ψ</mo>
            <mi>,</mi>
            <msub>
              <mo stretchy="false">ψ</mo>
              <mn>0</mn>
            </msub>
          </mrow>
          <mo stretchy="false">)</mo>
        </mrow>
        <mo stretchy="false">=</mo>
        <mrow>
          <mfrac>
            <mrow>
              <mi>p</mi>
              <mrow>
                <mo stretchy="false">(</mo>
                <mrow>
                  <mrow>
                    <msub>
                      <mi>z</mi>
                      <mo stretchy="false">θ</mo>
                    </msub>
                    <mo stretchy="false">∣</mo>
                    <mo stretchy="false">θ</mo>
                  </mrow>
                  <mi>,</mi>
                  <mo stretchy="false">ψ</mo>
                </mrow>
                <mo stretchy="false">)</mo>
              </mrow>
            </mrow>
            <mrow>
              <mi>p</mi>
              <mrow>
                <mo stretchy="false">(</mo>
                <mrow>
                  <mrow>
                    <msub>
                      <mi>z</mi>
                      <mo stretchy="false">θ</mo>
                    </msub>
                    <mo stretchy="false">∣</mo>
                    <mo stretchy="false">θ</mo>
                  </mrow>
                  <mi>,</mi>
                  <msub>
                    <mo stretchy="false">ψ</mo>
                    <mn>0</mn>
                  </msub>
                </mrow>
                <mo stretchy="false">)</mo>
              </mrow>
            </mrow>
          </mfrac>
        </mrow>
      </mrow>
    </mrow>
    <annotation encoding="StarMath 5.0">max_%theta max_%psi min_{%psi_0} L(%theta, %psi, %psi_0) 
~~~
L(%theta, %psi, %psi_0) = 
{{p(z_%theta divides %theta, %psi)} over {p(z_%theta divides %theta, %psi_0)}}</annotation>
  </semantics>
</math>
</file>

<file path=Object 58/content.xml><?xml version="1.0" encoding="utf-8"?>
<math xmlns="http://www.w3.org/1998/Math/MathML">
  <semantics>
    <mrow>
      <msub>
        <mi mathvariant="italic">max</mi>
        <mi>q</mi>
      </msub>
      <msub>
        <mi mathvariant="italic">max</mi>
        <mo stretchy="false">ψ</mo>
      </msub>
      <msub>
        <mi mathvariant="italic">min</mi>
        <mrow>
          <msub>
            <mo stretchy="false">ψ</mo>
            <mn>0</mn>
          </msub>
        </mrow>
      </msub>
      <mrow>
        <mo stretchy="false">∫</mo>
        <mi>q</mi>
      </mrow>
      <mrow>
        <mo stretchy="false">(</mo>
        <mrow>
          <mo stretchy="false">θ</mo>
        </mrow>
        <mo stretchy="false">)</mo>
      </mrow>
      <mi>log</mi>
      <mrow>
        <mfrac>
          <mrow>
            <mi>L</mi>
            <mrow>
              <mo stretchy="false">(</mo>
              <mrow>
                <mo stretchy="false">θ</mo>
                <mi>,</mi>
                <mo stretchy="false">ψ</mo>
                <mi>,</mi>
                <msub>
                  <mo stretchy="false">ψ</mo>
                  <mn>0</mn>
                </msub>
              </mrow>
              <mo stretchy="false">)</mo>
            </mrow>
          </mrow>
          <mrow>
            <mi>q</mi>
            <mrow>
              <mo stretchy="false">(</mo>
              <mrow>
                <mo stretchy="false">θ</mo>
              </mrow>
              <mo stretchy="false">)</mo>
            </mrow>
          </mrow>
        </mfrac>
      </mrow>
      <mi>d</mi>
      <mo stretchy="false">θ</mo>
    </mrow>
    <annotation encoding="StarMath 5.0">max_q max_%psi min_{%psi_0} int q(%theta) log {{L(%theta, %psi, %psi_0)}over{q(%theta)}} d%theta 
</annotation>
  </semantics>
</math>
</file>

<file path=Object 59/content.xml><?xml version="1.0" encoding="utf-8"?>
<math xmlns="http://www.w3.org/1998/Math/MathML">
  <semantics>
    <mrow>
      <mi>H</mi>
      <mrow>
        <mrow>
          <mo stretchy="false">(</mo>
          <mrow>
            <mi>X</mi>
            <mi>,</mi>
            <mi>Y</mi>
          </mrow>
          <mo stretchy="false">)</mo>
        </mrow>
        <mo stretchy="false">−</mo>
        <mi>K</mi>
      </mrow>
      <mrow>
        <mo stretchy="false">(</mo>
        <mrow>
          <mi>Y</mi>
        </mrow>
        <mo stretchy="false">)</mo>
      </mrow>
    </mrow>
    <annotation encoding="StarMath 5.0">H(X,Y) - K(Y)</annotation>
  </semantics>
</math>
</file>

<file path=Object 6/content.xml><?xml version="1.0" encoding="utf-8"?>
<math xmlns="http://www.w3.org/1998/Math/MathML">
  <semantics>
    <mrow>
      <mrow>
        <msub>
          <mi>S</mi>
          <mo stretchy="false">θ</mo>
        </msub>
        <mo stretchy="false">=</mo>
        <mrow>
          <mo stretchy="false">{</mo>
          <mrow>
            <mo stretchy="false">θ</mo>
            <mi>,</mi>
            <msub>
              <mo stretchy="false">θ</mo>
              <mn>0</mn>
            </msub>
          </mrow>
          <mo stretchy="false">}</mo>
        </mrow>
      </mrow>
    </mrow>
    <annotation encoding="StarMath 5.0">S_%theta = lbrace %theta, %theta_0 rbrace</annotation>
  </semantics>
</math>
</file>

<file path=Object 60/content.xml><?xml version="1.0" encoding="utf-8"?>
<math xmlns="http://www.w3.org/1998/Math/MathML">
  <semantics>
    <mrow>
      <mi>H</mi>
      <mrow>
        <mrow>
          <mo stretchy="false">(</mo>
          <mrow>
            <mrow>
              <mi>X</mi>
              <mo stretchy="false">∣</mo>
              <mi>Y</mi>
            </mrow>
          </mrow>
          <mo stretchy="false">)</mo>
        </mrow>
        <mo stretchy="false">−</mo>
        <mi>D</mi>
      </mrow>
      <mrow>
        <mo stretchy="false">(</mo>
        <mrow>
          <mrow>
            <msub>
              <mi>p</mi>
              <mi>y</mi>
            </msub>
            <mo stretchy="false">∥</mo>
            <msubsup>
              <mi>p</mi>
              <mi>y</mi>
              <mi>g</mi>
            </msubsup>
          </mrow>
        </mrow>
        <mo stretchy="false">)</mo>
      </mrow>
    </mrow>
    <annotation encoding="StarMath 5.0">H(X divides Y) - D(p_y parallel p_y^g)</annotation>
  </semantics>
</math>
</file>

<file path=Object 61/content.xml><?xml version="1.0" encoding="utf-8"?>
<math xmlns="http://www.w3.org/1998/Math/MathML">
  <semantics>
    <mrow>
      <mi>H</mi>
      <mrow>
        <mrow>
          <mo stretchy="false">(</mo>
          <mrow>
            <mrow>
              <mi>X</mi>
              <mo stretchy="false">∣</mo>
              <mi>Y</mi>
            </mrow>
          </mrow>
          <mo stretchy="false">)</mo>
        </mrow>
        <mo stretchy="false">−</mo>
        <mi>D</mi>
      </mrow>
      <mrow>
        <mrow>
          <mo stretchy="false">(</mo>
          <mrow>
            <mrow>
              <msub>
                <mi>p</mi>
                <mi>y</mi>
              </msub>
              <mo stretchy="false">∥</mo>
              <msubsup>
                <mi>p</mi>
                <mi>y</mi>
                <mn>0</mn>
              </msubsup>
            </mrow>
          </mrow>
          <mo stretchy="false">)</mo>
        </mrow>
        <mo stretchy="false">+</mo>
        <mrow>
          <mfrac>
            <mi>N</mi>
            <mi>n</mi>
          </mfrac>
        </mrow>
      </mrow>
      <mi>D</mi>
      <mrow>
        <mo stretchy="false">(</mo>
        <mrow>
          <mrow>
            <msubsup>
              <mi>p</mi>
              <mi>y</mi>
              <mi>g</mi>
            </msubsup>
            <mo stretchy="false">∥</mo>
            <msubsup>
              <mi>p</mi>
              <mi>y</mi>
              <mn>0</mn>
            </msubsup>
          </mrow>
        </mrow>
        <mo stretchy="false">)</mo>
      </mrow>
    </mrow>
    <annotation encoding="StarMath 5.0">H(X divides Y) - D(p_y parallel p_y^0) + {N over n} D(p_y^g parallel p_y^0)</annotation>
  </semantics>
</math>
</file>

<file path=Object 62/content.xml><?xml version="1.0" encoding="utf-8"?>
<math xmlns="http://www.w3.org/1998/Math/MathML">
  <semantics>
    <mrow>
      <msubsup>
        <mi>p</mi>
        <mi>y</mi>
        <mn>0</mn>
      </msubsup>
    </mrow>
    <annotation encoding="StarMath 5.0">p_y^0</annotation>
  </semantics>
</math>
</file>

<file path=Object 63/content.xml><?xml version="1.0" encoding="utf-8"?>
<math xmlns="http://www.w3.org/1998/Math/MathML">
  <semantics>
    <mrow>
      <mrow>
        <mi>Y</mi>
        <mo stretchy="false">=</mo>
        <mi>X</mi>
      </mrow>
      <mrow>
        <mo stretchy="false">β</mo>
        <mo stretchy="false">+</mo>
        <mo stretchy="false">ε</mo>
      </mrow>
    </mrow>
    <annotation encoding="StarMath 5.0">Y = X%beta + %varepsilon</annotation>
  </semantics>
</math>
</file>

<file path=Object 64/content.xml><?xml version="1.0" encoding="utf-8"?>
<math xmlns="http://www.w3.org/1998/Math/MathML">
  <semantics>
    <mrow>
      <msup>
        <mi>A</mi>
        <mi>T</mi>
      </msup>
      <mrow>
        <mi>X</mi>
        <mo stretchy="false">=</mo>
        <mn>0</mn>
      </mrow>
    </mrow>
    <annotation encoding="StarMath 5.0">A^T X = 0</annotation>
  </semantics>
</math>
</file>

<file path=Object 65/content.xml><?xml version="1.0" encoding="utf-8"?>
<math xmlns="http://www.w3.org/1998/Math/MathML">
  <semantics>
    <mrow>
      <msup>
        <mi>A</mi>
        <mi>T</mi>
      </msup>
      <mrow>
        <mi>Y</mi>
        <mo stretchy="false">∼</mo>
        <mi>N</mi>
      </mrow>
      <mrow>
        <mo stretchy="false">(</mo>
        <mrow>
          <mn>0,</mn>
          <msup>
            <mo stretchy="false">σ</mo>
            <mn>2</mn>
          </msup>
          <msup>
            <mi>A</mi>
            <mi>T</mi>
          </msup>
          <mi>A</mi>
        </mrow>
        <mo stretchy="false">)</mo>
      </mrow>
    </mrow>
    <annotation encoding="StarMath 5.0">A^T Y sim N(0, %sigma^2 A^T A)</annotation>
  </semantics>
</math>
</file>

<file path=Object 66/content.xml><?xml version="1.0" encoding="utf-8"?>
<math xmlns="http://www.w3.org/1998/Math/MathML">
  <semantics>
    <mrow>
      <msup>
        <mi>A</mi>
        <mi>T</mi>
      </msup>
      <mi>Y</mi>
    </mrow>
    <annotation encoding="StarMath 5.0">A^T Y</annotation>
  </semantics>
</math>
</file>

<file path=Object 67/content.xml><?xml version="1.0" encoding="utf-8"?>
<math xmlns="http://www.w3.org/1998/Math/MathML">
  <semantics>
    <mrow>
      <mo stretchy="false">θ</mo>
    </mrow>
    <annotation encoding="StarMath 5.0">%theta</annotation>
  </semantics>
</math>
</file>

<file path=Object 68/content.xml><?xml version="1.0" encoding="utf-8"?>
<math xmlns="http://www.w3.org/1998/Math/MathML">
  <semantics>
    <mrow>
      <msub>
        <mi>p</mi>
        <mo stretchy="false">θ</mo>
      </msub>
      <mrow>
        <mo stretchy="false">(</mo>
        <mrow>
          <mi>x</mi>
          <mi>,</mi>
          <mi>y</mi>
        </mrow>
        <mo stretchy="false">)</mo>
      </mrow>
    </mrow>
    <annotation encoding="StarMath 5.0">p_%theta(x,y)</annotation>
  </semantics>
</math>
</file>

<file path=Object 69/content.xml><?xml version="1.0" encoding="utf-8"?>
<math xmlns="http://www.w3.org/1998/Math/MathML">
  <semantics>
    <mrow>
      <mo stretchy="false">θ</mo>
    </mrow>
    <annotation encoding="StarMath 5.0">%theta</annotation>
  </semantics>
</math>
</file>

<file path=Object 7/content.xml><?xml version="1.0" encoding="utf-8"?>
<math xmlns="http://www.w3.org/1998/Math/MathML">
  <semantics>
    <mrow>
      <mo stretchy="false">θ</mo>
    </mrow>
    <annotation encoding="StarMath 5.0">%theta</annotation>
  </semantics>
</math>
</file>

<file path=Object 70/content.xml><?xml version="1.0" encoding="utf-8"?>
<math xmlns="http://www.w3.org/1998/Math/MathML">
  <semantics>
    <mrow>
      <mo stretchy="false">θ</mo>
    </mrow>
    <annotation encoding="StarMath 5.0">%theta</annotation>
  </semantics>
</math>
</file>

<file path=Object 71/content.xml><?xml version="1.0" encoding="utf-8"?>
<math xmlns="http://www.w3.org/1998/Math/MathML">
  <semantics>
    <mrow>
      <msub>
        <mi>p</mi>
        <mo stretchy="false">θ</mo>
      </msub>
      <mrow>
        <mo stretchy="false">(</mo>
        <mrow>
          <mrow>
            <mi>x</mi>
            <mo stretchy="false">∣</mo>
            <mi>y</mi>
          </mrow>
        </mrow>
        <mo stretchy="false">)</mo>
      </mrow>
    </mrow>
    <annotation encoding="StarMath 5.0">p_%theta(x divides y)</annotation>
  </semantics>
</math>
</file>

<file path=Object 72/content.xml><?xml version="1.0" encoding="utf-8"?>
<math xmlns="http://www.w3.org/1998/Math/MathML">
  <semantics>
    <mrow>
      <mo stretchy="false">θ</mo>
    </mrow>
    <annotation encoding="StarMath 5.0">%theta</annotation>
  </semantics>
</math>
</file>

<file path=Object 73/content.xml><?xml version="1.0" encoding="utf-8"?>
<math xmlns="http://www.w3.org/1998/Math/MathML">
  <semantics>
    <mrow>
      <mo stretchy="false">θ</mo>
    </mrow>
    <annotation encoding="StarMath 5.0">%theta</annotation>
  </semantics>
</math>
</file>

<file path=Object 74/content.xml><?xml version="1.0" encoding="utf-8"?>
<math xmlns="http://www.w3.org/1998/Math/MathML">
  <semantics>
    <mrow>
      <mo stretchy="false">θ</mo>
    </mrow>
    <annotation encoding="StarMath 5.0">%theta</annotation>
  </semantics>
</math>
</file>

<file path=Object 75/content.xml><?xml version="1.0" encoding="utf-8"?>
<math xmlns="http://www.w3.org/1998/Math/MathML">
  <semantics>
    <mrow>
      <mo stretchy="false">θ</mo>
    </mrow>
    <annotation encoding="StarMath 5.0">%theta</annotation>
  </semantics>
</math>
</file>

<file path=Object 76/content.xml><?xml version="1.0" encoding="utf-8"?>
<math xmlns="http://www.w3.org/1998/Math/MathML">
  <semantics>
    <mrow>
      <mo stretchy="false">θ</mo>
    </mrow>
    <annotation encoding="StarMath 5.0">%theta</annotation>
  </semantics>
</math>
</file>

<file path=Object 77/content.xml><?xml version="1.0" encoding="utf-8"?>
<math xmlns="http://www.w3.org/1998/Math/MathML">
  <semantics>
    <mrow>
      <msub>
        <mi>p</mi>
        <mo stretchy="false">θ</mo>
      </msub>
      <mrow>
        <mrow>
          <mo stretchy="false">(</mo>
          <mrow>
            <mi>x</mi>
            <mi>,</mi>
            <mi>y</mi>
          </mrow>
          <mo stretchy="false">)</mo>
        </mrow>
        <mo stretchy="false">=</mo>
        <msub>
          <mi>p</mi>
          <mo stretchy="false">θ</mo>
        </msub>
      </mrow>
      <mrow>
        <mo stretchy="false">(</mo>
        <mrow>
          <mrow>
            <mi>x</mi>
            <mo stretchy="false">∣</mo>
            <mi>y</mi>
          </mrow>
        </mrow>
        <mo stretchy="false">)</mo>
      </mrow>
      <mi>f</mi>
      <mrow>
        <mo stretchy="false">(</mo>
        <mrow>
          <mi>y</mi>
        </mrow>
        <mo stretchy="false">)</mo>
      </mrow>
    </mrow>
    <annotation encoding="StarMath 5.0">p_%theta(x,y)=p_%theta(x divides y) f(y)</annotation>
  </semantics>
</math>
</file>

<file path=Object 78/content.xml><?xml version="1.0" encoding="utf-8"?>
<math xmlns="http://www.w3.org/1998/Math/MathML">
  <semantics>
    <mrow>
      <mrow>
        <mi>z</mi>
        <mo stretchy="false">=</mo>
        <mi>f</mi>
      </mrow>
      <mrow>
        <mo stretchy="false">(</mo>
        <mrow>
          <mi>y</mi>
          <mi>,</mi>
          <mi>x</mi>
        </mrow>
        <mo stretchy="false">)</mo>
      </mrow>
    </mrow>
    <annotation encoding="StarMath 5.0">z=f(y,x)</annotation>
  </semantics>
</math>
</file>

<file path=Object 79/content.xml><?xml version="1.0" encoding="utf-8"?>
<math xmlns="http://www.w3.org/1998/Math/MathML">
  <semantics>
    <mrow>
      <mo stretchy="false">θ</mo>
    </mrow>
    <annotation encoding="StarMath 5.0">%theta</annotation>
  </semantics>
</math>
</file>

<file path=Object 8/content.xml><?xml version="1.0" encoding="utf-8"?>
<math xmlns="http://www.w3.org/1998/Math/MathML">
  <semantics>
    <mrow>
      <mo stretchy="false">θ</mo>
    </mrow>
    <annotation encoding="StarMath 5.0">%theta</annotation>
  </semantics>
</math>
</file>

<file path=Object 80/content.xml><?xml version="1.0" encoding="utf-8"?>
<math xmlns="http://www.w3.org/1998/Math/MathML">
  <semantics>
    <mrow>
      <mi>p</mi>
      <mrow>
        <mrow>
          <mo stretchy="false">(</mo>
          <mrow>
            <mrow>
              <mi>x</mi>
              <mo stretchy="false">∣</mo>
              <mi>y</mi>
            </mrow>
          </mrow>
          <mo stretchy="false">)</mo>
        </mrow>
        <mo stretchy="false">∝</mo>
        <mfrac>
          <mrow>
            <msub>
              <mi mathvariant="italic">max</mi>
              <mo stretchy="false">θ</mo>
            </msub>
            <mrow>
              <msub>
                <mi>p</mi>
                <mo stretchy="false">θ</mo>
              </msub>
              <mrow>
                <mo stretchy="false">(</mo>
                <mrow>
                  <mi>z</mi>
                  <mi>,</mi>
                  <mi>x</mi>
                </mrow>
                <mo stretchy="false">)</mo>
              </mrow>
            </mrow>
          </mrow>
          <mrow>
            <msub>
              <mi mathvariant="italic">max</mi>
              <mo stretchy="false">θ</mo>
            </msub>
            <mrow>
              <msub>
                <mo stretchy="false">π</mo>
                <mo stretchy="false">θ</mo>
              </msub>
              <mrow>
                <mo stretchy="false">(</mo>
                <mrow>
                  <mi>z</mi>
                </mrow>
                <mo stretchy="false">)</mo>
              </mrow>
            </mrow>
          </mrow>
        </mfrac>
      </mrow>
    </mrow>
    <annotation encoding="StarMath 5.0">p(x divides y) prop {max_%theta{p_%theta(z , x)}} over {max_%theta {%pi_%theta(z)}}</annotation>
  </semantics>
</math>
</file>

<file path=Object 81/content.xml><?xml version="1.0" encoding="utf-8"?>
<math xmlns="http://www.w3.org/1998/Math/MathML">
  <semantics>
    <mrow>
      <mo stretchy="false">θ</mo>
    </mrow>
    <annotation encoding="StarMath 5.0">%theta</annotation>
  </semantics>
</math>
</file>

<file path=Object 82/content.xml><?xml version="1.0" encoding="utf-8"?>
<math xmlns="http://www.w3.org/1998/Math/MathML">
  <semantics>
    <mrow>
      <mo stretchy="false">θ</mo>
    </mrow>
    <annotation encoding="StarMath 5.0">%theta</annotation>
  </semantics>
</math>
</file>

<file path=Object 83/content.xml><?xml version="1.0" encoding="utf-8"?>
<math xmlns="http://www.w3.org/1998/Math/MathML">
  <semantics>
    <mrow>
      <mo stretchy="false">θ</mo>
    </mrow>
    <annotation encoding="StarMath 5.0">%theta</annotation>
  </semantics>
</math>
</file>

<file path=Object 84/content.xml><?xml version="1.0" encoding="utf-8"?>
<math xmlns="http://www.w3.org/1998/Math/MathML">
  <semantics>
    <mrow>
      <mo stretchy="false">θ</mo>
    </mrow>
    <annotation encoding="StarMath 5.0">%theta</annotation>
  </semantics>
</math>
</file>

<file path=Object 85/content.xml><?xml version="1.0" encoding="utf-8"?>
<math xmlns="http://www.w3.org/1998/Math/MathML">
  <semantics>
    <mrow>
      <msub>
        <mi>w</mi>
        <mi>i</mi>
      </msub>
      <mrow>
        <mo stretchy="false">(</mo>
        <mrow>
          <mi>x</mi>
        </mrow>
        <mo stretchy="false">)</mo>
      </mrow>
    </mrow>
    <annotation encoding="StarMath 5.0">w_i(x)</annotation>
  </semantics>
</math>
</file>

<file path=Object 86/content.xml><?xml version="1.0" encoding="utf-8"?>
<math xmlns="http://www.w3.org/1998/Math/MathML">
  <semantics>
    <mrow>
      <msub>
        <mi mathvariant="italic">max</mi>
        <mi>w</mi>
      </msub>
      <mrow>
        <msub>
          <mo stretchy="false">∑</mo>
          <mrow>
            <mi>i</mi>
            <mi>,</mi>
            <mi>k</mi>
          </mrow>
        </msub>
        <msub>
          <mi>w</mi>
          <mi>i</mi>
        </msub>
      </mrow>
      <mrow>
        <mo stretchy="false">(</mo>
        <mrow>
          <msub>
            <mi>x</mi>
            <mi>k</mi>
          </msub>
        </mrow>
        <mo stretchy="false">)</mo>
      </mrow>
      <mi>log</mi>
      <mrow>
        <mfrac>
          <mrow>
            <mover accent="true">
              <mrow>
                <mi>p</mi>
              </mrow>
              <mo stretchy="false">̂</mo>
            </mover>
            <mrow>
              <mo stretchy="false">(</mo>
              <mrow>
                <msub>
                  <mi>f</mi>
                  <mrow>
                    <mi mathvariant="italic">ik</mi>
                  </mrow>
                </msub>
                <mi>,</mi>
                <msub>
                  <mi>x</mi>
                  <mi>k</mi>
                </msub>
              </mrow>
              <mo stretchy="false">)</mo>
            </mrow>
          </mrow>
          <mrow>
            <mover accent="true">
              <mrow>
                <mo stretchy="false">π</mo>
              </mrow>
              <mo stretchy="false">̂</mo>
            </mover>
            <mrow>
              <mo stretchy="false">(</mo>
              <mrow>
                <msub>
                  <mi>f</mi>
                  <mrow>
                    <mi mathvariant="italic">ik</mi>
                  </mrow>
                </msub>
              </mrow>
              <mo stretchy="false">)</mo>
            </mrow>
          </mrow>
        </mfrac>
      </mrow>
    </mrow>
    <annotation encoding="StarMath 5.0">max_w sum_{i,k} 
w_i(x_k) log {{hat{p}(f_{ik} , x_k)} over {hat{%pi}(f_{ik})}}</annotation>
  </semantics>
</math>
</file>

<file path=Object 87/content.xml><?xml version="1.0" encoding="utf-8"?>
<math xmlns="http://www.w3.org/1998/Math/MathML">
  <semantics>
    <mrow>
      <msub>
        <mi mathvariant="italic">max</mi>
        <mo stretchy="false">θ</mo>
      </msub>
      <mrow>
        <msub>
          <mo stretchy="false">∑</mo>
          <mi>k</mi>
        </msub>
        <mi>log</mi>
      </mrow>
      <msub>
        <mi>p</mi>
        <mo stretchy="false">θ</mo>
      </msub>
      <mrow>
        <mo stretchy="false">(</mo>
        <mrow>
          <msub>
            <mi>f</mi>
            <mrow>
              <mi mathvariant="italic">ik</mi>
            </mrow>
          </msub>
          <mi>,</mi>
          <msub>
            <mi>x</mi>
            <mi>k</mi>
          </msub>
        </mrow>
        <mo stretchy="false">)</mo>
      </mrow>
    </mrow>
    <annotation encoding="StarMath 5.0">max_%theta sum_k log p_%theta(f_{ik} , x_k)</annotation>
  </semantics>
</math>
</file>

<file path=Object 88/content.xml><?xml version="1.0" encoding="utf-8"?>
<math xmlns="http://www.w3.org/1998/Math/MathML">
  <semantics>
    <mrow>
      <msub>
        <mi>p</mi>
        <mo stretchy="false">θ</mo>
      </msub>
      <mrow>
        <mo stretchy="false">(</mo>
        <mrow>
          <msub>
            <mi>f</mi>
            <mi>i</mi>
          </msub>
        </mrow>
        <mo stretchy="false">)</mo>
      </mrow>
    </mrow>
    <annotation encoding="StarMath 5.0">p_%theta(f_i)</annotation>
  </semantics>
</math>
</file>

<file path=Object 89/content.xml><?xml version="1.0" encoding="utf-8"?>
<math xmlns="http://www.w3.org/1998/Math/MathML">
  <semantics>
    <mrow>
      <msub>
        <mi>p</mi>
        <mo stretchy="false">θ</mo>
      </msub>
      <mrow>
        <mo stretchy="false">(</mo>
        <mrow>
          <mi>x</mi>
          <mi>,</mi>
          <msub>
            <mi>f</mi>
            <mi>i</mi>
          </msub>
        </mrow>
        <mo stretchy="false">)</mo>
      </mrow>
    </mrow>
    <annotation encoding="StarMath 5.0">p_%theta(x,f_i)</annotation>
  </semantics>
</math>
</file>

<file path=Object 9/content.xml><?xml version="1.0" encoding="utf-8"?>
<math xmlns="http://www.w3.org/1998/Math/MathML">
  <semantics>
    <mrow>
      <mo stretchy="false">λ</mo>
      <mrow>
        <mrow>
          <mo stretchy="false">(</mo>
          <mrow>
            <mo stretchy="false">θ</mo>
          </mrow>
          <mo stretchy="false">)</mo>
        </mrow>
        <mo stretchy="false">=</mo>
        <msub>
          <mi>L</mi>
          <mo stretchy="false">θ</mo>
        </msub>
      </mrow>
      <mrow>
        <mrow>
          <mo stretchy="false">(</mo>
          <mrow>
            <mo stretchy="false">θ</mo>
          </mrow>
          <mo stretchy="false">)</mo>
        </mrow>
        <mo stretchy="false">/</mo>
        <msub>
          <mi>L</mi>
          <mo stretchy="false">θ</mo>
        </msub>
      </mrow>
      <mrow>
        <mo stretchy="false">(</mo>
        <mrow>
          <msub>
            <mo stretchy="false">θ</mo>
            <mn>0</mn>
          </msub>
        </mrow>
        <mo stretchy="false">)</mo>
      </mrow>
    </mrow>
    <annotation encoding="StarMath 5.0">%lambda(%theta) = L_%theta(%theta) / L_%theta(%theta_0) </annotation>
  </semantics>
</math>
</file>

<file path=Object 90/content.xml><?xml version="1.0" encoding="utf-8"?>
<math xmlns="http://www.w3.org/1998/Math/MathML">
  <semantics>
    <mrow>
      <mrow>
        <msub>
          <mi>f</mi>
          <mi>i</mi>
        </msub>
        <mo stretchy="false">=</mo>
        <msub>
          <mi>f</mi>
          <mi>i</mi>
        </msub>
      </mrow>
      <mrow>
        <mo stretchy="false">(</mo>
        <mrow>
          <mi>y</mi>
        </mrow>
        <mo stretchy="false">)</mo>
      </mrow>
    </mrow>
    <annotation encoding="StarMath 5.0">f_i = f_i(y)</annotation>
  </semantics>
</math>
</file>

<file path=Object 91/content.xml><?xml version="1.0" encoding="utf-8"?>
<math xmlns="http://www.w3.org/1998/Math/MathML">
  <semantics>
    <mrow>
      <mover accent="true">
        <mrow>
          <mi>p</mi>
        </mrow>
        <mo stretchy="false">̂</mo>
      </mover>
      <mrow>
        <mo stretchy="false">(</mo>
        <mrow>
          <mi>x</mi>
          <mi>,</mi>
          <msub>
            <mi>f</mi>
            <mi>i</mi>
          </msub>
        </mrow>
        <mo stretchy="false">)</mo>
      </mrow>
    </mrow>
    <annotation encoding="StarMath 5.0">hat{p}(x , f_i)</annotation>
  </semantics>
</math>
</file>

<file path=Object 92/content.xml><?xml version="1.0" encoding="utf-8"?>
<math xmlns="http://www.w3.org/1998/Math/MathML">
  <semantics>
    <mrow>
      <mrow>
        <mo stretchy="false">(</mo>
        <mrow>
          <mi>x</mi>
          <mi>,</mi>
          <mo stretchy="false">θ</mo>
        </mrow>
        <mo stretchy="false">)</mo>
      </mrow>
    </mrow>
    <annotation encoding="StarMath 5.0">(x, %theta)</annotation>
  </semantics>
</math>
</file>

<file path=Object 93/content.xml><?xml version="1.0" encoding="utf-8"?>
<math xmlns="http://www.w3.org/1998/Math/MathML">
  <semantics>
    <mrow>
      <mi>p</mi>
      <mrow>
        <mrow>
          <mo stretchy="false">(</mo>
          <mrow>
            <mrow>
              <mo stretchy="false">θ</mo>
              <mo stretchy="false">∣</mo>
              <mi>z</mi>
            </mrow>
          </mrow>
          <mo stretchy="false">)</mo>
        </mrow>
        <mo stretchy="false">≈</mo>
        <mi>p</mi>
      </mrow>
      <mrow>
        <mo stretchy="false">(</mo>
        <mrow>
          <mrow>
            <mo stretchy="false">θ</mo>
            <mo stretchy="false">∣</mo>
            <mi>y</mi>
          </mrow>
        </mrow>
        <mo stretchy="false">)</mo>
      </mrow>
    </mrow>
    <annotation encoding="StarMath 5.0">p( %theta divides z ) approx p ( %theta divides y )</annotation>
  </semantics>
</math>
</file>

<file path=Object 94/content.xml><?xml version="1.0" encoding="utf-8"?>
<math xmlns="http://www.w3.org/1998/Math/MathML">
  <semantics>
    <mrow>
      <mi>p</mi>
      <mrow>
        <mrow>
          <mo stretchy="false">(</mo>
          <mrow>
            <mi>x</mi>
            <mi>,</mi>
            <mrow>
              <mo stretchy="false">θ</mo>
              <mo stretchy="false">∣</mo>
              <mi>y</mi>
            </mrow>
          </mrow>
          <mo stretchy="false">)</mo>
        </mrow>
        <mo stretchy="false">=</mo>
        <mi>p</mi>
      </mrow>
      <mrow>
        <mo stretchy="false">(</mo>
        <mrow>
          <mrow>
            <mi>x</mi>
            <mo stretchy="false">∣</mo>
            <mi>z</mi>
          </mrow>
          <mi>,</mi>
          <mo stretchy="false">θ</mo>
        </mrow>
        <mo stretchy="false">)</mo>
      </mrow>
      <mi>p</mi>
      <mrow>
        <mo stretchy="false">(</mo>
        <mrow>
          <mrow>
            <mo stretchy="false">θ</mo>
            <mo stretchy="false">∣</mo>
            <mi>y</mi>
          </mrow>
        </mrow>
        <mo stretchy="false">)</mo>
      </mrow>
    </mrow>
    <annotation encoding="StarMath 5.0">p(x , %theta divides y) = p(x divides z , %theta) p(%theta divides y)</annotation>
  </semantics>
</math>
</file>

<file path=Object 95/content.xml><?xml version="1.0" encoding="utf-8"?>
<math xmlns="http://www.w3.org/1998/Math/MathML">
  <semantics>
    <mrow>
      <msub>
        <mi>p</mi>
        <mo stretchy="false">θ</mo>
      </msub>
      <mrow>
        <mrow>
          <mo stretchy="false">(</mo>
          <mrow>
            <mrow>
              <mi>x</mi>
              <mo stretchy="false">∣</mo>
              <mi>y</mi>
            </mrow>
          </mrow>
          <mo stretchy="false">)</mo>
        </mrow>
        <mo stretchy="false">=</mo>
        <msub>
          <mi>p</mi>
          <mo stretchy="false">θ</mo>
        </msub>
      </mrow>
      <mrow>
        <mo stretchy="false">(</mo>
        <mrow>
          <mrow>
            <mi>x</mi>
            <mo stretchy="false">∣</mo>
            <mi>z</mi>
          </mrow>
        </mrow>
        <mo stretchy="false">)</mo>
      </mrow>
    </mrow>
    <annotation encoding="StarMath 5.0">p_%theta(x divides y) = p_%theta(x divides z) </annotation>
  </semantics>
</math>
</file>

<file path=Object 96/content.xml><?xml version="1.0" encoding="utf-8"?>
<math xmlns="http://www.w3.org/1998/Math/MathML">
  <semantics>
    <mrow>
      <mrow>
        <mrow>
          <mfrac>
            <mrow>
              <msub>
                <mi>p</mi>
                <mo stretchy="false">θ</mo>
              </msub>
              <mrow>
                <mo stretchy="false">(</mo>
                <mrow>
                  <mi>x</mi>
                  <mi>,</mi>
                  <mi>y</mi>
                </mrow>
                <mo stretchy="false">)</mo>
              </mrow>
            </mrow>
            <mrow>
              <msub>
                <mi>p</mi>
                <mo stretchy="false">θ</mo>
              </msub>
              <mrow>
                <mo stretchy="false">(</mo>
                <mrow>
                  <mi>y</mi>
                </mrow>
                <mo stretchy="false">)</mo>
              </mrow>
            </mrow>
          </mfrac>
        </mrow>
        <mo stretchy="false">=</mo>
        <mrow>
          <mfrac>
            <mrow>
              <msub>
                <mi>p</mi>
                <mo stretchy="false">θ</mo>
              </msub>
              <mrow>
                <mo stretchy="false">(</mo>
                <mrow>
                  <mi>x</mi>
                  <mi>,</mi>
                  <mi>z</mi>
                </mrow>
                <mo stretchy="false">)</mo>
              </mrow>
            </mrow>
            <mrow>
              <msub>
                <mi>p</mi>
                <mo stretchy="false">θ</mo>
              </msub>
              <mrow>
                <mo stretchy="false">(</mo>
                <mrow>
                  <mi>z</mi>
                </mrow>
                <mo stretchy="false">)</mo>
              </mrow>
            </mrow>
          </mfrac>
        </mrow>
      </mrow>
    </mrow>
    <annotation encoding="StarMath 5.0">{{p_%theta(x, y)} over {p_%theta(y)}} 
=
{{p_%theta(x, z)} over {p_%theta(z)}}
</annotation>
  </semantics>
</math>
</file>

<file path=Object 98/content.xml><?xml version="1.0" encoding="utf-8"?>
<math xmlns="http://www.w3.org/1998/Math/MathML">
  <semantics>
    <mrow>
      <mrow>
        <mi>S</mi>
        <mo stretchy="false">=</mo>
        <mi>f</mi>
      </mrow>
      <mrow>
        <mo stretchy="false">(</mo>
        <mrow>
          <mi>E</mi>
        </mrow>
        <mo stretchy="false">)</mo>
      </mrow>
    </mrow>
    <annotation encoding="StarMath 5.0">S = f(E)</annotation>
  </semantics>
</math>
</file>

<file path=Object 99/content.xml><?xml version="1.0" encoding="utf-8"?>
<math xmlns="http://www.w3.org/1998/Math/MathML">
  <semantics>
    <mrow>
      <msub>
        <mi>p</mi>
        <mo stretchy="false">θ</mo>
      </msub>
      <mrow>
        <mo stretchy="false">(</mo>
        <mrow>
          <mi>x</mi>
          <mi>,</mi>
          <mi>y</mi>
        </mrow>
        <mo stretchy="false">)</mo>
      </mrow>
    </mrow>
    <annotation encoding="StarMath 5.0">p_%theta(x,y)</annotation>
  </semantics>
</math>
</file>